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39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64.08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8.19mm"/>
    </style:style>
    <style:style style:name="co9" style:family="table-column">
      <style:table-column-properties fo:break-before="auto" style:column-width="27.08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6.53mm"/>
    </style:style>
    <style:style style:name="co12" style:family="table-column">
      <style:table-column-properties fo:break-before="auto" style:column-width="26.81mm"/>
    </style:style>
    <style:style style:name="co13" style:family="table-column">
      <style:table-column-properties fo:break-before="auto" style:column-width="28.7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/>
    </style:style>
    <style:style style:name="ce6" style:family="table-cell" style:parent-style-name="Default" style:data-style-name="N2"/>
    <style:style style:name="ce7" style:family="table-cell" style:parent-style-name="Default" style:data-style-name="N110"/>
    <style:style style:name="ce8" style:family="table-cell" style:parent-style-name="Default" style:data-style-name="N11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ustage Detektorarm" table:style-name="ta1">
        <table:shapes>
          <draw:frame draw:z-index="0" draw:style-name="gr1" draw:text-style-name="P1" svg:width="159.99mm" svg:height="89.99mm" svg:x="146.64mm" svg:y="12.44mm">
            <draw:object draw:notify-on-update-of-ranges="'Justage Detektorarm'.A4:'Justage Detektorarm'.A13 'Justage Detektorarm'.B4:'Justage Detektorarm'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erflächenplasmonen Daten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inkel +- 5 Bogenminuten</text:p>
          </table:table-cell>
          <table:table-cell table:style-name="ce1" office:value-type="string" calcext:value-type="string">
            <text:p>Intensität /V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.91" calcext:value-type="float">
            <text:p>0,91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2.66" calcext:value-type="float">
            <text:p>182,66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float" office:value="182.33" calcext:value-type="float">
            <text:p>182,33</text:p>
          </table:table-cell>
          <table:table-cell office:value-type="float" office:value="2.36" calcext:value-type="float">
            <text:p>2,36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.13" calcext:value-type="float">
            <text:p>3,13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1.66" calcext:value-type="float">
            <text:p>181,66</text:p>
          </table:table-cell>
          <table:table-cell office:value-type="float" office:value="3.1" calcext:value-type="float">
            <text:p>3,1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1.33" calcext:value-type="float">
            <text:p>181,33</text:p>
          </table:table-cell>
          <table:table-cell office:value-type="float" office:value="2.23" calcext:value-type="float">
            <text:p>2,23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.56" calcext:value-type="float">
            <text:p>1,56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0.66" calcext:value-type="float">
            <text:p>18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float" office:value="180.33" calcext:value-type="float">
            <text:p>180,33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float" office:value="181.8" calcext:value-type="float">
            <text:p>181,8</text:p>
          </table:table-cell>
          <table:table-cell office:value-type="float" office:value="3.19" calcext:value-type="float">
            <text:p>3,19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float" office:value="183.33" calcext:value-type="float">
            <text:p>183,33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float" office:value="183.66" calcext:value-type="float">
            <text:p>183,66</text:p>
          </table:table-cell>
          <table:table-cell table:number-columns-repeated="2" office:value-type="float" office:value="0.02" calcext:value-type="float">
            <text:p>0,02</text:p>
          </table:table-cell>
        </table:table-row>
      </table:table>
      <table:table table:name="Polarisation" table:style-name="ta1">
        <table:shapes>
          <draw:frame draw:z-index="0" draw:style-name="gr1" draw:text-style-name="P1" svg:width="159.99mm" svg:height="89.99mm" svg:x="118.27mm" svg:y="117.01mm">
            <draw:object draw:notify-on-update-of-ranges="Polarisation.A32:Polarisation.A42 Polarisation.B32:Polarisation.B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18.27mm" svg:y="175.71mm">
            <draw:object draw:notify-on-update-of-ranges="Polarisation.A45:Polarisation.A55 Polarisation.B45:Polarisation.B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08mm" svg:height="90.05mm" svg:x="171.49mm" svg:y="66.15mm">
            <draw:object draw:notify-on-update-of-ranges="Polarisation.A3:Polarisation.A13 Polarisation.C3:Polarisation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offset</text:p>
          </table:table-cell>
          <table:table-cell office:value-type="float" office:value="-0.0036" calcext:value-type="float">
            <text:p>-0,0036</text:p>
          </table:table-cell>
          <table:table-cell office:value-type="string" calcext:value-type="string">
            <text:p>max Intensität</text:p>
          </table:table-cell>
          <table:table-cell office:value-type="float" office:value="0.1722" calcext:value-type="float">
            <text:p>0,1722</text:p>
          </table:table-cell>
          <table:table-cell office:value-type="string" calcext:value-type="string">
            <text:p>Bei 1 Grad</text:p>
          </table:table-cell>
        </table:table-row>
        <table:table-row table:style-name="ro1">
          <table:table-cell table:style-name="ce1" office:value-type="string" calcext:value-type="string">
            <text:p>Winkel +- 1</text:p>
          </table:table-cell>
          <table:table-cell table:style-name="ce1" office:value-type="string" calcext:value-type="string">
            <text:p>Spannung +-0.0002</text:p>
          </table:table-cell>
          <table:table-cell office:value-type="string" calcext:value-type="string">
            <text:p>korrigiert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176" calcext:value-type="float">
            <text:p>0,0176</text:p>
          </table:table-cell>
          <table:table-cell table:formula="of:=[.B3]-[.$B$1]" office:value-type="float" office:value="0.0212" calcext:value-type="float">
            <text:p>0,0212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0087" calcext:value-type="float">
            <text:p>0,0087</text:p>
          </table:table-cell>
          <table:table-cell table:formula="of:=[.B4]-[.$B$1]" office:value-type="float" office:value="0.0123" calcext:value-type="float">
            <text:p>0,0123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19" calcext:value-type="float">
            <text:p>0,0019</text:p>
          </table:table-cell>
          <table:table-cell table:formula="of:=[.B5]-[.$B$1]" office:value-type="float" office:value="0.0055" calcext:value-type="float">
            <text:p>0,0055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-0.0022" calcext:value-type="float">
            <text:p>-0,0022</text:p>
          </table:table-cell>
          <table:table-cell table:formula="of:=[.B6]-[.$B$1]" office:value-type="float" office:value="0.0014" calcext:value-type="float">
            <text:p>0,0014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0.0033" calcext:value-type="float">
            <text:p>-0,0033</text:p>
          </table:table-cell>
          <table:table-cell table:formula="of:=[.B7]-[.$B$1]" office:value-type="float" office:value="0.0003" calcext:value-type="float">
            <text:p>0,0003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0012" calcext:value-type="float">
            <text:p>-0,0012</text:p>
          </table:table-cell>
          <table:table-cell table:formula="of:=[.B8]-[.$B$1]" office:value-type="float" office:value="0.0024" calcext:value-type="float">
            <text:p>0,0024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36" calcext:value-type="float">
            <text:p>0,0036</text:p>
          </table:table-cell>
          <table:table-cell table:formula="of:=[.B9]-[.$B$1]" office:value-type="float" office:value="0.0072" calcext:value-type="float">
            <text:p>0,0072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117" calcext:value-type="float">
            <text:p>0,0117</text:p>
          </table:table-cell>
          <table:table-cell table:formula="of:=[.B10]-[.$B$1]" office:value-type="float" office:value="0.0153" calcext:value-type="float">
            <text:p>0,0153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214" calcext:value-type="float">
            <text:p>0,0214</text:p>
          </table:table-cell>
          <table:table-cell table:formula="of:=[.B11]-[.$B$1]" office:value-type="float" office:value="0.025" calcext:value-type="float">
            <text:p>0,025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-0.0028" calcext:value-type="float">
            <text:p>-0,0028</text:p>
          </table:table-cell>
          <table:table-cell table:formula="of:=[.B12]-[.$B$1]" office:value-type="float" office:value="0.0008" calcext:value-type="float">
            <text:p>0,0008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-0.0032" calcext:value-type="float">
            <text:p>-0,0032</text:p>
          </table:table-cell>
          <table:table-cell table:formula="of:=[.B13]-[.$B$1]" office:value-type="float" office:value="0.0004" calcext:value-type="float">
            <text:p>0,0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chattungsdreieick</text:p>
          </table:table-cell>
          <table:table-cell office:value-type="string" calcext:value-type="string">
            <text:p>daten fals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kel +- 1/50</text:p>
          </table:table-cell>
          <table:table-cell office:value-type="string" calcext:value-type="string">
            <text:p>Spannung +-</text:p>
          </table:table-cell>
          <table:table-cell table:number-columns-repeated="3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.739" calcext:value-type="float">
            <text:p>1,739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2">
          <table:table-cell office:value-type="float" office:value="-2.5" calcext:value-type="float">
            <text:p>-2,5</text:p>
          </table:table-cell>
          <table:table-cell office:value-type="float" office:value="1.719" calcext:value-type="float">
            <text:p>1,719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1.698" calcext:value-type="float">
            <text:p>1,698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2">
          <table:table-cell office:value-type="float" office:value="-1.5" calcext:value-type="float">
            <text:p>-1,5</text:p>
          </table:table-cell>
          <table:table-cell office:value-type="float" office:value="1.678" calcext:value-type="float">
            <text:p>1,678</text:p>
          </table:table-cell>
          <table:table-cell table:number-columns-repeated="3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.658" calcext:value-type="float">
            <text:p>1,658</text:p>
          </table:table-cell>
          <table:table-cell table:number-columns-repeated="3"/>
        </table:table-row>
        <table:table-row table:style-name="ro2">
          <table:table-cell office:value-type="float" office:value="-0.5" calcext:value-type="float">
            <text:p>-0,5</text:p>
          </table:table-cell>
          <table:table-cell office:value-type="float" office:value="1.638" calcext:value-type="float">
            <text:p>1,63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617" calcext:value-type="float">
            <text:p>1,617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.597" calcext:value-type="float">
            <text:p>1,5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74" calcext:value-type="float">
            <text:p>1,574</text:p>
          </table:table-cell>
          <table:table-cell table:number-columns-repeated="3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.554" calcext:value-type="float">
            <text:p>1,5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  <table:table-cell table:number-columns-repeated="3"/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1.507" calcext:value-type="float">
            <text:p>1,50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486" calcext:value-type="float">
            <text:p>1,486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daten</text:p>
          </table:table-cell>
          <table:table-cell table:number-columns-repeated="4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49" calcext:value-type="float">
            <text:p>0,49</text:p>
          </table:table-cell>
          <table:table-cell table:number-columns-repeated="3"/>
        </table:table-row>
        <table:table-row table:style-name="ro2">
          <table:table-cell office:value-type="float" office:value="-2.4" calcext:value-type="float">
            <text:p>-2,4</text:p>
          </table:table-cell>
          <table:table-cell office:value-type="float" office:value="0.73" calcext:value-type="float">
            <text:p>0,73</text:p>
          </table:table-cell>
          <table:table-cell table:number-columns-repeated="3"/>
        </table:table-row>
        <table:table-row table:style-name="ro2">
          <table:table-cell office:value-type="float" office:value="-1.8" calcext:value-type="float">
            <text:p>-1,8</text:p>
          </table:table-cell>
          <table:table-cell office:value-type="float" office:value="0.97" calcext:value-type="float">
            <text:p>0,97</text:p>
          </table:table-cell>
          <table:table-cell table:number-columns-repeated="3"/>
        </table:table-row>
        <table:table-row table:style-name="ro2">
          <table:table-cell office:value-type="float" office:value="-1.2" calcext:value-type="float">
            <text:p>-1,2</text:p>
          </table:table-cell>
          <table:table-cell office:value-type="float" office:value="1.22" calcext:value-type="float">
            <text:p>1,22</text:p>
          </table:table-cell>
          <table:table-cell table:number-columns-repeated="3"/>
        </table:table-row>
        <table:table-row table:style-name="ro2">
          <table:table-cell office:value-type="float" office:value="-0.6" calcext:value-type="float">
            <text:p>-0,6</text:p>
          </table:table-cell>
          <table:table-cell office:value-type="float" office:value="1.47" calcext:value-type="float">
            <text:p>1,47</text:p>
          </table:table-cell>
          <table:table-cell table:number-columns-repeated="3"/>
        </table:table-row>
        <table:table-row table:style-name="ro2">
          <table:table-cell office:value-type="float" office:value="4.44089209850063E-016" calcext:value-type="float">
            <text:p>4,44089209850063E-016</text:p>
          </table:table-cell>
          <table:table-cell office:value-type="float" office:value="1.74" calcext:value-type="float">
            <text:p>1,74</text:p>
          </table:table-cell>
          <table:table-cell table:number-columns-repeated="3"/>
        </table:table-row>
        <table:table-row table:style-name="ro2">
          <table:table-cell office:value-type="float" office:value="0.600000000000001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2.06" calcext:value-type="float">
            <text:p>2,06</text:p>
          </table:table-cell>
          <table:table-cell table:number-columns-repeated="3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1.53" calcext:value-type="float">
            <text:p>1,53</text:p>
          </table:table-cell>
          <table:table-cell table:number-columns-repeated="3"/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1.22" calcext:value-type="float">
            <text:p>1,2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n</text:p>
          </table:table-cell>
          <table:table-cell office:value-type="string" calcext:value-type="string">
            <text:p>ende</text:p>
          </table:table-cell>
          <table:table-cell table:number-columns-repeated="3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2">
          <table:table-cell office:value-type="float" office:value="-2.4" calcext:value-type="float">
            <text:p>-2,4</text:p>
          </table:table-cell>
          <table:table-cell office:value-type="float" office:value="0.23" calcext:value-type="float">
            <text:p>0,23</text:p>
          </table:table-cell>
          <table:table-cell table:number-columns-repeated="3"/>
        </table:table-row>
        <table:table-row table:style-name="ro2">
          <table:table-cell office:value-type="float" office:value="-1.8" calcext:value-type="float">
            <text:p>-1,8</text:p>
          </table:table-cell>
          <table:table-cell office:value-type="float" office:value="0.47" calcext:value-type="float">
            <text:p>0,47</text:p>
          </table:table-cell>
          <table:table-cell table:number-columns-repeated="3"/>
        </table:table-row>
        <table:table-row table:style-name="ro2">
          <table:table-cell office:value-type="float" office:value="-1.2" calcext:value-type="float">
            <text:p>-1,2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2">
          <table:table-cell office:value-type="float" office:value="-0.6" calcext:value-type="float">
            <text:p>-0,6</text:p>
          </table:table-cell>
          <table:table-cell office:value-type="float" office:value="0.95" calcext:value-type="float">
            <text:p>0,95</text:p>
          </table:table-cell>
          <table:table-cell table:number-columns-repeated="3"/>
        </table:table-row>
        <table:table-row table:style-name="ro2">
          <table:table-cell office:value-type="float" office:value="4.44089209850063E-016" calcext:value-type="float">
            <text:p>4,44089209850063E-016</text:p>
          </table:table-cell>
          <table:table-cell office:value-type="float" office:value="1.21" calcext:value-type="float">
            <text:p>1,21</text:p>
          </table:table-cell>
          <table:table-cell table:number-columns-repeated="3"/>
        </table:table-row>
        <table:table-row table:style-name="ro2">
          <table:table-cell office:value-type="float" office:value="0.600000000000001" calcext:value-type="float">
            <text:p>0,6</text:p>
          </table:table-cell>
          <table:table-cell office:value-type="float" office:value="1.46" calcext:value-type="float">
            <text:p>1,46</text:p>
          </table:table-cell>
          <table:table-cell table:number-columns-repeated="3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table:number-columns-repeated="3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table:number-columns-repeated="3"/>
        </table:table-row>
      </table:table>
      <table:table table:name="Reflexionsmessung" table:style-name="ta1">
        <table:shapes>
          <draw:frame draw:z-index="0" draw:style-name="gr1" draw:text-style-name="P1" svg:width="160.1mm" svg:height="90.03mm" svg:x="370.89mm" svg:y="1.5mm">
            <draw:object draw:notify-on-update-of-ranges="Reflexionsmessung.J3:Reflexionsmessung.J12 Reflexionsmessung.K3:Reflexionsmessung.K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83mm" svg:height="90.03mm" svg:x="294.38mm" svg:y="104.34mm">
            <draw:object draw:notify-on-update-of-ranges="Reflexionsmessung.D6:Reflexionsmessung.D23 Reflexionsmessung.G6:Reflexionsmessung.G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25.56mm" svg:y="238.03mm">
            <draw:object draw:notify-on-update-of-ranges="Reflexionsmessung.D54:Reflexionsmessung.D71 Reflexionsmessung.G54:Reflexionsmessung.G7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329.06mm" svg:y="355.23mm">
            <draw:object draw:notify-on-update-of-ranges="Reflexionsmessung.D78:Reflexionsmessung.D96 Reflexionsmessung.G78:Reflexionsmessung.G9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325.1mm" svg:y="465.38mm">
            <draw:object draw:notify-on-update-of-ranges="Reflexionsmessung.D105:Reflexionsmessung.D123 Reflexionsmessung.G105:Reflexionsmessung.G1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offset</text:p>
          </table:table-cell>
          <table:table-cell table:style-name="Default" office:value-type="float" office:value="-0.002" calcext:value-type="float">
            <text:p>-0,002</text:p>
          </table:table-cell>
          <table:table-cell/>
          <table:table-cell table:style-name="Default"/>
          <table:table-cell table:style-name="Default" office:value-type="string" calcext:value-type="string">
            <text:p>Messung Maximum</text:p>
          </table:table-cell>
          <table:table-cell/>
        </table:table-row>
        <table:table-row table:style-name="ro2">
          <table:table-cell office:value-type="string" calcext:value-type="string">
            <text:p>Messung 1</text:p>
          </table:table-cell>
          <table:table-cell office:value-type="string" calcext:value-type="string">
            <text:p>Prisma 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chichtdicke: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_prisma</text:p>
          </table:table-cell>
          <table:table-cell office:value-type="float" office:value="1.515" calcext:value-type="float">
            <text:p>1,515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style-name="Default"/>
          <table:table-cell table:style-name="Default" office:value-type="float" office:value="269.5" calcext:value-type="float">
            <text:p>269,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theta_ein</text:p>
          </table:table-cell>
          <table:table-cell table:style-name="ce2" office:value-type="string" calcext:value-type="string">
            <text:p>theta_au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U_p</text:p>
          </table:table-cell>
          <table:table-cell table:style-name="ce2" office:value-type="string" calcext:value-type="string">
            <text:p>U_s</text:p>
          </table:table-cell>
          <table:table-cell table:style-name="ce2" office:value-type="string" calcext:value-type="string">
            <text:p>U_p/U_s</text:p>
          </table:table-cell>
          <table:table-cell/>
          <table:table-cell table:style-name="Default"/>
          <table:table-cell table:style-name="Default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6.333" calcext:value-type="float">
            <text:p>256,333</text:p>
          </table:table-cell>
          <table:table-cell table:style-name="ce4" table:formula="of:=90-[.A6]" office:value-type="float" office:value="37" calcext:value-type="float">
            <text:p>37</text:p>
          </table:table-cell>
          <table:table-cell table:formula="of:=45+DEGREES(ASIN(SIN(2*PI()/360*(45-[.C6]))/[.$B$4]))" office:value-type="float" office:value="50.2708181131477" calcext:value-type="float">
            <text:p>50,2708181131</text:p>
          </table:table-cell>
          <table:table-cell office:value-type="float" office:value="0.016" calcext:value-type="float">
            <text:p>0,016</text:p>
          </table:table-cell>
          <table:table-cell office:value-type="float" office:value="0.613" calcext:value-type="float">
            <text:p>0,613</text:p>
          </table:table-cell>
          <table:table-cell table:formula="of:=([.E6]+0.002)/([.F6]+0.002)" office:value-type="float" office:value="0.0292682926829268" calcext:value-type="float">
            <text:p>0,0292682927</text:p>
          </table:table-cell>
          <table:table-cell table:style-name="ce4" office:value-type="float" office:value="51.1456478322018" calcext:value-type="float">
            <text:p>51,1456478322</text:p>
          </table:table-cell>
          <table:table-cell office:value-type="float" office:value="0.0162671256063423" calcext:value-type="float">
            <text:p>0,0162671256</text:p>
          </table:table-cell>
          <table:table-cell table:style-name="Default" office:value-type="float" office:value="270.5" calcext:value-type="float">
            <text:p>270,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2">
          <table:table-cell office:value-type="float" office:value="52.5" calcext:value-type="float">
            <text:p>52,5</text:p>
          </table:table-cell>
          <table:table-cell office:value-type="float" office:value="257.333" calcext:value-type="float">
            <text:p>257,333</text:p>
          </table:table-cell>
          <table:table-cell table:style-name="ce4" table:formula="of:=90-[.A7]" office:value-type="float" office:value="37.5" calcext:value-type="float">
            <text:p>37,5</text:p>
          </table:table-cell>
          <table:table-cell table:formula="of:=45+DEGREES(ASIN(SIN(2*PI()/360*(45-[.C7]))/[.$B$4]))" office:value-type="float" office:value="49.9424970603242" calcext:value-type="float">
            <text:p>49,94249706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611" calcext:value-type="float">
            <text:p>0,611</text:p>
          </table:table-cell>
          <table:table-cell table:formula="of:=([.E7]+0.002)/([.F7]+0.002)" office:value-type="float" office:value="0.0244698205546493" calcext:value-type="float">
            <text:p>0,0244698206</text:p>
          </table:table-cell>
          <table:table-cell table:style-name="ce4" office:value-type="float" office:value="50.7624790132259" calcext:value-type="float">
            <text:p>50,7624790132</text:p>
          </table:table-cell>
          <table:table-cell office:value-type="float" office:value="0.0163180969209852" calcext:value-type="float">
            <text:p>0,0163180969</text:p>
          </table:table-cell>
          <table:table-cell table:style-name="Default" office:value-type="float" office:value="271" calcext:value-type="float">
            <text:p>271</text:p>
          </table:table-cell>
          <table:table-cell office:value-type="float" office:value="0.348" calcext:value-type="float">
            <text:p>0,34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8.25" calcext:value-type="float">
            <text:p>258,25</text:p>
          </table:table-cell>
          <table:table-cell table:style-name="ce4" table:formula="of:=90-[.A8]" office:value-type="float" office:value="38" calcext:value-type="float">
            <text:p>38</text:p>
          </table:table-cell>
          <table:table-cell table:formula="of:=45+DEGREES(ASIN(SIN(2*PI()/360*(45-[.C8]))/[.$B$4]))" office:value-type="float" office:value="49.6139614795094" calcext:value-type="float">
            <text:p>49,6139614795</text:p>
          </table:table-cell>
          <table:table-cell office:value-type="float" office:value="0.011" calcext:value-type="float">
            <text:p>0,011</text:p>
          </table:table-cell>
          <table:table-cell office:value-type="float" office:value="0.609" calcext:value-type="float">
            <text:p>0,609</text:p>
          </table:table-cell>
          <table:table-cell table:formula="of:=([.E8]+0.002)/([.F8]+0.002)" office:value-type="float" office:value="0.0212765957446808" calcext:value-type="float">
            <text:p>0,0212765957</text:p>
          </table:table-cell>
          <table:table-cell table:style-name="ce4" office:value-type="float" office:value="50.3791285813694" calcext:value-type="float">
            <text:p>50,3791285814</text:p>
          </table:table-cell>
          <table:table-cell office:value-type="float" office:value="0.0163703162218103" calcext:value-type="float">
            <text:p>0,0163703162</text:p>
          </table:table-cell>
          <table:table-cell table:style-name="Default" office:value-type="float" office:value="271.5" calcext:value-type="float">
            <text:p>271,5</text:p>
          </table:table-cell>
          <table:table-cell office:value-type="float" office:value="0.895" calcext:value-type="float">
            <text:p>0,895</text:p>
          </table:table-cell>
        </table:table-row>
        <table:table-row table:style-name="ro2">
          <table:table-cell office:value-type="float" office:value="51.5" calcext:value-type="float">
            <text:p>51,5</text:p>
          </table:table-cell>
          <table:table-cell office:value-type="float" office:value="259.166" calcext:value-type="float">
            <text:p>259,166</text:p>
          </table:table-cell>
          <table:table-cell table:style-name="ce4" table:formula="of:=90-[.A9]" office:value-type="float" office:value="38.5" calcext:value-type="float">
            <text:p>38,5</text:p>
          </table:table-cell>
          <table:table-cell table:formula="of:=45+DEGREES(ASIN(SIN(2*PI()/360*(45-[.C9]))/[.$B$4]))" office:value-type="float" office:value="49.2852258865843" calcext:value-type="float">
            <text:p>49,2852258866</text:p>
          </table:table-cell>
          <table:table-cell office:value-type="float" office:value="0.009" calcext:value-type="float">
            <text:p>0,009</text:p>
          </table:table-cell>
          <table:table-cell office:value-type="float" office:value="0.604" calcext:value-type="float">
            <text:p>0,604</text:p>
          </table:table-cell>
          <table:table-cell table:formula="of:=([.E9]+0.002)/([.F9]+0.002)" office:value-type="float" office:value="0.0181518151815182" calcext:value-type="float">
            <text:p>0,0181518152</text:p>
          </table:table-cell>
          <table:table-cell table:style-name="ce4" office:value-type="float" office:value="49.995608913342" calcext:value-type="float">
            <text:p>49,9956089133</text:p>
          </table:table-cell>
          <table:table-cell office:value-type="float" office:value="0.0165043684922294" calcext:value-type="float">
            <text:p>0,0165043685</text:p>
          </table:table-cell>
          <table:table-cell table:style-name="Default" office:value-type="float" office:value="272" calcext:value-type="float">
            <text:p>272</text:p>
          </table:table-cell>
          <table:table-cell office:value-type="float" office:value="1.034" calcext:value-type="float">
            <text:p>1,03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60.166" calcext:value-type="float">
            <text:p>260,166</text:p>
          </table:table-cell>
          <table:table-cell table:style-name="ce4" table:formula="of:=90-[.A10]" office:value-type="float" office:value="39" calcext:value-type="float">
            <text:p>39</text:p>
          </table:table-cell>
          <table:table-cell table:formula="of:=45+DEGREES(ASIN(SIN(2*PI()/360*(45-[.C10]))/[.$B$4]))" office:value-type="float" office:value="48.9563047530936" calcext:value-type="float">
            <text:p>48,9563047531</text:p>
          </table:table-cell>
          <table:table-cell office:value-type="float" office:value="0.006" calcext:value-type="float">
            <text:p>0,006</text:p>
          </table:table-cell>
          <table:table-cell office:value-type="float" office:value="0.598" calcext:value-type="float">
            <text:p>0,598</text:p>
          </table:table-cell>
          <table:table-cell table:formula="of:=([.E10]+0.002)/([.F10]+0.002)" office:value-type="float" office:value="0.0133333333333333" calcext:value-type="float">
            <text:p>0,0133333333</text:p>
          </table:table-cell>
          <table:table-cell table:style-name="ce4" office:value-type="float" office:value="49.6119323298585" calcext:value-type="float">
            <text:p>49,6119323299</text:p>
          </table:table-cell>
          <table:table-cell office:value-type="float" office:value="0.0166681480823104" calcext:value-type="float">
            <text:p>0,0166681481</text:p>
          </table:table-cell>
          <table:table-cell table:style-name="Default" office:value-type="float" office:value="272.5" calcext:value-type="float">
            <text:p>272,5</text:p>
          </table:table-cell>
          <table:table-cell office:value-type="float" office:value="0.629" calcext:value-type="float">
            <text:p>0,629</text:p>
          </table:table-cell>
        </table:table-row>
        <table:table-row table:style-name="ro2">
          <table:table-cell office:value-type="float" office:value="50.5" calcext:value-type="float">
            <text:p>50,5</text:p>
          </table:table-cell>
          <table:table-cell office:value-type="float" office:value="261.33" calcext:value-type="float">
            <text:p>261,33</text:p>
          </table:table-cell>
          <table:table-cell table:style-name="ce4" table:formula="of:=90-[.A11]" office:value-type="float" office:value="39.5" calcext:value-type="float">
            <text:p>39,5</text:p>
          </table:table-cell>
          <table:table-cell table:formula="of:=45+DEGREES(ASIN(SIN(2*PI()/360*(45-[.C11]))/[.$B$4]))" office:value-type="float" office:value="48.6272125094328" calcext:value-type="float">
            <text:p>48,627212509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97" calcext:value-type="float">
            <text:p>0,597</text:p>
          </table:table-cell>
          <table:table-cell table:formula="of:=([.E11]+0.002)/([.F11]+0.002)" office:value-type="float" office:value="0.011686143572621" calcext:value-type="float">
            <text:p>0,0116861436</text:p>
          </table:table-cell>
          <table:table-cell table:style-name="ce4" office:value-type="float" office:value="49.2281110997466" calcext:value-type="float">
            <text:p>49,2281110997</text:p>
          </table:table-cell>
          <table:table-cell office:value-type="float" office:value="0.0166956307286257" calcext:value-type="float">
            <text:p>0,0166956307</text:p>
          </table:table-cell>
          <table:table-cell table:style-name="Default" office:value-type="float" office:value="273" calcext:value-type="float">
            <text:p>27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62.166" calcext:value-type="float">
            <text:p>262,166</text:p>
          </table:table-cell>
          <table:table-cell table:style-name="ce4" table:formula="of:=90-[.A12]" office:value-type="float" office:value="40" calcext:value-type="float">
            <text:p>40</text:p>
          </table:table-cell>
          <table:table-cell table:formula="of:=45+DEGREES(ASIN(SIN(2*PI()/360*(45-[.C12]))/[.$B$4]))" office:value-type="float" office:value="48.2979635480308" calcext:value-type="float">
            <text:p>48,297963548</text:p>
          </table:table-cell>
          <table:table-cell office:value-type="float" office:value="0.003" calcext:value-type="float">
            <text:p>0,003</text:p>
          </table:table-cell>
          <table:table-cell office:value-type="float" office:value="0.588" calcext:value-type="float">
            <text:p>0,588</text:p>
          </table:table-cell>
          <table:table-cell table:formula="of:=([.E12]+0.002)/([.F12]+0.002)" office:value-type="float" office:value="0.00847457627118644" calcext:value-type="float">
            <text:p>0,0084745763</text:p>
          </table:table-cell>
          <table:table-cell table:style-name="ce4" office:value-type="float" office:value="48.8441574440297" calcext:value-type="float">
            <text:p>48,844157444</text:p>
          </table:table-cell>
          <table:table-cell office:value-type="float" office:value="0.0169497611623182" calcext:value-type="float">
            <text:p>0,0169497612</text:p>
          </table:table-cell>
          <table:table-cell table:style-name="Default" office:value-type="float" office:value="273.5" calcext:value-type="float">
            <text:p>273,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63.833" calcext:value-type="float">
            <text:p>263,833</text:p>
          </table:table-cell>
          <table:table-cell table:style-name="ce4" table:formula="of:=90-[.A13]" office:value-type="float" office:value="41" calcext:value-type="float">
            <text:p>41</text:p>
          </table:table-cell>
          <table:table-cell table:formula="of:=45+DEGREES(ASIN(SIN(2*PI()/360*(45-[.C13]))/[.$B$4]))" office:value-type="float" office:value="47.6390528709546" calcext:value-type="float">
            <text:p>47,639052871</text:p>
          </table:table-cell>
          <table:table-cell office:value-type="float" office:value="0.003" calcext:value-type="float">
            <text:p>0,003</text:p>
          </table:table-cell>
          <table:table-cell office:value-type="float" office:value="0.577" calcext:value-type="float">
            <text:p>0,577</text:p>
          </table:table-cell>
          <table:table-cell table:formula="of:=([.E13]+0.002)/([.F13]+0.002)" office:value-type="float" office:value="0.00863557858376511" calcext:value-type="float">
            <text:p>0,0086355786</text:p>
          </table:table-cell>
          <table:table-cell table:style-name="ce4" office:value-type="float" office:value="48.0759015252017" calcext:value-type="float">
            <text:p>48,0759015252</text:p>
          </table:table-cell>
          <table:table-cell office:value-type="float" office:value="0.0172718011384045" calcext:value-type="float">
            <text:p>0,0172718011</text:p>
          </table:table-cell>
          <table:table-cell table:style-name="Default"/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66.08" calcext:value-type="float">
            <text:p>266,08</text:p>
          </table:table-cell>
          <table:table-cell table:style-name="ce4" table:formula="of:=90-[.A14]" office:value-type="float" office:value="42" calcext:value-type="float">
            <text:p>42</text:p>
          </table:table-cell>
          <table:table-cell table:formula="of:=45+DEGREES(ASIN(SIN(2*PI()/360*(45-[.C14]))/[.$B$4]))" office:value-type="float" office:value="46.9796872226632" calcext:value-type="float">
            <text:p>46,9796872227</text:p>
          </table:table-cell>
          <table:table-cell office:value-type="float" office:value="0.01" calcext:value-type="float">
            <text:p>0,01</text:p>
          </table:table-cell>
          <table:table-cell office:value-type="float" office:value="0.564" calcext:value-type="float">
            <text:p>0,564</text:p>
          </table:table-cell>
          <table:table-cell table:formula="of:=([.E14]+0.002)/([.F14]+0.002)" office:value-type="float" office:value="0.0212014134275618" calcext:value-type="float">
            <text:p>0,0212014134</text:p>
          </table:table-cell>
          <table:table-cell table:style-name="ce4" office:value-type="float" office:value="47.3072615393168" calcext:value-type="float">
            <text:p>47,3072615393</text:p>
          </table:table-cell>
          <table:table-cell office:value-type="float" office:value="0.0176718149242944" calcext:value-type="float">
            <text:p>0,0176718149</text:p>
          </table:table-cell>
          <table:table-cell table:style-name="Default"/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67.833" calcext:value-type="float">
            <text:p>267,833</text:p>
          </table:table-cell>
          <table:table-cell table:style-name="ce4" table:formula="of:=90-[.A15]" office:value-type="float" office:value="43" calcext:value-type="float">
            <text:p>43</text:p>
          </table:table-cell>
          <table:table-cell table:formula="of:=45+DEGREES(ASIN(SIN(2*PI()/360*(45-[.C15]))/[.$B$4]))" office:value-type="float" office:value="46.3199806995612" calcext:value-type="float">
            <text:p>46,3199806996</text:p>
          </table:table-cell>
          <table:table-cell office:value-type="float" office:value="0.026" calcext:value-type="float">
            <text:p>0,026</text:p>
          </table:table-cell>
          <table:table-cell office:value-type="float" office:value="0.555" calcext:value-type="float">
            <text:p>0,555</text:p>
          </table:table-cell>
          <table:table-cell table:formula="of:=([.E15]+0.002)/([.F15]+0.002)" office:value-type="float" office:value="0.0502692998204668" calcext:value-type="float">
            <text:p>0,0502692998</text:p>
          </table:table-cell>
          <table:table-cell table:style-name="ce4" office:value-type="float" office:value="46.5383339454299" calcext:value-type="float">
            <text:p>46,5383339454</text:p>
          </table:table-cell>
          <table:table-cell office:value-type="float" office:value="0.0179759910958972" calcext:value-type="float">
            <text:p>0,0179759911</text:p>
          </table:table-cell>
          <table:table-cell table:style-name="Default"/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69.66" calcext:value-type="float">
            <text:p>269,66</text:p>
          </table:table-cell>
          <table:table-cell table:style-name="ce4" table:formula="of:=90-[.A16]" office:value-type="float" office:value="44" calcext:value-type="float">
            <text:p>44</text:p>
          </table:table-cell>
          <table:table-cell table:formula="of:=45+DEGREES(ASIN(SIN(2*PI()/360*(45-[.C16]))/[.$B$4]))" office:value-type="float" office:value="45.6600470949199" calcext:value-type="float">
            <text:p>45,6600470949</text:p>
          </table:table-cell>
          <table:table-cell office:value-type="float" office:value="0.057" calcext:value-type="float">
            <text:p>0,057</text:p>
          </table:table-cell>
          <table:table-cell office:value-type="float" office:value="0.544" calcext:value-type="float">
            <text:p>0,544</text:p>
          </table:table-cell>
          <table:table-cell table:formula="of:=([.E16]+0.002)/([.F16]+0.002)" office:value-type="float" office:value="0.108058608058608" calcext:value-type="float">
            <text:p>0,1080586081</text:p>
          </table:table-cell>
          <table:table-cell table:style-name="ce4" office:value-type="float" office:value="45.7692148232539" calcext:value-type="float">
            <text:p>45,7692148233</text:p>
          </table:table-cell>
          <table:table-cell office:value-type="float" office:value="0.0184216371266267" calcext:value-type="float">
            <text:p>0,0184216371</text:p>
          </table:table-cell>
          <table:table-cell table:style-name="Default"/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71.66" calcext:value-type="float">
            <text:p>271,66</text:p>
          </table:table-cell>
          <table:table-cell table:style-name="ce4" table:formula="of:=90-[.A17]" office:value-type="float" office:value="45" calcext:value-type="float">
            <text:p>45</text:p>
          </table:table-cell>
          <table:table-cell table:formula="of:=45+DEGREES(ASIN(SIN(2*PI()/360*(45-[.C17]))/[.$B$4]))" office:value-type="float" office:value="45" calcext:value-type="float">
            <text:p>45</text:p>
          </table:table-cell>
          <table:table-cell office:value-type="float" office:value="0.113" calcext:value-type="float">
            <text:p>0,113</text:p>
          </table:table-cell>
          <table:table-cell office:value-type="float" office:value="0.53" calcext:value-type="float">
            <text:p>0,53</text:p>
          </table:table-cell>
          <table:table-cell table:formula="of:=([.E17]+0.002)/([.F17]+0.002)" office:value-type="float" office:value="0.216165413533835" calcext:value-type="float">
            <text:p>0,2161654135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0.0192311467506548" calcext:value-type="float">
            <text:p>0,0192311468</text:p>
          </table:table-cell>
          <table:table-cell table:style-name="Default"/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73.66" calcext:value-type="float">
            <text:p>273,66</text:p>
          </table:table-cell>
          <table:table-cell table:style-name="ce4" table:formula="of:=90-[.A18]" office:value-type="float" office:value="46" calcext:value-type="float">
            <text:p>46</text:p>
          </table:table-cell>
          <table:table-cell table:formula="of:=45+DEGREES(ASIN(SIN(2*PI()/360*(45-[.C18]))/[.$B$4]))" office:value-type="float" office:value="44.3399529050801" calcext:value-type="float">
            <text:p>44,3399529051</text:p>
          </table:table-cell>
          <table:table-cell office:value-type="float" office:value="0.202" calcext:value-type="float">
            <text:p>0,202</text:p>
          </table:table-cell>
          <table:table-cell office:value-type="float" office:value="0.5" calcext:value-type="float">
            <text:p>0,5</text:p>
          </table:table-cell>
          <table:table-cell table:formula="of:=([.E18]+0.002)/([.F18]+0.002)" office:value-type="float" office:value="0.406374501992032" calcext:value-type="float">
            <text:p>0,406374502</text:p>
          </table:table-cell>
          <table:table-cell table:style-name="ce4" office:value-type="float" office:value="44.2307851767461" calcext:value-type="float">
            <text:p>44,2307851767</text:p>
          </table:table-cell>
          <table:table-cell office:value-type="float" office:value="0.0215023230737704" calcext:value-type="float">
            <text:p>0,0215023231</text:p>
          </table:table-cell>
          <table:table-cell table:style-name="Default"/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4" table:formula="of:=90-[.A19]" office:value-type="float" office:value="47" calcext:value-type="float">
            <text:p>47</text:p>
          </table:table-cell>
          <table:table-cell table:formula="of:=45+DEGREES(ASIN(SIN(2*PI()/360*(45-[.C19]))/[.$B$4]))" office:value-type="float" office:value="43.6800193004388" calcext:value-type="float">
            <text:p>43,6800193004</text:p>
          </table:table-cell>
          <table:table-cell office:value-type="float" office:value="0.384" calcext:value-type="float">
            <text:p>0,384</text:p>
          </table:table-cell>
          <table:table-cell office:value-type="float" office:value="0.509" calcext:value-type="float">
            <text:p>0,509</text:p>
          </table:table-cell>
          <table:table-cell table:formula="of:=([.E19]+0.002)/([.F19]+0.002)" office:value-type="float" office:value="0.755381604696673" calcext:value-type="float">
            <text:p>0,7553816047</text:p>
          </table:table-cell>
          <table:table-cell/>
          <table:table-cell office:value-type="float" office:value="0.0245251733440453" calcext:value-type="float">
            <text:p>0,0245251733</text:p>
          </table:table-cell>
          <table:table-cell table:style-name="Default"/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4" table:formula="of:=90-[.A20]" office:value-type="float" office:value="48" calcext:value-type="float">
            <text:p>48</text:p>
          </table:table-cell>
          <table:table-cell table:formula="of:=45+DEGREES(ASIN(SIN(2*PI()/360*(45-[.C20]))/[.$B$4]))" office:value-type="float" office:value="43.0203127773368" calcext:value-type="float">
            <text:p>43,0203127773</text:p>
          </table:table-cell>
          <table:table-cell office:value-type="float" office:value="0.638" calcext:value-type="float">
            <text:p>0,638</text:p>
          </table:table-cell>
          <table:table-cell office:value-type="float" office:value="0.495" calcext:value-type="float">
            <text:p>0,495</text:p>
          </table:table-cell>
          <table:table-cell table:formula="of:=([.E20]+0.002)/([.F20]+0.002)" office:value-type="float" office:value="1.28772635814889" calcext:value-type="float">
            <text:p>1,2877263581</text:p>
          </table:table-cell>
          <table:table-cell/>
          <table:table-cell office:value-type="float" office:value="0.0328050450233054" calcext:value-type="float">
            <text:p>0,032805045</text:p>
          </table:table-cell>
          <table:table-cell table:style-name="Default"/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4" table:formula="of:=90-[.A21]" office:value-type="float" office:value="50" calcext:value-type="float">
            <text:p>50</text:p>
          </table:table-cell>
          <table:table-cell table:formula="of:=45+DEGREES(ASIN(SIN(2*PI()/360*(45-[.C21]))/[.$B$4]))" office:value-type="float" office:value="41.7020364519692" calcext:value-type="float">
            <text:p>41,702036452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float" office:value="0.45" calcext:value-type="float">
            <text:p>0,45</text:p>
          </table:table-cell>
          <table:table-cell table:formula="of:=([.E21]+0.002)/([.F21]+0.002)" office:value-type="float" office:value="2.26991150442478" calcext:value-type="float">
            <text:p>2,2699115044</text:p>
          </table:table-cell>
          <table:table-cell/>
          <table:table-cell office:value-type="float" office:value="0.0548766149505537" calcext:value-type="float">
            <text:p>0,054876615</text:p>
          </table:table-cell>
          <table:table-cell table:style-name="Default"/>
          <table:table-cell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4" table:formula="of:=90-[.A22]" office:value-type="float" office:value="52" calcext:value-type="float">
            <text:p>52</text:p>
          </table:table-cell>
          <table:table-cell table:formula="of:=45+DEGREES(ASIN(SIN(2*PI()/360*(45-[.C22]))/[.$B$4]))" office:value-type="float" office:value="40.3860385204906" calcext:value-type="float">
            <text:p>40,3860385205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413" calcext:value-type="float">
            <text:p>0,413</text:p>
          </table:table-cell>
          <table:table-cell table:formula="of:=([.E22]+0.002)/([.F22]+0.002)" office:value-type="float" office:value="1.13012048192771" calcext:value-type="float">
            <text:p>1,1301204819</text:p>
          </table:table-cell>
          <table:table-cell/>
          <table:table-cell office:value-type="float" office:value="0.0363621747647233" calcext:value-type="float">
            <text:p>0,0363621748</text:p>
          </table:table-cell>
          <table:table-cell table:style-name="Default"/>
          <table:table-cell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90-[.A23]" office:value-type="float" office:value="35" calcext:value-type="float">
            <text:p>35</text:p>
          </table:table-cell>
          <table:table-cell table:formula="of:=45+DEGREES(ASIN(SIN(2*PI()/360*(45-[.C23]))/[.$B$4]))" office:value-type="float" office:value="51.581664996286" calcext:value-type="float">
            <text:p>51,5816649963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.637" calcext:value-type="float">
            <text:p>0,637</text:p>
          </table:table-cell>
          <table:table-cell table:formula="of:=([.E23]+0.002)/([.F23]+0.002)" office:value-type="float" office:value="0.05320813771518" calcext:value-type="float">
            <text:p>0,0532081377</text:p>
          </table:table-cell>
          <table:table-cell/>
          <table:table-cell office:value-type="float" office:value="0.0156715892406917" calcext:value-type="float">
            <text:p>0,0156715892</text:p>
          </table:table-cell>
          <table:table-cell table:style-name="Default"/>
          <table:table-cell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/>
          <table:table-cell table:style-name="ce4" table:formula="of:=90-[.A24]" office:value-type="float" office:value="25" calcext:value-type="float">
            <text:p>25</text:p>
          </table:table-cell>
          <table:table-cell table:formula="of:=45+DEGREES(ASIN(SIN(2*PI()/360*(45-[.C24]))/[.$B$4]))" office:value-type="float" office:value="58.0473300189004" calcext:value-type="float">
            <text:p>58,0473300189</text:p>
          </table:table-cell>
          <table:table-cell table:style-name="ce3" office:value-type="float" office:value="0.102" calcext:value-type="float">
            <text:p>0,102</text:p>
          </table:table-cell>
          <table:table-cell table:style-name="ce3" office:value-type="float" office:value="0.691" calcext:value-type="float">
            <text:p>0,691</text:p>
          </table:table-cell>
          <table:table-cell table:formula="of:=([.E24]+0.002)/([.F24]+0.002)" office:value-type="float" office:value="0.15007215007215" calcext:value-type="float">
            <text:p>0,1500721501</text:p>
          </table:table-cell>
          <table:table-cell/>
          <table:table-cell office:value-type="float" office:value="0.0145916035512203" calcext:value-type="float">
            <text:p>0,0145916036</text:p>
          </table:table-cell>
          <table:table-cell table:style-name="Default"/>
          <table:table-cell/>
        </table:table-row>
        <table:table-row table:style-name="ro2">
          <table:table-cell table:style-name="ce3" table:number-columns-repeated="7"/>
          <table:table-cell/>
          <table:table-cell table:style-name="Default" table:number-columns-repeated="2"/>
          <table:table-cell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dalpha</text:p>
          </table:table-cell>
          <table:table-cell table:style-name="ce3" table:number-columns-repeated="2"/>
          <table:table-cell table:style-name="ce3" office:value-type="string" calcext:value-type="string">
            <text:p>dR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3" table:number-columns-repeated="3"/>
          <table:table-cell table:style-name="ce3" table:formula="of:=SQRT(((-(COS((45-[.C6])*2*PI()/360)/ (1.515*SQRT(1-(  ( (SIN((45-[.C6])*2*PI()/360))^2)/1.515^2     )) ) ))*0.15)^2)" office:value-type="float" office:value="0.0984626815436064" calcext:value-type="float">
            <text:p>0,0984626815</text:p>
          </table:table-cell>
          <table:table-cell table:style-name="ce3" table:number-columns-repeated="2"/>
          <table:table-cell table:style-name="ce3" table:formula="of:=SQRT(  (0.01/([.F6]+0.002))^2+((([.E6]+0.002)*0.01/(([.F6]+0.002)^2))^2    ))" office:value-type="float" office:value="0.0162671256063423" calcext:value-type="float">
            <text:p>0,0162671256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7])*2*PI()/360)/ (1.515*SQRT(1-(  ( (SIN((45-[.C7])*2*PI()/360))^2)/1.515^2     )) ) ))*0.15)^2)" office:value-type="float" office:value="0.0985292219960467" calcext:value-type="float">
            <text:p>0,098529222</text:p>
          </table:table-cell>
          <table:table-cell table:number-columns-repeated="2"/>
          <table:table-cell table:style-name="ce3" table:formula="of:=SQRT(  (0.01/([.F7]+0.002))^2+((([.E7]+0.002)*0.01/(([.F7]+0.002)^2))^2    ))" office:value-type="float" office:value="0.0163180969209852" calcext:value-type="float">
            <text:p>0,0163180969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formula="of:=SIN(90)" office:value-type="float" office:value="0.893996663600558" calcext:value-type="float">
            <text:p>0,8939966636</text:p>
          </table:table-cell>
          <table:table-cell table:style-name="ce3" table:formula="of:=SQRT(((-(COS((45-[.C8])*2*PI()/360)/ (1.515*SQRT(1-(  ( (SIN((45-[.C8])*2*PI()/360))^2)/1.515^2     )) ) ))*0.15)^2)" office:value-type="float" office:value="0.0985914007147366" calcext:value-type="float">
            <text:p>0,0985914007</text:p>
          </table:table-cell>
          <table:table-cell table:number-columns-repeated="2"/>
          <table:table-cell table:style-name="ce3" table:formula="of:=SQRT(  (0.01/([.F8]+0.002))^2+((([.E8]+0.002)*0.01/(([.F8]+0.002)^2))^2    ))" office:value-type="float" office:value="0.0163703162218103" calcext:value-type="float">
            <text:p>0,0163703162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9])*2*PI()/360)/ (1.515*SQRT(1-(  ( (SIN((45-[.C9])*2*PI()/360))^2)/1.515^2     )) ) ))*0.15)^2)" office:value-type="float" office:value="0.0986492314790303" calcext:value-type="float">
            <text:p>0,0986492315</text:p>
          </table:table-cell>
          <table:table-cell table:number-columns-repeated="2"/>
          <table:table-cell table:style-name="ce3" table:formula="of:=SQRT(  (0.01/([.F9]+0.002))^2+((([.E9]+0.002)*0.01/(([.F9]+0.002)^2))^2    ))" office:value-type="float" office:value="0.0165043684922294" calcext:value-type="float">
            <text:p>0,0165043685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0])*2*PI()/360)/ (1.515*SQRT(1-(  ( (SIN((45-[.C10])*2*PI()/360))^2)/1.515^2     )) ) ))*0.15)^2)" office:value-type="float" office:value="0.0987027271115275" calcext:value-type="float">
            <text:p>0,0987027271</text:p>
          </table:table-cell>
          <table:table-cell table:number-columns-repeated="2"/>
          <table:table-cell table:style-name="ce3" table:formula="of:=SQRT(  (0.01/([.F10]+0.002))^2+((([.E10]+0.002)*0.01/(([.F10]+0.002)^2))^2    ))" office:value-type="float" office:value="0.0166681480823104" calcext:value-type="float">
            <text:p>0,016668148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1])*2*PI()/360)/ (1.515*SQRT(1-(  ( (SIN((45-[.C11])*2*PI()/360))^2)/1.515^2     )) ) ))*0.15)^2)" office:value-type="float" office:value="0.0987518994793927" calcext:value-type="float">
            <text:p>0,0987518995</text:p>
          </table:table-cell>
          <table:table-cell table:number-columns-repeated="2"/>
          <table:table-cell table:style-name="ce3" table:formula="of:=SQRT(  (0.01/([.F11]+0.002))^2+((([.E11]+0.002)*0.01/(([.F11]+0.002)^2))^2    ))" office:value-type="float" office:value="0.0166956307286257" calcext:value-type="float">
            <text:p>0,0166956307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2])*2*PI()/360)/ (1.515*SQRT(1-(  ( (SIN((45-[.C12])*2*PI()/360))^2)/1.515^2     )) ) ))*0.15)^2)" office:value-type="float" office:value="0.0987967594956001" calcext:value-type="float">
            <text:p>0,0987967595</text:p>
          </table:table-cell>
          <table:table-cell table:number-columns-repeated="2"/>
          <table:table-cell table:style-name="ce3" table:formula="of:=SQRT(  (0.01/([.F12]+0.002))^2+((([.E12]+0.002)*0.01/(([.F12]+0.002)^2))^2    ))" office:value-type="float" office:value="0.0169497611623182" calcext:value-type="float">
            <text:p>0,0169497612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3])*2*PI()/360)/ (1.515*SQRT(1-(  ( (SIN((45-[.C13])*2*PI()/360))^2)/1.515^2     )) ) ))*0.15)^2)" office:value-type="float" office:value="0.0988735813608951" calcext:value-type="float">
            <text:p>0,0988735814</text:p>
          </table:table-cell>
          <table:table-cell table:number-columns-repeated="2"/>
          <table:table-cell table:style-name="ce3" table:formula="of:=SQRT(  (0.01/([.F13]+0.002))^2+((([.E13]+0.002)*0.01/(([.F13]+0.002)^2))^2    ))" office:value-type="float" office:value="0.0172718011384045" calcext:value-type="float">
            <text:p>0,017271801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4])*2*PI()/360)/ (1.515*SQRT(1-(  ( (SIN((45-[.C14])*2*PI()/360))^2)/1.515^2     )) ) ))*0.15)^2)" office:value-type="float" office:value="0.0989332609695459" calcext:value-type="float">
            <text:p>0,098933261</text:p>
          </table:table-cell>
          <table:table-cell table:number-columns-repeated="2"/>
          <table:table-cell table:style-name="ce3" table:formula="of:=SQRT(  (0.01/([.F14]+0.002))^2+((([.E14]+0.002)*0.01/(([.F14]+0.002)^2))^2    ))" office:value-type="float" office:value="0.0176718149242944" calcext:value-type="float">
            <text:p>0,0176718149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5])*2*PI()/360)/ (1.515*SQRT(1-(  ( (SIN((45-[.C15])*2*PI()/360))^2)/1.515^2     )) ) ))*0.15)^2)" office:value-type="float" office:value="0.0989758513820672" calcext:value-type="float">
            <text:p>0,0989758514</text:p>
          </table:table-cell>
          <table:table-cell table:number-columns-repeated="2"/>
          <table:table-cell table:style-name="ce3" table:formula="of:=SQRT(  (0.01/([.F15]+0.002))^2+((([.E15]+0.002)*0.01/(([.F15]+0.002)^2))^2    ))" office:value-type="float" office:value="0.0179759910958972" calcext:value-type="float">
            <text:p>0,017975991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6])*2*PI()/360)/ (1.515*SQRT(1-(  ( (SIN((45-[.C16])*2*PI()/360))^2)/1.515^2     )) ) ))*0.15)^2)" office:value-type="float" office:value="0.0990013904813539" calcext:value-type="float">
            <text:p>0,0990013905</text:p>
          </table:table-cell>
          <table:table-cell table:number-columns-repeated="2"/>
          <table:table-cell table:style-name="ce3" table:formula="of:=SQRT(  (0.01/([.F16]+0.002))^2+((([.E16]+0.002)*0.01/(([.F16]+0.002)^2))^2    ))" office:value-type="float" office:value="0.0184216371266267" calcext:value-type="float">
            <text:p>0,018421637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7])*2*PI()/360)/ (1.515*SQRT(1-(  ( (SIN((45-[.C17])*2*PI()/360))^2)/1.515^2     )) ) ))*0.15)^2)" office:value-type="float" office:value="0.099009900990099" calcext:value-type="float">
            <text:p>0,099009901</text:p>
          </table:table-cell>
          <table:table-cell table:number-columns-repeated="2"/>
          <table:table-cell table:style-name="ce3" table:formula="of:=SQRT(  (0.01/([.F17]+0.002))^2+((([.E17]+0.002)*0.01/(([.F17]+0.002)^2))^2    ))" office:value-type="float" office:value="0.0192311467506548" calcext:value-type="float">
            <text:p>0,0192311468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8])*2*PI()/360)/ (1.515*SQRT(1-(  ( (SIN((45-[.C18])*2*PI()/360))^2)/1.515^2     )) ) ))*0.15)^2)" office:value-type="float" office:value="0.0990013904813539" calcext:value-type="float">
            <text:p>0,0990013905</text:p>
          </table:table-cell>
          <table:table-cell table:number-columns-repeated="2"/>
          <table:table-cell table:style-name="ce3" table:formula="of:=SQRT(  (0.01/([.F18]+0.002))^2+((([.E18]+0.002)*0.01/(([.F18]+0.002)^2))^2    ))" office:value-type="float" office:value="0.0215023230737704" calcext:value-type="float">
            <text:p>0,021502323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19])*2*PI()/360)/ (1.515*SQRT(1-(  ( (SIN((45-[.C19])*2*PI()/360))^2)/1.515^2     )) ) ))*0.15)^2)" office:value-type="float" office:value="0.0989758513820672" calcext:value-type="float">
            <text:p>0,0989758514</text:p>
          </table:table-cell>
          <table:table-cell table:number-columns-repeated="2"/>
          <table:table-cell table:style-name="ce3" table:formula="of:=SQRT(  (0.01/([.F19]+0.002))^2+((([.E19]+0.002)*0.01/(([.F19]+0.002)^2))^2    ))" office:value-type="float" office:value="0.0245251733440453" calcext:value-type="float">
            <text:p>0,024525173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20])*2*PI()/360)/ (1.515*SQRT(1-(  ( (SIN((45-[.C20])*2*PI()/360))^2)/1.515^2     )) ) ))*0.15)^2)" office:value-type="float" office:value="0.0989332609695459" calcext:value-type="float">
            <text:p>0,098933261</text:p>
          </table:table-cell>
          <table:table-cell table:number-columns-repeated="2"/>
          <table:table-cell table:style-name="ce3" table:formula="of:=SQRT(  (0.01/([.F20]+0.002))^2+((([.E20]+0.002)*0.01/(([.F20]+0.002)^2))^2    ))" office:value-type="float" office:value="0.0328050450233054" calcext:value-type="float">
            <text:p>0,032805045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21])*2*PI()/360)/ (1.515*SQRT(1-(  ( (SIN((45-[.C21])*2*PI()/360))^2)/1.515^2     )) ) ))*0.15)^2)" office:value-type="float" office:value="0.0987967594956001" calcext:value-type="float">
            <text:p>0,0987967595</text:p>
          </table:table-cell>
          <table:table-cell table:number-columns-repeated="2"/>
          <table:table-cell table:style-name="ce3" table:formula="of:=SQRT(  (0.01/([.F21]+0.002))^2+((([.E21]+0.002)*0.01/(([.F21]+0.002)^2))^2    ))" office:value-type="float" office:value="0.0548766149505537" calcext:value-type="float">
            <text:p>0,054876615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22])*2*PI()/360)/ (1.515*SQRT(1-(  ( (SIN((45-[.C22])*2*PI()/360))^2)/1.515^2     )) ) ))*0.15)^2)" office:value-type="float" office:value="0.0985914007147366" calcext:value-type="float">
            <text:p>0,0985914007</text:p>
          </table:table-cell>
          <table:table-cell table:number-columns-repeated="2"/>
          <table:table-cell table:style-name="ce3" table:formula="of:=SQRT(  (0.01/([.F22]+0.002))^2+((([.E22]+0.002)*0.01/(([.F22]+0.002)^2))^2    ))" office:value-type="float" office:value="0.0363621747647233" calcext:value-type="float">
            <text:p>0,0363621748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23])*2*PI()/360)/ (1.515*SQRT(1-(  ( (SIN((45-[.C23])*2*PI()/360))^2)/1.515^2     )) ) ))*0.15)^2)" office:value-type="float" office:value="0.0981525932435808" calcext:value-type="float">
            <text:p>0,0981525932</text:p>
          </table:table-cell>
          <table:table-cell table:number-columns-repeated="2"/>
          <table:table-cell table:style-name="ce3" table:formula="of:=SQRT(  (0.01/([.F23]+0.002))^2+((([.E23]+0.002)*0.01/(([.F23]+0.002)^2))^2    ))" office:value-type="float" office:value="0.0156715892406917" calcext:value-type="float">
            <text:p>0,0156715892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3" table:formula="of:=SQRT(((-(COS((45-[.C24])*2*PI()/360)/ (1.515*SQRT(1-(  ( (SIN((45-[.C24])*2*PI()/360))^2)/1.515^2     )) ) ))*0.15)^2)" office:value-type="float" office:value="0.0955044243268199" calcext:value-type="float">
            <text:p>0,0955044243</text:p>
          </table:table-cell>
          <table:table-cell table:number-columns-repeated="2"/>
          <table:table-cell table:style-name="ce3" table:formula="of:=SQRT(  (0.01/([.F24]+0.002))^2+((([.E24]+0.002)*0.01/(([.F24]+0.002)^2))^2    ))" office:value-type="float" office:value="0.0145916035512203" calcext:value-type="float">
            <text:p>0,0145916036</text:p>
          </table:table-cell>
          <table:table-cell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Prisma 3</text:p>
          </table:table-cell>
          <table:table-cell table:number-columns-repeated="2"/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table-cell table:style-name="ce2" office:value-type="string" calcext:value-type="string">
            <text:p>theta_ein</text:p>
          </table:table-cell>
          <table:table-cell table:style-name="ce2" office:value-type="string" calcext:value-type="string">
            <text:p>theta_au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U_p</text:p>
          </table:table-cell>
          <table:table-cell table:style-name="ce2" office:value-type="string" calcext:value-type="string">
            <text:p>U_s</text:p>
          </table:table-cell>
          <table:table-cell table:style-name="ce2" office:value-type="string" calcext:value-type="string">
            <text:p>U_p/U_s</text:p>
          </table:table-cell>
          <table:table-cell/>
          <table:table-cell office:value-type="string" calcext:value-type="string">
            <text:p>dalpha</text:p>
          </table:table-cell>
          <table:table-cell office:value-type="string" calcext:value-type="string">
            <text:p>dR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4" table:formula="of:=90-[.A54]" office:value-type="float" office:value="37" calcext:value-type="float">
            <text:p>37</text:p>
          </table:table-cell>
          <table:table-cell table:formula="of:=45+DEGREES(ASIN(SIN(2*PI()/360*(45-[.C54]))/[.$B$4]))" office:value-type="float" office:value="50.2708181131477" calcext:value-type="float">
            <text:p>50,2708181131</text:p>
          </table:table-cell>
          <table:table-cell office:value-type="float" office:value="0.355" calcext:value-type="float">
            <text:p>0,355</text:p>
          </table:table-cell>
          <table:table-cell office:value-type="float" office:value="0.901" calcext:value-type="float">
            <text:p>0,901</text:p>
          </table:table-cell>
          <table:table-cell table:formula="of:=([.E54]+0.002)/([.F54]+0.002)" office:value-type="float" office:value="0.395348837209302" calcext:value-type="float">
            <text:p>0,3953488372</text:p>
          </table:table-cell>
          <table:table-cell/>
          <table:table-cell table:formula="of:=SQRT(((-(COS((45-[.C54])*2*PI()/360)/ (1.515*SQRT(1-(  ( (SIN((45-[.C54])*2*PI()/360))^2)/1.515^2     )) ) ))*0.15)^2)" office:value-type="float" office:value="0.0984626815436064" calcext:value-type="float">
            <text:p>0,0984626815</text:p>
          </table:table-cell>
          <table:table-cell table:formula="of:=SQRT(  (0.01/([.F54]+0.002))^2+((([.E54]+0.002)*0.01/(([.F54]+0.002)^2))^2    ))" office:value-type="float" office:value="0.0119082418004037" calcext:value-type="float">
            <text:p>0,0119082418</text:p>
          </table:table-cell>
          <table:table-cell/>
        </table:table-row>
        <table:table-row table:style-name="ro2">
          <table:table-cell office:value-type="float" office:value="51.5" calcext:value-type="float">
            <text:p>51,5</text:p>
          </table:table-cell>
          <table:table-cell/>
          <table:table-cell table:style-name="ce4" table:formula="of:=90-[.A55]" office:value-type="float" office:value="38.5" calcext:value-type="float">
            <text:p>38,5</text:p>
          </table:table-cell>
          <table:table-cell table:formula="of:=45+DEGREES(ASIN(SIN(2*PI()/360*(45-[.C55]))/[.$B$4]))" office:value-type="float" office:value="49.2852258865843" calcext:value-type="float">
            <text:p>49,2852258866</text:p>
          </table:table-cell>
          <table:table-cell office:value-type="float" office:value="0.303" calcext:value-type="float">
            <text:p>0,303</text:p>
          </table:table-cell>
          <table:table-cell office:value-type="float" office:value="0.884" calcext:value-type="float">
            <text:p>0,884</text:p>
          </table:table-cell>
          <table:table-cell table:formula="of:=([.E55]+0.002)/([.F55]+0.002)" office:value-type="float" office:value="0.344243792325056" calcext:value-type="float">
            <text:p>0,3442437923</text:p>
          </table:table-cell>
          <table:table-cell/>
          <table:table-cell table:formula="of:=SQRT(((-(COS((45-[.C55])*2*PI()/360)/ (1.515*SQRT(1-(  ( (SIN((45-[.C55])*2*PI()/360))^2)/1.515^2     )) ) ))*0.15)^2)" office:value-type="float" office:value="0.0986492314790303" calcext:value-type="float">
            <text:p>0,0986492315</text:p>
          </table:table-cell>
          <table:table-cell table:formula="of:=SQRT(  (0.01/([.F55]+0.002))^2+((([.E55]+0.002)*0.01/(([.F55]+0.002)^2))^2    ))" office:value-type="float" office:value="0.0119367200306942" calcext:value-type="float">
            <text:p>0,01193672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4" table:formula="of:=90-[.A56]" office:value-type="float" office:value="40" calcext:value-type="float">
            <text:p>40</text:p>
          </table:table-cell>
          <table:table-cell table:formula="of:=45+DEGREES(ASIN(SIN(2*PI()/360*(45-[.C56]))/[.$B$4]))" office:value-type="float" office:value="48.2979635480308" calcext:value-type="float">
            <text:p>48,297963548</text:p>
          </table:table-cell>
          <table:table-cell office:value-type="float" office:value="0.253" calcext:value-type="float">
            <text:p>0,253</text:p>
          </table:table-cell>
          <table:table-cell office:value-type="float" office:value="0.866" calcext:value-type="float">
            <text:p>0,866</text:p>
          </table:table-cell>
          <table:table-cell table:formula="of:=([.E56]+0.002)/([.F56]+0.002)" office:value-type="float" office:value="0.293778801843318" calcext:value-type="float">
            <text:p>0,2937788018</text:p>
          </table:table-cell>
          <table:table-cell/>
          <table:table-cell table:formula="of:=SQRT(((-(COS((45-[.C56])*2*PI()/360)/ (1.515*SQRT(1-(  ( (SIN((45-[.C56])*2*PI()/360))^2)/1.515^2     )) ) ))*0.15)^2)" office:value-type="float" office:value="0.0987967594956001" calcext:value-type="float">
            <text:p>0,0987967595</text:p>
          </table:table-cell>
          <table:table-cell table:formula="of:=SQRT(  (0.01/([.F56]+0.002))^2+((([.E56]+0.002)*0.01/(([.F56]+0.002)^2))^2    ))" office:value-type="float" office:value="0.0120076041111637" calcext:value-type="float">
            <text:p>0,0120076041</text:p>
          </table:table-cell>
          <table:table-cell/>
        </table:table-row>
        <table:table-row table:style-name="ro2">
          <table:table-cell office:value-type="float" office:value="48.5" calcext:value-type="float">
            <text:p>48,5</text:p>
          </table:table-cell>
          <table:table-cell/>
          <table:table-cell table:style-name="ce4" table:formula="of:=90-[.A57]" office:value-type="float" office:value="41.5" calcext:value-type="float">
            <text:p>41,5</text:p>
          </table:table-cell>
          <table:table-cell table:formula="of:=45+DEGREES(ASIN(SIN(2*PI()/360*(45-[.C57]))/[.$B$4]))" office:value-type="float" office:value="47.309419778895" calcext:value-type="float">
            <text:p>47,3094197789</text:p>
          </table:table-cell>
          <table:table-cell office:value-type="float" office:value="0.207" calcext:value-type="float">
            <text:p>0,207</text:p>
          </table:table-cell>
          <table:table-cell office:value-type="float" office:value="0.842" calcext:value-type="float">
            <text:p>0,842</text:p>
          </table:table-cell>
          <table:table-cell table:formula="of:=([.E57]+0.002)/([.F57]+0.002)" office:value-type="float" office:value="0.247630331753554" calcext:value-type="float">
            <text:p>0,2476303318</text:p>
          </table:table-cell>
          <table:table-cell/>
          <table:table-cell table:formula="of:=SQRT(((-(COS((45-[.C57])*2*PI()/360)/ (1.515*SQRT(1-(  ( (SIN((45-[.C57])*2*PI()/360))^2)/1.515^2     )) ) ))*0.15)^2)" office:value-type="float" office:value="0.0989055602750435" calcext:value-type="float">
            <text:p>0,0989055603</text:p>
          </table:table-cell>
          <table:table-cell table:formula="of:=SQRT(  (0.01/([.F57]+0.002))^2+((([.E57]+0.002)*0.01/(([.F57]+0.002)^2))^2    ))" office:value-type="float" office:value="0.0122062114036798" calcext:value-type="float">
            <text:p>0,0122062114</text:p>
          </table:table-cell>
          <table:table-cell/>
        </table:table-row>
        <table:table-row table:style-name="ro2">
          <table:table-cell office:value-type="float" office:value="47.5" calcext:value-type="float">
            <text:p>47,5</text:p>
          </table:table-cell>
          <table:table-cell/>
          <table:table-cell table:style-name="ce4" table:formula="of:=90-[.A58]" office:value-type="float" office:value="42.5" calcext:value-type="float">
            <text:p>42,5</text:p>
          </table:table-cell>
          <table:table-cell table:formula="of:=45+DEGREES(ASIN(SIN(2*PI()/360*(45-[.C58]))/[.$B$4]))" office:value-type="float" office:value="46.649869452465" calcext:value-type="float">
            <text:p>46,6498694525</text:p>
          </table:table-cell>
          <table:table-cell office:value-type="float" office:value="0.193" calcext:value-type="float">
            <text:p>0,193</text:p>
          </table:table-cell>
          <table:table-cell office:value-type="float" office:value="0.872" calcext:value-type="float">
            <text:p>0,872</text:p>
          </table:table-cell>
          <table:table-cell table:formula="of:=([.E58]+0.002)/([.F58]+0.002)" office:value-type="float" office:value="0.223112128146453" calcext:value-type="float">
            <text:p>0,2231121281</text:p>
          </table:table-cell>
          <table:table-cell/>
          <table:table-cell table:formula="of:=SQRT(((-(COS((45-[.C58])*2*PI()/360)/ (1.515*SQRT(1-(  ( (SIN((45-[.C58])*2*PI()/360))^2)/1.515^2     )) ) ))*0.15)^2)" office:value-type="float" office:value="0.0989566896021534" calcext:value-type="float">
            <text:p>0,0989566896</text:p>
          </table:table-cell>
          <table:table-cell table:formula="of:=SQRT(  (0.01/([.F58]+0.002))^2+((([.E58]+0.002)*0.01/(([.F58]+0.002)^2))^2    ))" office:value-type="float" office:value="0.0117229661849584" calcext:value-type="float">
            <text:p>0,0117229662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ce4" table:formula="of:=90-[.A59]" office:value-type="float" office:value="43" calcext:value-type="float">
            <text:p>43</text:p>
          </table:table-cell>
          <table:table-cell table:formula="of:=45+DEGREES(ASIN(SIN(2*PI()/360*(45-[.C59]))/[.$B$4]))" office:value-type="float" office:value="46.3199806995612" calcext:value-type="float">
            <text:p>46,3199806996</text:p>
          </table:table-cell>
          <table:table-cell office:value-type="float" office:value="0.182" calcext:value-type="float">
            <text:p>0,182</text:p>
          </table:table-cell>
          <table:table-cell office:value-type="float" office:value="0.882" calcext:value-type="float">
            <text:p>0,882</text:p>
          </table:table-cell>
          <table:table-cell table:formula="of:=([.E59]+0.002)/([.F59]+0.002)" office:value-type="float" office:value="0.20814479638009" calcext:value-type="float">
            <text:p>0,2081447964</text:p>
          </table:table-cell>
          <table:table-cell/>
          <table:table-cell table:formula="of:=SQRT(((-(COS((45-[.C59])*2*PI()/360)/ (1.515*SQRT(1-(  ( (SIN((45-[.C59])*2*PI()/360))^2)/1.515^2     )) ) ))*0.15)^2)" office:value-type="float" office:value="0.0989758513820672" calcext:value-type="float">
            <text:p>0,0989758514</text:p>
          </table:table-cell>
          <table:table-cell table:formula="of:=SQRT(  (0.01/([.F59]+0.002))^2+((([.E59]+0.002)*0.01/(([.F59]+0.002)^2))^2    ))" office:value-type="float" office:value="0.0115546657591285" calcext:value-type="float">
            <text:p>0,0115546658</text:p>
          </table:table-cell>
          <table:table-cell/>
        </table:table-row>
        <table:table-row table:style-name="ro2">
          <table:table-cell office:value-type="float" office:value="46.5" calcext:value-type="float">
            <text:p>46,5</text:p>
          </table:table-cell>
          <table:table-cell/>
          <table:table-cell table:style-name="ce4" table:formula="of:=90-[.A60]" office:value-type="float" office:value="43.5" calcext:value-type="float">
            <text:p>43,5</text:p>
          </table:table-cell>
          <table:table-cell table:formula="of:=45+DEGREES(ASIN(SIN(2*PI()/360*(45-[.C60]))/[.$B$4]))" office:value-type="float" office:value="45.9900351794288" calcext:value-type="float">
            <text:p>45,9900351794</text:p>
          </table:table-cell>
          <table:table-cell office:value-type="float" office:value="0.184" calcext:value-type="float">
            <text:p>0,184</text:p>
          </table:table-cell>
          <table:table-cell office:value-type="float" office:value="0.907" calcext:value-type="float">
            <text:p>0,907</text:p>
          </table:table-cell>
          <table:table-cell table:formula="of:=([.E60]+0.002)/([.F60]+0.002)" office:value-type="float" office:value="0.204620462046205" calcext:value-type="float">
            <text:p>0,204620462</text:p>
          </table:table-cell>
          <table:table-cell/>
          <table:table-cell table:formula="of:=SQRT(((-(COS((45-[.C60])*2*PI()/360)/ (1.515*SQRT(1-(  ( (SIN((45-[.C60])*2*PI()/360))^2)/1.515^2     )) ) ))*0.15)^2)" office:value-type="float" office:value="0.0989907505705371" calcext:value-type="float">
            <text:p>0,0989907506</text:p>
          </table:table-cell>
          <table:table-cell table:formula="of:=SQRT(  (0.01/([.F60]+0.002))^2+((([.E60]+0.002)*0.01/(([.F60]+0.002)^2))^2    ))" office:value-type="float" office:value="0.0112290440633764" calcext:value-type="float">
            <text:p>0,011229044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4" table:formula="of:=90-[.A61]" office:value-type="float" office:value="44" calcext:value-type="float">
            <text:p>44</text:p>
          </table:table-cell>
          <table:table-cell table:formula="of:=45+DEGREES(ASIN(SIN(2*PI()/360*(45-[.C61]))/[.$B$4]))" office:value-type="float" office:value="45.6600470949199" calcext:value-type="float">
            <text:p>45,6600470949</text:p>
          </table:table-cell>
          <table:table-cell office:value-type="float" office:value="0.166" calcext:value-type="float">
            <text:p>0,166</text:p>
          </table:table-cell>
          <table:table-cell office:value-type="float" office:value="0.917" calcext:value-type="float">
            <text:p>0,917</text:p>
          </table:table-cell>
          <table:table-cell table:formula="of:=([.E61]+0.002)/([.F61]+0.002)" office:value-type="float" office:value="0.182807399347116" calcext:value-type="float">
            <text:p>0,1828073993</text:p>
          </table:table-cell>
          <table:table-cell/>
          <table:table-cell table:formula="of:=SQRT(((-(COS((45-[.C61])*2*PI()/360)/ (1.515*SQRT(1-(  ( (SIN((45-[.C61])*2*PI()/360))^2)/1.515^2     )) ) ))*0.15)^2)" office:value-type="float" office:value="0.0990013904813539" calcext:value-type="float">
            <text:p>0,0990013905</text:p>
          </table:table-cell>
          <table:table-cell table:formula="of:=SQRT(  (0.01/([.F61]+0.002))^2+((([.E61]+0.002)*0.01/(([.F61]+0.002)^2))^2    ))" office:value-type="float" office:value="0.0110617188001787" calcext:value-type="float">
            <text:p>0,0110617188</text:p>
          </table:table-cell>
          <table:table-cell/>
        </table:table-row>
        <table:table-row table:style-name="ro2">
          <table:table-cell office:value-type="float" office:value="45.5" calcext:value-type="float">
            <text:p>45,5</text:p>
          </table:table-cell>
          <table:table-cell/>
          <table:table-cell table:style-name="ce4" table:formula="of:=90-[.A62]" office:value-type="float" office:value="44.5" calcext:value-type="float">
            <text:p>44,5</text:p>
          </table:table-cell>
          <table:table-cell table:formula="of:=45+DEGREES(ASIN(SIN(2*PI()/360*(45-[.C62]))/[.$B$4]))" office:value-type="float" office:value="45.3300306394191" calcext:value-type="float">
            <text:p>45,3300306394</text:p>
          </table:table-cell>
          <table:table-cell office:value-type="float" office:value="0.115" calcext:value-type="float">
            <text:p>0,115</text:p>
          </table:table-cell>
          <table:table-cell office:value-type="float" office:value="0.908" calcext:value-type="float">
            <text:p>0,908</text:p>
          </table:table-cell>
          <table:table-cell table:formula="of:=([.E62]+0.002)/([.F62]+0.002)" office:value-type="float" office:value="0.128571428571429" calcext:value-type="float">
            <text:p>0,1285714286</text:p>
          </table:table-cell>
          <table:table-cell/>
          <table:table-cell table:formula="of:=SQRT(((-(COS((45-[.C62])*2*PI()/360)/ (1.515*SQRT(1-(  ( (SIN((45-[.C62])*2*PI()/360))^2)/1.515^2     )) ) ))*0.15)^2)" office:value-type="float" office:value="0.0990077734812347" calcext:value-type="float">
            <text:p>0,0990077735</text:p>
          </table:table-cell>
          <table:table-cell table:formula="of:=SQRT(  (0.01/([.F62]+0.002))^2+((([.E62]+0.002)*0.01/(([.F62]+0.002)^2))^2    ))" office:value-type="float" office:value="0.0110794662408753" calcext:value-type="float">
            <text:p>0,0110794662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4" table:formula="of:=90-[.A63]" office:value-type="float" office:value="45" calcext:value-type="float">
            <text:p>45</text:p>
          </table:table-cell>
          <table:table-cell table:formula="of:=45+DEGREES(ASIN(SIN(2*PI()/360*(45-[.C63]))/[.$B$4]))" office:value-type="float" office:value="45" calcext:value-type="float">
            <text:p>45</text:p>
          </table:table-cell>
          <table:table-cell office:value-type="float" office:value="0.052" calcext:value-type="float">
            <text:p>0,052</text:p>
          </table:table-cell>
          <table:table-cell office:value-type="float" office:value="0.887" calcext:value-type="float">
            <text:p>0,887</text:p>
          </table:table-cell>
          <table:table-cell table:formula="of:=([.E63]+0.002)/([.F63]+0.002)" office:value-type="float" office:value="0.0607424071991001" calcext:value-type="float">
            <text:p>0,0607424072</text:p>
          </table:table-cell>
          <table:table-cell/>
          <table:table-cell table:formula="of:=SQRT(((-(COS((45-[.C63])*2*PI()/360)/ (1.515*SQRT(1-(  ( (SIN((45-[.C63])*2*PI()/360))^2)/1.515^2     )) ) ))*0.15)^2)" office:value-type="float" office:value="0.099009900990099" calcext:value-type="float">
            <text:p>0,099009901</text:p>
          </table:table-cell>
          <table:table-cell table:formula="of:=SQRT(  (0.01/([.F63]+0.002))^2+((([.E63]+0.002)*0.01/(([.F63]+0.002)^2))^2    ))" office:value-type="float" office:value="0.0112693264507064" calcext:value-type="float">
            <text:p>0,0112693265</text:p>
          </table:table-cell>
          <table:table-cell/>
        </table:table-row>
        <table:table-row table:style-name="ro2">
          <table:table-cell office:value-type="float" office:value="44.5" calcext:value-type="float">
            <text:p>44,5</text:p>
          </table:table-cell>
          <table:table-cell/>
          <table:table-cell table:style-name="ce4" table:formula="of:=90-[.A64]" office:value-type="float" office:value="45.5" calcext:value-type="float">
            <text:p>45,5</text:p>
          </table:table-cell>
          <table:table-cell table:formula="of:=45+DEGREES(ASIN(SIN(2*PI()/360*(45-[.C64]))/[.$B$4]))" office:value-type="float" office:value="44.6699693605809" calcext:value-type="float">
            <text:p>44,6699693606</text:p>
          </table:table-cell>
          <table:table-cell office:value-type="float" office:value="0.024" calcext:value-type="float">
            <text:p>0,024</text:p>
          </table:table-cell>
          <table:table-cell office:value-type="float" office:value="0.866" calcext:value-type="float">
            <text:p>0,866</text:p>
          </table:table-cell>
          <table:table-cell table:formula="of:=([.E64]+0.002)/([.F64]+0.002)" office:value-type="float" office:value="0.0299539170506912" calcext:value-type="float">
            <text:p>0,0299539171</text:p>
          </table:table-cell>
          <table:table-cell/>
          <table:table-cell table:formula="of:=SQRT(((-(COS((45-[.C64])*2*PI()/360)/ (1.515*SQRT(1-(  ( (SIN((45-[.C64])*2*PI()/360))^2)/1.515^2     )) ) ))*0.15)^2)" office:value-type="float" office:value="0.0990077734812347" calcext:value-type="float">
            <text:p>0,0990077735</text:p>
          </table:table-cell>
          <table:table-cell table:formula="of:=SQRT(  (0.01/([.F64]+0.002))^2+((([.E64]+0.002)*0.01/(([.F64]+0.002)^2))^2    ))" office:value-type="float" office:value="0.0115259045851284" calcext:value-type="float">
            <text:p>0,011525904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4" table:formula="of:=90-[.A65]" office:value-type="float" office:value="46" calcext:value-type="float">
            <text:p>46</text:p>
          </table:table-cell>
          <table:table-cell table:formula="of:=45+DEGREES(ASIN(SIN(2*PI()/360*(45-[.C65]))/[.$B$4]))" office:value-type="float" office:value="44.3399529050801" calcext:value-type="float">
            <text:p>44,3399529051</text:p>
          </table:table-cell>
          <table:table-cell office:value-type="float" office:value="0.034" calcext:value-type="float">
            <text:p>0,034</text:p>
          </table:table-cell>
          <table:table-cell office:value-type="float" office:value="0.838" calcext:value-type="float">
            <text:p>0,838</text:p>
          </table:table-cell>
          <table:table-cell table:formula="of:=([.E65]+0.002)/([.F65]+0.002)" office:value-type="float" office:value="0.0428571428571429" calcext:value-type="float">
            <text:p>0,0428571429</text:p>
          </table:table-cell>
          <table:table-cell/>
          <table:table-cell table:formula="of:=SQRT(((-(COS((45-[.C65])*2*PI()/360)/ (1.515*SQRT(1-(  ( (SIN((45-[.C65])*2*PI()/360))^2)/1.515^2     )) ) ))*0.15)^2)" office:value-type="float" office:value="0.0990013904813539" calcext:value-type="float">
            <text:p>0,0990013905</text:p>
          </table:table-cell>
          <table:table-cell table:formula="of:=SQRT(  (0.01/([.F65]+0.002))^2+((([.E65]+0.002)*0.01/(([.F65]+0.002)^2))^2    ))" office:value-type="float" office:value="0.0119156898337438" calcext:value-type="float">
            <text:p>0,0119156898</text:p>
          </table:table-cell>
          <table:table-cell/>
        </table:table-row>
        <table:table-row table:style-name="ro2">
          <table:table-cell office:value-type="float" office:value="43.5" calcext:value-type="float">
            <text:p>43,5</text:p>
          </table:table-cell>
          <table:table-cell/>
          <table:table-cell table:style-name="ce4" table:formula="of:=90-[.A66]" office:value-type="float" office:value="46.5" calcext:value-type="float">
            <text:p>46,5</text:p>
          </table:table-cell>
          <table:table-cell table:formula="of:=45+DEGREES(ASIN(SIN(2*PI()/360*(45-[.C66]))/[.$B$4]))" office:value-type="float" office:value="44.0099648205712" calcext:value-type="float">
            <text:p>44,0099648206</text:p>
          </table:table-cell>
          <table:table-cell office:value-type="float" office:value="0.1" calcext:value-type="float">
            <text:p>0,1</text:p>
          </table:table-cell>
          <table:table-cell office:value-type="float" office:value="0.831" calcext:value-type="float">
            <text:p>0,831</text:p>
          </table:table-cell>
          <table:table-cell table:formula="of:=([.E66]+0.002)/([.F66]+0.002)" office:value-type="float" office:value="0.122448979591837" calcext:value-type="float">
            <text:p>0,1224489796</text:p>
          </table:table-cell>
          <table:table-cell/>
          <table:table-cell table:formula="of:=SQRT(((-(COS((45-[.C66])*2*PI()/360)/ (1.515*SQRT(1-(  ( (SIN((45-[.C66])*2*PI()/360))^2)/1.515^2     )) ) ))*0.15)^2)" office:value-type="float" office:value="0.0989907505705371" calcext:value-type="float">
            <text:p>0,0989907506</text:p>
          </table:table-cell>
          <table:table-cell table:formula="of:=SQRT(  (0.01/([.F66]+0.002))^2+((([.E66]+0.002)*0.01/(([.F66]+0.002)^2))^2    ))" office:value-type="float" office:value="0.0120944655875713" calcext:value-type="float">
            <text:p>0,0120944656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4" table:formula="of:=90-[.A67]" office:value-type="float" office:value="47" calcext:value-type="float">
            <text:p>47</text:p>
          </table:table-cell>
          <table:table-cell table:formula="of:=45+DEGREES(ASIN(SIN(2*PI()/360*(45-[.C67]))/[.$B$4]))" office:value-type="float" office:value="43.6800193004388" calcext:value-type="float">
            <text:p>43,6800193004</text:p>
          </table:table-cell>
          <table:table-cell office:value-type="float" office:value="0.258" calcext:value-type="float">
            <text:p>0,258</text:p>
          </table:table-cell>
          <table:table-cell office:value-type="float" office:value="0.818" calcext:value-type="float">
            <text:p>0,818</text:p>
          </table:table-cell>
          <table:table-cell table:formula="of:=([.E67]+0.002)/([.F67]+0.002)" office:value-type="float" office:value="0.317073170731707" calcext:value-type="float">
            <text:p>0,3170731707</text:p>
          </table:table-cell>
          <table:table-cell/>
          <table:table-cell table:formula="of:=SQRT(((-(COS((45-[.C67])*2*PI()/360)/ (1.515*SQRT(1-(  ( (SIN((45-[.C67])*2*PI()/360))^2)/1.515^2     )) ) ))*0.15)^2)" office:value-type="float" office:value="0.0989758513820672" calcext:value-type="float">
            <text:p>0,0989758514</text:p>
          </table:table-cell>
          <table:table-cell table:formula="of:=SQRT(  (0.01/([.F67]+0.002))^2+((([.E67]+0.002)*0.01/(([.F67]+0.002)^2))^2    ))" office:value-type="float" office:value="0.0127934641092246" calcext:value-type="float">
            <text:p>0,0127934641</text:p>
          </table:table-cell>
          <table:table-cell/>
        </table:table-row>
        <table:table-row table:style-name="ro2">
          <table:table-cell office:value-type="float" office:value="41.5" calcext:value-type="float">
            <text:p>41,5</text:p>
          </table:table-cell>
          <table:table-cell/>
          <table:table-cell table:style-name="ce4" table:formula="of:=90-[.A68]" office:value-type="float" office:value="48.5" calcext:value-type="float">
            <text:p>48,5</text:p>
          </table:table-cell>
          <table:table-cell table:formula="of:=45+DEGREES(ASIN(SIN(2*PI()/360*(45-[.C68]))/[.$B$4]))" office:value-type="float" office:value="42.690580221105" calcext:value-type="float">
            <text:p>42,6905802211</text:p>
          </table:table-cell>
          <table:table-cell office:value-type="float" office:value="0.888" calcext:value-type="float">
            <text:p>0,888</text:p>
          </table:table-cell>
          <table:table-cell office:value-type="float" office:value="0.797" calcext:value-type="float">
            <text:p>0,797</text:p>
          </table:table-cell>
          <table:table-cell table:formula="of:=([.E68]+0.002)/([.F68]+0.002)" office:value-type="float" office:value="1.11389236545682" calcext:value-type="float">
            <text:p>1,1138923655</text:p>
          </table:table-cell>
          <table:table-cell/>
          <table:table-cell table:formula="of:=SQRT(((-(COS((45-[.C68])*2*PI()/360)/ (1.515*SQRT(1-(  ( (SIN((45-[.C68])*2*PI()/360))^2)/1.515^2     )) ) ))*0.15)^2)" office:value-type="float" office:value="0.0989055602750435" calcext:value-type="float">
            <text:p>0,0989055603</text:p>
          </table:table-cell>
          <table:table-cell table:formula="of:=SQRT(  (0.01/([.F68]+0.002))^2+((([.E68]+0.002)*0.01/(([.F68]+0.002)^2))^2    ))" office:value-type="float" office:value="0.0187348631125134" calcext:value-type="float">
            <text:p>0,0187348631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4" table:formula="of:=90-[.A69]" office:value-type="float" office:value="50" calcext:value-type="float">
            <text:p>50</text:p>
          </table:table-cell>
          <table:table-cell table:formula="of:=45+DEGREES(ASIN(SIN(2*PI()/360*(45-[.C69]))/[.$B$4]))" office:value-type="float" office:value="41.7020364519692" calcext:value-type="float">
            <text:p>41,702036452</text:p>
          </table:table-cell>
          <table:table-cell table:style-name="ce3" office:value-type="float" office:value="0.967" calcext:value-type="float">
            <text:p>0,967</text:p>
          </table:table-cell>
          <table:table-cell table:style-name="ce3" office:value-type="float" office:value="0.766" calcext:value-type="float">
            <text:p>0,766</text:p>
          </table:table-cell>
          <table:table-cell table:formula="of:=([.E69]+0.002)/([.F69]+0.002)" office:value-type="float" office:value="1.26171875" calcext:value-type="float">
            <text:p>1,26171875</text:p>
          </table:table-cell>
          <table:table-cell/>
          <table:table-cell table:formula="of:=SQRT(((-(COS((45-[.C69])*2*PI()/360)/ (1.515*SQRT(1-(  ( (SIN((45-[.C69])*2*PI()/360))^2)/1.515^2     )) ) ))*0.15)^2)" office:value-type="float" office:value="0.0987967594956001" calcext:value-type="float">
            <text:p>0,0987967595</text:p>
          </table:table-cell>
          <table:table-cell table:formula="of:=SQRT(  (0.01/([.F69]+0.002))^2+((([.E69]+0.002)*0.01/(([.F69]+0.002)^2))^2    ))" office:value-type="float" office:value="0.0209628712209268" calcext:value-type="float">
            <text:p>0,0209628712</text:p>
          </table:table-cell>
          <table:table-cell/>
        </table:table-row>
        <table:table-row table:style-name="ro2">
          <table:table-cell table:style-name="ce3" office:value-type="float" office:value="38.5" calcext:value-type="float">
            <text:p>38,5</text:p>
          </table:table-cell>
          <table:table-cell table:style-name="ce3"/>
          <table:table-cell table:style-name="ce4" table:formula="of:=90-[.A70]" office:value-type="float" office:value="51.5" calcext:value-type="float">
            <text:p>51,5</text:p>
          </table:table-cell>
          <table:table-cell table:formula="of:=45+DEGREES(ASIN(SIN(2*PI()/360*(45-[.C70]))/[.$B$4]))" office:value-type="float" office:value="40.7147741134157" calcext:value-type="float">
            <text:p>40,7147741134</text:p>
          </table:table-cell>
          <table:table-cell table:style-name="ce3" office:value-type="float" office:value="0.703" calcext:value-type="float">
            <text:p>0,703</text:p>
          </table:table-cell>
          <table:table-cell table:style-name="ce3" office:value-type="float" office:value="0.757" calcext:value-type="float">
            <text:p>0,757</text:p>
          </table:table-cell>
          <table:table-cell table:formula="of:=([.E70]+0.002)/([.F70]+0.002)" office:value-type="float" office:value="0.928853754940712" calcext:value-type="float">
            <text:p>0,9288537549</text:p>
          </table:table-cell>
          <table:table-cell/>
          <table:table-cell table:formula="of:=SQRT(((-(COS((45-[.C70])*2*PI()/360)/ (1.515*SQRT(1-(  ( (SIN((45-[.C70])*2*PI()/360))^2)/1.515^2     )) ) ))*0.15)^2)" office:value-type="float" office:value="0.0986492314790303" calcext:value-type="float">
            <text:p>0,0986492315</text:p>
          </table:table-cell>
          <table:table-cell table:formula="of:=SQRT(  (0.01/([.F70]+0.002))^2+((([.E70]+0.002)*0.01/(([.F70]+0.002)^2))^2    ))" office:value-type="float" office:value="0.0179819903294797" calcext:value-type="float">
            <text:p>0,0179819903</text:p>
          </table:table-cell>
          <table:table-cell/>
        </table:table-row>
        <table:table-row table:style-name="ro2">
          <table:table-cell table:style-name="ce3" office:value-type="float" office:value="42.5" calcext:value-type="float">
            <text:p>42,5</text:p>
          </table:table-cell>
          <table:table-cell table:style-name="ce3"/>
          <table:table-cell table:style-name="ce4" table:formula="of:=90-[.A71]" office:value-type="float" office:value="47.5" calcext:value-type="float">
            <text:p>47,5</text:p>
          </table:table-cell>
          <table:table-cell table:formula="of:=45+DEGREES(ASIN(SIN(2*PI()/360*(45-[.C71]))/[.$B$4]))" office:value-type="float" office:value="43.350130547535" calcext:value-type="float">
            <text:p>43,3501305475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814" calcext:value-type="float">
            <text:p>0,814</text:p>
          </table:table-cell>
          <table:table-cell table:formula="of:=([.E71]+0.002)/([.F71]+0.002)" office:value-type="float" office:value="0.519607843137255" calcext:value-type="float">
            <text:p>0,5196078431</text:p>
          </table:table-cell>
          <table:table-cell/>
          <table:table-cell table:formula="of:=SQRT(((-(COS((45-[.C71])*2*PI()/360)/ (1.515*SQRT(1-(  ( (SIN((45-[.C71])*2*PI()/360))^2)/1.515^2     )) ) ))*0.15)^2)" office:value-type="float" office:value="0.0989566896021534" calcext:value-type="float">
            <text:p>0,0989566896</text:p>
          </table:table-cell>
          <table:table-cell table:formula="of:=SQRT(  (0.01/([.F71]+0.002))^2+((([.E71]+0.002)*0.01/(([.F71]+0.002)^2))^2    ))" office:value-type="float" office:value="0.0138105313156348" calcext:value-type="float">
            <text:p>0,0138105313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2"/>
          <table:table-cell table:formula="of:=SQRT(((-(COS((45-[.C72])*2*PI()/360)/ (1.515*SQRT(1-(  ( (SIN((45-[.C72])*2*PI()/360))^2)/1.515^2     )) ) ))*0.15)^2)" office:value-type="float" office:value="0.0791620108434902" calcext:value-type="float">
            <text:p>0,0791620108</text:p>
          </table:table-cell>
          <table:table-cell table:formula="of:=SQRT(  (0.01/([.F72]+0.002))^2+((([.E72]+0.002)*0.01/(([.F72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73])*2*PI()/360)/ (1.515*SQRT(1-(  ( (SIN((45-[.C73])*2*PI()/360))^2)/1.515^2     )) ) ))*0.15)^2)" office:value-type="float" office:value="0.0791620108434902" calcext:value-type="float">
            <text:p>0,0791620108</text:p>
          </table:table-cell>
          <table:table-cell table:formula="of:=SQRT(  (0.01/([.F73]+0.002))^2+((([.E73]+0.002)*0.01/(([.F73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74])*2*PI()/360)/ (1.515*SQRT(1-(  ( (SIN((45-[.C74])*2*PI()/360))^2)/1.515^2     )) ) ))*0.15)^2)" office:value-type="float" office:value="0.0791620108434902" calcext:value-type="float">
            <text:p>0,0791620108</text:p>
          </table:table-cell>
          <table:table-cell table:formula="of:=SQRT(  (0.01/([.F74]+0.002))^2+((([.E74]+0.002)*0.01/(([.F74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75])*2*PI()/360)/ (1.515*SQRT(1-(  ( (SIN((45-[.C75])*2*PI()/360))^2)/1.515^2     )) ) ))*0.15)^2)" office:value-type="float" office:value="0.0791620108434902" calcext:value-type="float">
            <text:p>0,0791620108</text:p>
          </table:table-cell>
          <table:table-cell table:formula="of:=SQRT(  (0.01/([.F75]+0.002))^2+((([.E75]+0.002)*0.01/(([.F75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office:value-type="string" calcext:value-type="string">
            <text:p>Prisma 5</text:p>
          </table:table-cell>
          <table:table-cell table:number-columns-repeated="2"/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formula="of:=SQRT(((-(COS((45-[.C76])*2*PI()/360)/ (1.515*SQRT(1-(  ( (SIN((45-[.C76])*2*PI()/360))^2)/1.515^2     )) ) ))*0.15)^2)" office:value-type="float" office:value="0.0791620108434902" calcext:value-type="float">
            <text:p>0,0791620108</text:p>
          </table:table-cell>
          <table:table-cell table:formula="of:=SQRT(  (0.01/([.F76]+0.002))^2+((([.E76]+0.002)*0.01/(([.F76]+0.002)^2))^2    ))" office:value-type="float" office:value="0.893646965539043" calcext:value-type="float">
            <text:p>0,8936469655</text:p>
          </table:table-cell>
          <table:table-cell/>
        </table:table-row>
        <table:table-row table:style-name="ro3">
          <table:table-cell table:style-name="ce2" office:value-type="string" calcext:value-type="string">
            <text:p>theta_ein</text:p>
          </table:table-cell>
          <table:table-cell table:style-name="ce2" office:value-type="string" calcext:value-type="string">
            <text:p>theta_au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U_p</text:p>
          </table:table-cell>
          <table:table-cell table:style-name="ce2" office:value-type="string" calcext:value-type="string">
            <text:p>U_s</text:p>
          </table:table-cell>
          <table:table-cell table:style-name="ce2" office:value-type="string" calcext:value-type="string">
            <text:p>U_p/U_s</text:p>
          </table:table-cell>
          <table:table-cell/>
          <table:table-cell table:formula="of:=SQRT(((-(COS((45-[.C77])*2*PI()/360)/ (1.515*SQRT(1-(  ( (SIN((45-[.C77])*2*PI()/360))^2)/1.515^2     )) ) ))*0.15)^2)" office:value-type="string" office:string-value="" calcext:value-type="error">
            <text:p>#WERT!</text:p>
          </table:table-cell>
          <table:table-cell table:formula="of:=SQRT(  (0.01/([.F77]+0.002))^2+((([.E77]+0.002)*0.01/(([.F77]+0.002)^2))^2    ))" office:value-type="string" office:string-value="" calcext:value-type="error">
            <text:p>#WERT!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4" table:formula="of:=90-[.A78]" office:value-type="float" office:value="37" calcext:value-type="float">
            <text:p>37</text:p>
          </table:table-cell>
          <table:table-cell table:formula="of:=45+DEGREES(ASIN(SIN(2*PI()/360*(45-[.C78]))/[.$B$4]))" office:value-type="float" office:value="50.2708181131477" calcext:value-type="float">
            <text:p>50,2708181131</text:p>
          </table:table-cell>
          <table:table-cell office:value-type="float" office:value="0.554" calcext:value-type="float">
            <text:p>0,554</text:p>
          </table:table-cell>
          <table:table-cell office:value-type="float" office:value="0.922" calcext:value-type="float">
            <text:p>0,922</text:p>
          </table:table-cell>
          <table:table-cell table:formula="of:=([.E78]+0.002)/([.F78]+0.002)" office:value-type="float" office:value="0.601731601731602" calcext:value-type="float">
            <text:p>0,6017316017</text:p>
          </table:table-cell>
          <table:table-cell/>
          <table:table-cell table:formula="of:=SQRT(((-(COS((45-[.C78])*2*PI()/360)/ (1.515*SQRT(1-(  ( (SIN((45-[.C78])*2*PI()/360))^2)/1.515^2     )) ) ))*0.15)^2)" office:value-type="float" office:value="0.0984626815436064" calcext:value-type="float">
            <text:p>0,0984626815</text:p>
          </table:table-cell>
          <table:table-cell table:formula="of:=SQRT(  (0.01/([.F78]+0.002))^2+((([.E78]+0.002)*0.01/(([.F78]+0.002)^2))^2    ))" office:value-type="float" office:value="0.0126307600136579" calcext:value-type="float">
            <text:p>0,01263076</text:p>
          </table:table-cell>
          <table:table-cell/>
        </table:table-row>
        <table:table-row table:style-name="ro2">
          <table:table-cell office:value-type="float" office:value="51.5" calcext:value-type="float">
            <text:p>51,5</text:p>
          </table:table-cell>
          <table:table-cell/>
          <table:table-cell table:style-name="ce4" table:formula="of:=90-[.A79]" office:value-type="float" office:value="38.5" calcext:value-type="float">
            <text:p>38,5</text:p>
          </table:table-cell>
          <table:table-cell table:formula="of:=45+DEGREES(ASIN(SIN(2*PI()/360*(45-[.C79]))/[.$B$4]))" office:value-type="float" office:value="49.2852258865843" calcext:value-type="float">
            <text:p>49,2852258866</text:p>
          </table:table-cell>
          <table:table-cell office:value-type="float" office:value="0.547" calcext:value-type="float">
            <text:p>0,547</text:p>
          </table:table-cell>
          <table:table-cell office:value-type="float" office:value="0.915" calcext:value-type="float">
            <text:p>0,915</text:p>
          </table:table-cell>
          <table:table-cell table:formula="of:=([.E79]+0.002)/([.F79]+0.002)" office:value-type="float" office:value="0.598691384950927" calcext:value-type="float">
            <text:p>0,598691385</text:p>
          </table:table-cell>
          <table:table-cell/>
          <table:table-cell table:formula="of:=SQRT(((-(COS((45-[.C79])*2*PI()/360)/ (1.515*SQRT(1-(  ( (SIN((45-[.C79])*2*PI()/360))^2)/1.515^2     )) ) ))*0.15)^2)" office:value-type="float" office:value="0.0986492314790303" calcext:value-type="float">
            <text:p>0,0986492315</text:p>
          </table:table-cell>
          <table:table-cell table:formula="of:=SQRT(  (0.01/([.F79]+0.002))^2+((([.E79]+0.002)*0.01/(([.F79]+0.002)^2))^2    ))" office:value-type="float" office:value="0.0127101160551572" calcext:value-type="float">
            <text:p>0,012710116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4" table:formula="of:=90-[.A80]" office:value-type="float" office:value="40" calcext:value-type="float">
            <text:p>40</text:p>
          </table:table-cell>
          <table:table-cell table:formula="of:=45+DEGREES(ASIN(SIN(2*PI()/360*(45-[.C80]))/[.$B$4]))" office:value-type="float" office:value="48.2979635480308" calcext:value-type="float">
            <text:p>48,297963548</text:p>
          </table:table-cell>
          <table:table-cell office:value-type="float" office:value="0.523" calcext:value-type="float">
            <text:p>0,523</text:p>
          </table:table-cell>
          <table:table-cell office:value-type="float" office:value="0.906" calcext:value-type="float">
            <text:p>0,906</text:p>
          </table:table-cell>
          <table:table-cell table:formula="of:=([.E80]+0.002)/([.F80]+0.002)" office:value-type="float" office:value="0.578193832599119" calcext:value-type="float">
            <text:p>0,5781938326</text:p>
          </table:table-cell>
          <table:table-cell/>
          <table:table-cell table:formula="of:=SQRT(((-(COS((45-[.C80])*2*PI()/360)/ (1.515*SQRT(1-(  ( (SIN((45-[.C80])*2*PI()/360))^2)/1.515^2     )) ) ))*0.15)^2)" office:value-type="float" office:value="0.0987967594956001" calcext:value-type="float">
            <text:p>0,0987967595</text:p>
          </table:table-cell>
          <table:table-cell table:formula="of:=SQRT(  (0.01/([.F80]+0.002))^2+((([.E80]+0.002)*0.01/(([.F80]+0.002)^2))^2    ))" office:value-type="float" office:value="0.0127216139988791" calcext:value-type="float">
            <text:p>0,012721614</text:p>
          </table:table-cell>
          <table:table-cell/>
        </table:table-row>
        <table:table-row table:style-name="ro2">
          <table:table-cell office:value-type="float" office:value="48.5" calcext:value-type="float">
            <text:p>48,5</text:p>
          </table:table-cell>
          <table:table-cell/>
          <table:table-cell table:style-name="ce4" table:formula="of:=90-[.A81]" office:value-type="float" office:value="41.5" calcext:value-type="float">
            <text:p>41,5</text:p>
          </table:table-cell>
          <table:table-cell table:formula="of:=45+DEGREES(ASIN(SIN(2*PI()/360*(45-[.C81]))/[.$B$4]))" office:value-type="float" office:value="47.309419778895" calcext:value-type="float">
            <text:p>47,3094197789</text:p>
          </table:table-cell>
          <table:table-cell office:value-type="float" office:value="0.485" calcext:value-type="float">
            <text:p>0,485</text:p>
          </table:table-cell>
          <table:table-cell office:value-type="float" office:value="0.893" calcext:value-type="float">
            <text:p>0,893</text:p>
          </table:table-cell>
          <table:table-cell table:formula="of:=([.E81]+0.002)/([.F81]+0.002)" office:value-type="float" office:value="0.54413407821229" calcext:value-type="float">
            <text:p>0,5441340782</text:p>
          </table:table-cell>
          <table:table-cell/>
          <table:table-cell table:formula="of:=SQRT(((-(COS((45-[.C81])*2*PI()/360)/ (1.515*SQRT(1-(  ( (SIN((45-[.C81])*2*PI()/360))^2)/1.515^2     )) ) ))*0.15)^2)" office:value-type="float" office:value="0.0989055602750435" calcext:value-type="float">
            <text:p>0,0989055603</text:p>
          </table:table-cell>
          <table:table-cell table:formula="of:=SQRT(  (0.01/([.F81]+0.002))^2+((([.E81]+0.002)*0.01/(([.F81]+0.002)^2))^2    ))" office:value-type="float" office:value="0.0127201779423058" calcext:value-type="float">
            <text:p>0,0127201779</text:p>
          </table:table-cell>
          <table:table-cell/>
        </table:table-row>
        <table:table-row table:style-name="ro2">
          <table:table-cell office:value-type="float" office:value="47.5" calcext:value-type="float">
            <text:p>47,5</text:p>
          </table:table-cell>
          <table:table-cell/>
          <table:table-cell table:style-name="ce4" table:formula="of:=90-[.A82]" office:value-type="float" office:value="42.5" calcext:value-type="float">
            <text:p>42,5</text:p>
          </table:table-cell>
          <table:table-cell table:formula="of:=45+DEGREES(ASIN(SIN(2*PI()/360*(45-[.C82]))/[.$B$4]))" office:value-type="float" office:value="46.649869452465" calcext:value-type="float">
            <text:p>46,6498694525</text:p>
          </table:table-cell>
          <table:table-cell office:value-type="float" office:value="0.465" calcext:value-type="float">
            <text:p>0,465</text:p>
          </table:table-cell>
          <table:table-cell office:value-type="float" office:value="0.892" calcext:value-type="float">
            <text:p>0,892</text:p>
          </table:table-cell>
          <table:table-cell table:formula="of:=([.E82]+0.002)/([.F82]+0.002)" office:value-type="float" office:value="0.522371364653244" calcext:value-type="float">
            <text:p>0,5223713647</text:p>
          </table:table-cell>
          <table:table-cell/>
          <table:table-cell table:formula="of:=SQRT(((-(COS((45-[.C82])*2*PI()/360)/ (1.515*SQRT(1-(  ( (SIN((45-[.C82])*2*PI()/360))^2)/1.515^2     )) ) ))*0.15)^2)" office:value-type="float" office:value="0.0989566896021534" calcext:value-type="float">
            <text:p>0,0989566896</text:p>
          </table:table-cell>
          <table:table-cell table:formula="of:=SQRT(  (0.01/([.F82]+0.002))^2+((([.E82]+0.002)*0.01/(([.F82]+0.002)^2))^2    ))" office:value-type="float" office:value="0.0126198682502039" calcext:value-type="float">
            <text:p>0,012619868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ce4" table:formula="of:=90-[.A83]" office:value-type="float" office:value="43" calcext:value-type="float">
            <text:p>43</text:p>
          </table:table-cell>
          <table:table-cell table:formula="of:=45+DEGREES(ASIN(SIN(2*PI()/360*(45-[.C83]))/[.$B$4]))" office:value-type="float" office:value="46.3199806995612" calcext:value-type="float">
            <text:p>46,3199806996</text:p>
          </table:table-cell>
          <table:table-cell office:value-type="float" office:value="0.451" calcext:value-type="float">
            <text:p>0,451</text:p>
          </table:table-cell>
          <table:table-cell office:value-type="float" office:value="0.891" calcext:value-type="float">
            <text:p>0,891</text:p>
          </table:table-cell>
          <table:table-cell table:formula="of:=([.E83]+0.002)/([.F83]+0.002)" office:value-type="float" office:value="0.507278835386338" calcext:value-type="float">
            <text:p>0,5072788354</text:p>
          </table:table-cell>
          <table:table-cell/>
          <table:table-cell table:formula="of:=SQRT(((-(COS((45-[.C83])*2*PI()/360)/ (1.515*SQRT(1-(  ( (SIN((45-[.C83])*2*PI()/360))^2)/1.515^2     )) ) ))*0.15)^2)" office:value-type="float" office:value="0.0989758513820672" calcext:value-type="float">
            <text:p>0,0989758514</text:p>
          </table:table-cell>
          <table:table-cell table:formula="of:=SQRT(  (0.01/([.F83]+0.002))^2+((([.E83]+0.002)*0.01/(([.F83]+0.002)^2))^2    ))" office:value-type="float" office:value="0.0125566414661153" calcext:value-type="float">
            <text:p>0,0125566415</text:p>
          </table:table-cell>
          <table:table-cell/>
        </table:table-row>
        <table:table-row table:style-name="ro2">
          <table:table-cell office:value-type="float" office:value="46.5" calcext:value-type="float">
            <text:p>46,5</text:p>
          </table:table-cell>
          <table:table-cell/>
          <table:table-cell table:style-name="ce4" table:formula="of:=90-[.A84]" office:value-type="float" office:value="43.5" calcext:value-type="float">
            <text:p>43,5</text:p>
          </table:table-cell>
          <table:table-cell table:formula="of:=45+DEGREES(ASIN(SIN(2*PI()/360*(45-[.C84]))/[.$B$4]))" office:value-type="float" office:value="45.9900351794288" calcext:value-type="float">
            <text:p>45,9900351794</text:p>
          </table:table-cell>
          <table:table-cell office:value-type="float" office:value="0.44" calcext:value-type="float">
            <text:p>0,44</text:p>
          </table:table-cell>
          <table:table-cell office:value-type="float" office:value="0.884" calcext:value-type="float">
            <text:p>0,884</text:p>
          </table:table-cell>
          <table:table-cell table:formula="of:=([.E84]+0.002)/([.F84]+0.002)" office:value-type="float" office:value="0.498871331828442" calcext:value-type="float">
            <text:p>0,4988713318</text:p>
          </table:table-cell>
          <table:table-cell/>
          <table:table-cell table:formula="of:=SQRT(((-(COS((45-[.C84])*2*PI()/360)/ (1.515*SQRT(1-(  ( (SIN((45-[.C84])*2*PI()/360))^2)/1.515^2     )) ) ))*0.15)^2)" office:value-type="float" office:value="0.0989907505705371" calcext:value-type="float">
            <text:p>0,0989907506</text:p>
          </table:table-cell>
          <table:table-cell table:formula="of:=SQRT(  (0.01/([.F84]+0.002))^2+((([.E84]+0.002)*0.01/(([.F84]+0.002)^2))^2    ))" office:value-type="float" office:value="0.0126132019070647" calcext:value-type="float">
            <text:p>0,0126132019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4" table:formula="of:=90-[.A85]" office:value-type="float" office:value="44" calcext:value-type="float">
            <text:p>44</text:p>
          </table:table-cell>
          <table:table-cell table:formula="of:=45+DEGREES(ASIN(SIN(2*PI()/360*(45-[.C85]))/[.$B$4]))" office:value-type="float" office:value="45.6600470949199" calcext:value-type="float">
            <text:p>45,6600470949</text:p>
          </table:table-cell>
          <table:table-cell office:value-type="float" office:value="0.428" calcext:value-type="float">
            <text:p>0,428</text:p>
          </table:table-cell>
          <table:table-cell office:value-type="float" office:value="0.873" calcext:value-type="float">
            <text:p>0,873</text:p>
          </table:table-cell>
          <table:table-cell table:formula="of:=([.E85]+0.002)/([.F85]+0.002)" office:value-type="float" office:value="0.491428571428571" calcext:value-type="float">
            <text:p>0,4914285714</text:p>
          </table:table-cell>
          <table:table-cell/>
          <table:table-cell table:formula="of:=SQRT(((-(COS((45-[.C85])*2*PI()/360)/ (1.515*SQRT(1-(  ( (SIN((45-[.C85])*2*PI()/360))^2)/1.515^2     )) ) ))*0.15)^2)" office:value-type="float" office:value="0.0990013904813539" calcext:value-type="float">
            <text:p>0,0990013905</text:p>
          </table:table-cell>
          <table:table-cell table:formula="of:=SQRT(  (0.01/([.F85]+0.002))^2+((([.E85]+0.002)*0.01/(([.F85]+0.002)^2))^2    ))" office:value-type="float" office:value="0.0127340240535511" calcext:value-type="float">
            <text:p>0,0127340241</text:p>
          </table:table-cell>
          <table:table-cell/>
        </table:table-row>
        <table:table-row table:style-name="ro2">
          <table:table-cell office:value-type="float" office:value="45.5" calcext:value-type="float">
            <text:p>45,5</text:p>
          </table:table-cell>
          <table:table-cell/>
          <table:table-cell table:style-name="ce4" table:formula="of:=90-[.A86]" office:value-type="float" office:value="44.5" calcext:value-type="float">
            <text:p>44,5</text:p>
          </table:table-cell>
          <table:table-cell table:formula="of:=45+DEGREES(ASIN(SIN(2*PI()/360*(45-[.C86]))/[.$B$4]))" office:value-type="float" office:value="45.3300306394191" calcext:value-type="float">
            <text:p>45,3300306394</text:p>
          </table:table-cell>
          <table:table-cell office:value-type="float" office:value="0.428" calcext:value-type="float">
            <text:p>0,428</text:p>
          </table:table-cell>
          <table:table-cell office:value-type="float" office:value="0.87" calcext:value-type="float">
            <text:p>0,87</text:p>
          </table:table-cell>
          <table:table-cell table:formula="of:=([.E86]+0.002)/([.F86]+0.002)" office:value-type="float" office:value="0.493119266055046" calcext:value-type="float">
            <text:p>0,4931192661</text:p>
          </table:table-cell>
          <table:table-cell/>
          <table:table-cell table:formula="of:=SQRT(((-(COS((45-[.C86])*2*PI()/360)/ (1.515*SQRT(1-(  ( (SIN((45-[.C86])*2*PI()/360))^2)/1.515^2     )) ) ))*0.15)^2)" office:value-type="float" office:value="0.0990077734812347" calcext:value-type="float">
            <text:p>0,0990077735</text:p>
          </table:table-cell>
          <table:table-cell table:formula="of:=SQRT(  (0.01/([.F86]+0.002))^2+((([.E86]+0.002)*0.01/(([.F86]+0.002)^2))^2    ))" office:value-type="float" office:value="0.0127863969734494" calcext:value-type="float">
            <text:p>0,012786397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4" table:formula="of:=90-[.A87]" office:value-type="float" office:value="45" calcext:value-type="float">
            <text:p>45</text:p>
          </table:table-cell>
          <table:table-cell table:formula="of:=45+DEGREES(ASIN(SIN(2*PI()/360*(45-[.C87]))/[.$B$4]))" office:value-type="float" office:value="45" calcext:value-type="float">
            <text:p>45</text:p>
          </table:table-cell>
          <table:table-cell office:value-type="float" office:value="0.435" calcext:value-type="float">
            <text:p>0,435</text:p>
          </table:table-cell>
          <table:table-cell office:value-type="float" office:value="0.87" calcext:value-type="float">
            <text:p>0,87</text:p>
          </table:table-cell>
          <table:table-cell table:formula="of:=([.E87]+0.002)/([.F87]+0.002)" office:value-type="float" office:value="0.501146788990826" calcext:value-type="float">
            <text:p>0,501146789</text:p>
          </table:table-cell>
          <table:table-cell/>
          <table:table-cell table:formula="of:=SQRT(((-(COS((45-[.C87])*2*PI()/360)/ (1.515*SQRT(1-(  ( (SIN((45-[.C87])*2*PI()/360))^2)/1.515^2     )) ) ))*0.15)^2)" office:value-type="float" office:value="0.099009900990099" calcext:value-type="float">
            <text:p>0,099009901</text:p>
          </table:table-cell>
          <table:table-cell table:formula="of:=SQRT(  (0.01/([.F87]+0.002))^2+((([.E87]+0.002)*0.01/(([.F87]+0.002)^2))^2    ))" office:value-type="float" office:value="0.0128273775077448" calcext:value-type="float">
            <text:p>0,0128273775</text:p>
          </table:table-cell>
          <table:table-cell/>
        </table:table-row>
        <table:table-row table:style-name="ro2">
          <table:table-cell office:value-type="float" office:value="44.5" calcext:value-type="float">
            <text:p>44,5</text:p>
          </table:table-cell>
          <table:table-cell/>
          <table:table-cell table:style-name="ce4" table:formula="of:=90-[.A88]" office:value-type="float" office:value="45.5" calcext:value-type="float">
            <text:p>45,5</text:p>
          </table:table-cell>
          <table:table-cell table:formula="of:=45+DEGREES(ASIN(SIN(2*PI()/360*(45-[.C88]))/[.$B$4]))" office:value-type="float" office:value="44.6699693605809" calcext:value-type="float">
            <text:p>44,6699693606</text:p>
          </table:table-cell>
          <table:table-cell office:value-type="float" office:value="0.438" calcext:value-type="float">
            <text:p>0,438</text:p>
          </table:table-cell>
          <table:table-cell office:value-type="float" office:value="0.877" calcext:value-type="float">
            <text:p>0,877</text:p>
          </table:table-cell>
          <table:table-cell table:formula="of:=([.E88]+0.002)/([.F88]+0.002)" office:value-type="float" office:value="0.500568828213879" calcext:value-type="float">
            <text:p>0,5005688282</text:p>
          </table:table-cell>
          <table:table-cell/>
          <table:table-cell table:formula="of:=SQRT(((-(COS((45-[.C88])*2*PI()/360)/ (1.515*SQRT(1-(  ( (SIN((45-[.C88])*2*PI()/360))^2)/1.515^2     )) ) ))*0.15)^2)" office:value-type="float" office:value="0.0990077734812347" calcext:value-type="float">
            <text:p>0,0990077735</text:p>
          </table:table-cell>
          <table:table-cell table:formula="of:=SQRT(  (0.01/([.F88]+0.002))^2+((([.E88]+0.002)*0.01/(([.F88]+0.002)^2))^2    ))" office:value-type="float" office:value="0.0127222809123621" calcext:value-type="float">
            <text:p>0,0127222809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4" table:formula="of:=90-[.A89]" office:value-type="float" office:value="46" calcext:value-type="float">
            <text:p>46</text:p>
          </table:table-cell>
          <table:table-cell table:formula="of:=45+DEGREES(ASIN(SIN(2*PI()/360*(45-[.C89]))/[.$B$4]))" office:value-type="float" office:value="44.3399529050801" calcext:value-type="float">
            <text:p>44,3399529051</text:p>
          </table:table-cell>
          <table:table-cell office:value-type="float" office:value="0.455" calcext:value-type="float">
            <text:p>0,455</text:p>
          </table:table-cell>
          <table:table-cell office:value-type="float" office:value="0.869" calcext:value-type="float">
            <text:p>0,869</text:p>
          </table:table-cell>
          <table:table-cell table:formula="of:=([.E89]+0.002)/([.F89]+0.002)" office:value-type="float" office:value="0.524684270952928" calcext:value-type="float">
            <text:p>0,524684271</text:p>
          </table:table-cell>
          <table:table-cell/>
          <table:table-cell table:formula="of:=SQRT(((-(COS((45-[.C89])*2*PI()/360)/ (1.515*SQRT(1-(  ( (SIN((45-[.C89])*2*PI()/360))^2)/1.515^2     )) ) ))*0.15)^2)" office:value-type="float" office:value="0.0990013904813539" calcext:value-type="float">
            <text:p>0,0990013905</text:p>
          </table:table-cell>
          <table:table-cell table:formula="of:=SQRT(  (0.01/([.F89]+0.002))^2+((([.E89]+0.002)*0.01/(([.F89]+0.002)^2))^2    ))" office:value-type="float" office:value="0.0129654302278217" calcext:value-type="float">
            <text:p>0,0129654302</text:p>
          </table:table-cell>
          <table:table-cell/>
        </table:table-row>
        <table:table-row table:style-name="ro2">
          <table:table-cell office:value-type="float" office:value="43.5" calcext:value-type="float">
            <text:p>43,5</text:p>
          </table:table-cell>
          <table:table-cell/>
          <table:table-cell table:style-name="ce4" table:formula="of:=90-[.A90]" office:value-type="float" office:value="46.5" calcext:value-type="float">
            <text:p>46,5</text:p>
          </table:table-cell>
          <table:table-cell table:formula="of:=45+DEGREES(ASIN(SIN(2*PI()/360*(45-[.C90]))/[.$B$4]))" office:value-type="float" office:value="44.0099648205712" calcext:value-type="float">
            <text:p>44,0099648206</text:p>
          </table:table-cell>
          <table:table-cell office:value-type="float" office:value="0.438" calcext:value-type="float">
            <text:p>0,438</text:p>
          </table:table-cell>
          <table:table-cell office:value-type="float" office:value="0.896" calcext:value-type="float">
            <text:p>0,896</text:p>
          </table:table-cell>
          <table:table-cell table:formula="of:=([.E90]+0.002)/([.F90]+0.002)" office:value-type="float" office:value="0.489977728285078" calcext:value-type="float">
            <text:p>0,4899777283</text:p>
          </table:table-cell>
          <table:table-cell/>
          <table:table-cell table:formula="of:=SQRT(((-(COS((45-[.C90])*2*PI()/360)/ (1.515*SQRT(1-(  ( (SIN((45-[.C90])*2*PI()/360))^2)/1.515^2     )) ) ))*0.15)^2)" office:value-type="float" office:value="0.0989907505705371" calcext:value-type="float">
            <text:p>0,0989907506</text:p>
          </table:table-cell>
          <table:table-cell table:formula="of:=SQRT(  (0.01/([.F90]+0.002))^2+((([.E90]+0.002)*0.01/(([.F90]+0.002)^2))^2    ))" office:value-type="float" office:value="0.012400756940665" calcext:value-type="float">
            <text:p>0,0124007569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4" table:formula="of:=90-[.A91]" office:value-type="float" office:value="47" calcext:value-type="float">
            <text:p>47</text:p>
          </table:table-cell>
          <table:table-cell table:formula="of:=45+DEGREES(ASIN(SIN(2*PI()/360*(45-[.C91]))/[.$B$4]))" office:value-type="float" office:value="43.6800193004388" calcext:value-type="float">
            <text:p>43,6800193004</text:p>
          </table:table-cell>
          <table:table-cell office:value-type="float" office:value="0.471" calcext:value-type="float">
            <text:p>0,471</text:p>
          </table:table-cell>
          <table:table-cell office:value-type="float" office:value="0.907" calcext:value-type="float">
            <text:p>0,907</text:p>
          </table:table-cell>
          <table:table-cell table:formula="of:=([.E91]+0.002)/([.F91]+0.002)" office:value-type="float" office:value="0.52035203520352" calcext:value-type="float">
            <text:p>0,5203520352</text:p>
          </table:table-cell>
          <table:table-cell/>
          <table:table-cell table:formula="of:=SQRT(((-(COS((45-[.C91])*2*PI()/360)/ (1.515*SQRT(1-(  ( (SIN((45-[.C91])*2*PI()/360))^2)/1.515^2     )) ) ))*0.15)^2)" office:value-type="float" office:value="0.0989758513820672" calcext:value-type="float">
            <text:p>0,0989758514</text:p>
          </table:table-cell>
          <table:table-cell table:formula="of:=SQRT(  (0.01/([.F91]+0.002))^2+((([.E91]+0.002)*0.01/(([.F91]+0.002)^2))^2    ))" office:value-type="float" office:value="0.0124013496145344" calcext:value-type="float">
            <text:p>0,0124013496</text:p>
          </table:table-cell>
          <table:table-cell/>
        </table:table-row>
        <table:table-row table:style-name="ro2">
          <table:table-cell office:value-type="float" office:value="42.5" calcext:value-type="float">
            <text:p>42,5</text:p>
          </table:table-cell>
          <table:table-cell/>
          <table:table-cell table:style-name="ce4" office:value-type="float" office:value="47.5" calcext:value-type="float">
            <text:p>47,5</text:p>
          </table:table-cell>
          <table:table-cell table:formula="of:=45+DEGREES(ASIN(SIN(2*PI()/360*(45-[.C92]))/[.$B$4]))" office:value-type="float" office:value="43.350130547535" calcext:value-type="float">
            <text:p>43,3501305475</text:p>
          </table:table-cell>
          <table:table-cell office:value-type="float" office:value="0.703" calcext:value-type="float">
            <text:p>0,703</text:p>
          </table:table-cell>
          <table:table-cell office:value-type="float" office:value="0.876" calcext:value-type="float">
            <text:p>0,876</text:p>
          </table:table-cell>
          <table:table-cell table:formula="of:=([.E92]+0.002)/([.F92]+0.002)" office:value-type="float" office:value="0.802961275626424" calcext:value-type="float">
            <text:p>0,8029612756</text:p>
          </table:table-cell>
          <table:table-cell/>
          <table:table-cell table:formula="of:=SQRT(((-(COS((45-[.C92])*2*PI()/360)/ (1.515*SQRT(1-(  ( (SIN((45-[.C92])*2*PI()/360))^2)/1.515^2     )) ) ))*0.15)^2)" office:value-type="float" office:value="0.0989566896021534" calcext:value-type="float">
            <text:p>0,0989566896</text:p>
          </table:table-cell>
          <table:table-cell table:formula="of:=SQRT(  (0.01/([.F92]+0.002))^2+((([.E92]+0.002)*0.01/(([.F92]+0.002)^2))^2    ))" office:value-type="float" office:value="0.0146067975667657" calcext:value-type="float">
            <text:p>0,0146067976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4" office:value-type="float" office:value="49" calcext:value-type="float">
            <text:p>49</text:p>
          </table:table-cell>
          <table:table-cell table:formula="of:=45+DEGREES(ASIN(SIN(2*PI()/360*(45-[.C93]))/[.$B$4]))" office:value-type="float" office:value="42.3609471290454" calcext:value-type="float">
            <text:p>42,360947129</text:p>
          </table:table-cell>
          <table:table-cell table:style-name="ce3" office:value-type="float" office:value="1.008" calcext:value-type="float">
            <text:p>1,008</text:p>
          </table:table-cell>
          <table:table-cell table:style-name="ce3" office:value-type="float" office:value="0.834" calcext:value-type="float">
            <text:p>0,834</text:p>
          </table:table-cell>
          <table:table-cell table:formula="of:=([.E93]+0.002)/([.F93]+0.002)" office:value-type="float" office:value="1.20813397129187" calcext:value-type="float">
            <text:p>1,2081339713</text:p>
          </table:table-cell>
          <table:table-cell/>
          <table:table-cell table:formula="of:=SQRT(((-(COS((45-[.C93])*2*PI()/360)/ (1.515*SQRT(1-(  ( (SIN((45-[.C93])*2*PI()/360))^2)/1.515^2     )) ) ))*0.15)^2)" office:value-type="float" office:value="0.0988735813608951" calcext:value-type="float">
            <text:p>0,0988735814</text:p>
          </table:table-cell>
          <table:table-cell table:formula="of:=SQRT(  (0.01/([.F93]+0.002))^2+((([.E93]+0.002)*0.01/(([.F93]+0.002)^2))^2    ))" office:value-type="float" office:value="0.018759656337633" calcext:value-type="float">
            <text:p>0,0187596563</text:p>
          </table:table-cell>
          <table:table-cell/>
        </table:table-row>
        <table:table-row table:style-name="ro2">
          <table:table-cell table:style-name="ce3" office:value-type="float" office:value="38.5" calcext:value-type="float">
            <text:p>38,5</text:p>
          </table:table-cell>
          <table:table-cell table:style-name="ce3"/>
          <table:table-cell table:style-name="ce4" table:formula="of:=90-[.A94]" office:value-type="float" office:value="51.5" calcext:value-type="float">
            <text:p>51,5</text:p>
          </table:table-cell>
          <table:table-cell table:formula="of:=45+DEGREES(ASIN(SIN(2*PI()/360*(45-[.C94]))/[.$B$4]))" office:value-type="float" office:value="40.7147741134157" calcext:value-type="float">
            <text:p>40,7147741134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817" calcext:value-type="float">
            <text:p>0,817</text:p>
          </table:table-cell>
          <table:table-cell table:formula="of:=([.E94]+0.002)/([.F94]+0.002)" office:value-type="float" office:value="0.927960927960928" calcext:value-type="float">
            <text:p>0,927960928</text:p>
          </table:table-cell>
          <table:table-cell/>
          <table:table-cell table:formula="of:=SQRT(((-(COS((45-[.C94])*2*PI()/360)/ (1.515*SQRT(1-(  ( (SIN((45-[.C94])*2*PI()/360))^2)/1.515^2     )) ) ))*0.15)^2)" office:value-type="float" office:value="0.0986492314790303" calcext:value-type="float">
            <text:p>0,0986492315</text:p>
          </table:table-cell>
          <table:table-cell table:formula="of:=SQRT(  (0.01/([.F94]+0.002))^2+((([.E94]+0.002)*0.01/(([.F94]+0.002)^2))^2    ))" office:value-type="float" office:value="0.0166572112158782" calcext:value-type="float">
            <text:p>0,01665721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.25" calcext:value-type="float">
            <text:p>46,25</text:p>
          </table:table-cell>
          <table:table-cell table:formula="of:=45+DEGREES(ASIN(SIN(2*PI()/360*(45-[.C95]))/[.$B$4]))" office:value-type="float" office:value="44.17495442955" calcext:value-type="float">
            <text:p>44,1749544296</text:p>
          </table:table-cell>
          <table:table-cell office:value-type="float" office:value="0.434" calcext:value-type="float">
            <text:p>0,434</text:p>
          </table:table-cell>
          <table:table-cell office:value-type="float" office:value="0.868" calcext:value-type="float">
            <text:p>0,868</text:p>
          </table:table-cell>
          <table:table-cell table:formula="of:=([.E95]+0.002)/([.F95]+0.002)" office:value-type="float" office:value="0.501149425287356" calcext:value-type="float">
            <text:p>0,5011494253</text:p>
          </table:table-cell>
          <table:table-cell/>
          <table:table-cell table:formula="of:=SQRT(((-(COS((45-[.C95])*2*PI()/360)/ (1.515*SQRT(1-(  ( (SIN((45-[.C95])*2*PI()/360))^2)/1.515^2     )) ) ))*0.15)^2)" office:value-type="float" office:value="0.098996602765539" calcext:value-type="float">
            <text:p>0,0989966028</text:p>
          </table:table-cell>
          <table:table-cell table:formula="of:=SQRT(  (0.01/([.F95]+0.002))^2+((([.E95]+0.002)*0.01/(([.F95]+0.002)^2))^2    ))" office:value-type="float" office:value="0.0128568793083595" calcext:value-type="float">
            <text:p>0,01285687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.75" calcext:value-type="float">
            <text:p>46,75</text:p>
          </table:table-cell>
          <table:table-cell table:formula="of:=45+DEGREES(ASIN(SIN(2*PI()/360*(45-[.C96]))/[.$B$4]))" office:value-type="float" office:value="43.8449858525386" calcext:value-type="float">
            <text:p>43,8449858525</text:p>
          </table:table-cell>
          <table:table-cell office:value-type="float" office:value="0.447" calcext:value-type="float">
            <text:p>0,447</text:p>
          </table:table-cell>
          <table:table-cell office:value-type="float" office:value="0.873" calcext:value-type="float">
            <text:p>0,873</text:p>
          </table:table-cell>
          <table:table-cell table:formula="of:=([.E96]+0.002)/([.F96]+0.002)" office:value-type="float" office:value="0.513142857142857" calcext:value-type="float">
            <text:p>0,5131428571</text:p>
          </table:table-cell>
          <table:table-cell/>
          <table:table-cell table:formula="of:=SQRT(((-(COS((45-[.C96])*2*PI()/360)/ (1.515*SQRT(1-(  ( (SIN((45-[.C96])*2*PI()/360))^2)/1.515^2     )) ) ))*0.15)^2)" office:value-type="float" office:value="0.0989838335709197" calcext:value-type="float">
            <text:p>0,0989838336</text:p>
          </table:table-cell>
          <table:table-cell table:formula="of:=SQRT(  (0.01/([.F96]+0.002))^2+((([.E96]+0.002)*0.01/(([.F96]+0.002)^2))^2    ))" office:value-type="float" office:value="0.0128454071739431" calcext:value-type="float">
            <text:p>0,012845407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97])*2*PI()/360)/ (1.515*SQRT(1-(  ( (SIN((45-[.C97])*2*PI()/360))^2)/1.515^2     )) ) ))*0.15)^2)" office:value-type="float" office:value="0.0791620108434902" calcext:value-type="float">
            <text:p>0,0791620108</text:p>
          </table:table-cell>
          <table:table-cell table:formula="of:=SQRT(  (0.01/([.F97]+0.002))^2+((([.E97]+0.002)*0.01/(([.F97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98])*2*PI()/360)/ (1.515*SQRT(1-(  ( (SIN((45-[.C98])*2*PI()/360))^2)/1.515^2     )) ) ))*0.15)^2)" office:value-type="float" office:value="0.0791620108434902" calcext:value-type="float">
            <text:p>0,0791620108</text:p>
          </table:table-cell>
          <table:table-cell table:formula="of:=SQRT(  (0.01/([.F98]+0.002))^2+((([.E98]+0.002)*0.01/(([.F98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99])*2*PI()/360)/ (1.515*SQRT(1-(  ( (SIN((45-[.C99])*2*PI()/360))^2)/1.515^2     )) ) ))*0.15)^2)" office:value-type="float" office:value="0.0791620108434902" calcext:value-type="float">
            <text:p>0,0791620108</text:p>
          </table:table-cell>
          <table:table-cell table:formula="of:=SQRT(  (0.01/([.F99]+0.002))^2+((([.E99]+0.002)*0.01/(([.F99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100])*2*PI()/360)/ (1.515*SQRT(1-(  ( (SIN((45-[.C100])*2*PI()/360))^2)/1.515^2     )) ) ))*0.15)^2)" office:value-type="float" office:value="0.0791620108434902" calcext:value-type="float">
            <text:p>0,0791620108</text:p>
          </table:table-cell>
          <table:table-cell table:formula="of:=SQRT(  (0.01/([.F100]+0.002))^2+((([.E100]+0.002)*0.01/(([.F100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101])*2*PI()/360)/ (1.515*SQRT(1-(  ( (SIN((45-[.C101])*2*PI()/360))^2)/1.515^2     )) ) ))*0.15)^2)" office:value-type="float" office:value="0.0791620108434902" calcext:value-type="float">
            <text:p>0,0791620108</text:p>
          </table:table-cell>
          <table:table-cell table:formula="of:=SQRT(  (0.01/([.F101]+0.002))^2+((([.E101]+0.002)*0.01/(([.F101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formula="of:=SQRT(((-(COS((45-[.C102])*2*PI()/360)/ (1.515*SQRT(1-(  ( (SIN((45-[.C102])*2*PI()/360))^2)/1.515^2     )) ) ))*0.15)^2)" office:value-type="float" office:value="0.0791620108434902" calcext:value-type="float">
            <text:p>0,0791620108</text:p>
          </table:table-cell>
          <table:table-cell table:formula="of:=SQRT(  (0.01/([.F102]+0.002))^2+((([.E102]+0.002)*0.01/(([.F102]+0.002)^2))^2    )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 office:value-type="string" calcext:value-type="string">
            <text:p>Prisma 4</text:p>
          </table:table-cell>
          <table:table-cell table:number-columns-repeated="2"/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formula="of:=SQRT(((-(COS((45-[.C103])*2*PI()/360)/ (1.515*SQRT(1-(  ( (SIN((45-[.C103])*2*PI()/360))^2)/1.515^2     )) ) ))*0.15)^2)" office:value-type="float" office:value="0.0791620108434902" calcext:value-type="float">
            <text:p>0,0791620108</text:p>
          </table:table-cell>
          <table:table-cell table:formula="of:=SQRT(  (0.01/([.F103]+0.002))^2+((([.E103]+0.002)*0.01/(([.F103]+0.002)^2))^2    ))" office:value-type="float" office:value="0.893646965539043" calcext:value-type="float">
            <text:p>0,8936469655</text:p>
          </table:table-cell>
          <table:table-cell/>
        </table:table-row>
        <table:table-row table:style-name="ro3">
          <table:table-cell table:style-name="ce2" office:value-type="string" calcext:value-type="string">
            <text:p>theta_ein</text:p>
          </table:table-cell>
          <table:table-cell table:style-name="ce2" office:value-type="string" calcext:value-type="string">
            <text:p>theta_au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U_p</text:p>
          </table:table-cell>
          <table:table-cell table:style-name="ce2" office:value-type="string" calcext:value-type="string">
            <text:p>U_s</text:p>
          </table:table-cell>
          <table:table-cell table:style-name="ce2" office:value-type="string" calcext:value-type="string">
            <text:p>U_p/U_s</text:p>
          </table:table-cell>
          <table:table-cell/>
          <table:table-cell table:formula="of:=SQRT(((-(COS((45-[.C104])*2*PI()/360)/ (1.515*SQRT(1-(  ( (SIN((45-[.C104])*2*PI()/360))^2)/1.515^2     )) ) ))*0.15)^2)" office:value-type="string" office:string-value="" calcext:value-type="error">
            <text:p>#WERT!</text:p>
          </table:table-cell>
          <table:table-cell table:formula="of:=SQRT(  (0.01/([.F104]+0.002))^2+((([.E104]+0.002)*0.01/(([.F104]+0.002)^2))^2    ))" office:value-type="string" office:string-value="" calcext:value-type="error">
            <text:p>#WERT!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ce4" table:formula="of:=90-[.A105]" office:value-type="float" office:value="36" calcext:value-type="float">
            <text:p>36</text:p>
          </table:table-cell>
          <table:table-cell table:formula="of:=45+DEGREES(ASIN(SIN(2*PI()/360*(45-[.C105]))/[.$B$4]))" office:value-type="float" office:value="50.9267583304624" calcext:value-type="float">
            <text:p>50,9267583305</text:p>
          </table:table-cell>
          <table:table-cell office:value-type="float" office:value="0.479" calcext:value-type="float">
            <text:p>0,479</text:p>
          </table:table-cell>
          <table:table-cell office:value-type="float" office:value="0.897" calcext:value-type="float">
            <text:p>0,897</text:p>
          </table:table-cell>
          <table:table-cell table:formula="of:=([.E105]+0.002)/([.F105]+0.002)" office:value-type="float" office:value="0.53503893214683" calcext:value-type="float">
            <text:p>0,5350389321</text:p>
          </table:table-cell>
          <table:table-cell/>
          <table:table-cell table:formula="of:=SQRT(((-(COS((45-[.C105])*2*PI()/360)/ (1.515*SQRT(1-(  ( (SIN((45-[.C105])*2*PI()/360))^2)/1.515^2     )) ) ))*0.15)^2)" office:value-type="float" office:value="0.0983164555279085" calcext:value-type="float">
            <text:p>0,0983164555</text:p>
          </table:table-cell>
          <table:table-cell table:formula="of:=SQRT(  (0.01/([.F105]+0.002))^2+((([.E105]+0.002)*0.01/(([.F105]+0.002)^2))^2    ))" office:value-type="float" office:value="0.0126155391163265" calcext:value-type="float">
            <text:p>0,0126155391</text:p>
          </table:table-cell>
          <table:table-cell/>
        </table:table-row>
        <table:table-row table:style-name="ro2">
          <table:table-cell office:value-type="float" office:value="52.5" calcext:value-type="float">
            <text:p>52,5</text:p>
          </table:table-cell>
          <table:table-cell/>
          <table:table-cell table:style-name="ce4" table:formula="of:=90-[.A106]" office:value-type="float" office:value="37.5" calcext:value-type="float">
            <text:p>37,5</text:p>
          </table:table-cell>
          <table:table-cell table:formula="of:=45+DEGREES(ASIN(SIN(2*PI()/360*(45-[.C106]))/[.$B$4]))" office:value-type="float" office:value="49.9424970603242" calcext:value-type="float">
            <text:p>49,9424970603</text:p>
          </table:table-cell>
          <table:table-cell office:value-type="float" office:value="0.416" calcext:value-type="float">
            <text:p>0,416</text:p>
          </table:table-cell>
          <table:table-cell office:value-type="float" office:value="0.879" calcext:value-type="float">
            <text:p>0,879</text:p>
          </table:table-cell>
          <table:table-cell table:formula="of:=([.E106]+0.002)/([.F106]+0.002)" office:value-type="float" office:value="0.474460839954597" calcext:value-type="float">
            <text:p>0,47446084</text:p>
          </table:table-cell>
          <table:table-cell/>
          <table:table-cell table:formula="of:=SQRT(((-(COS((45-[.C106])*2*PI()/360)/ (1.515*SQRT(1-(  ( (SIN((45-[.C106])*2*PI()/360))^2)/1.515^2     )) ) ))*0.15)^2)" office:value-type="float" office:value="0.0985292219960467" calcext:value-type="float">
            <text:p>0,098529222</text:p>
          </table:table-cell>
          <table:table-cell table:formula="of:=SQRT(  (0.01/([.F106]+0.002))^2+((([.E106]+0.002)*0.01/(([.F106]+0.002)^2))^2    ))" office:value-type="float" office:value="0.012563544473605" calcext:value-type="float">
            <text:p>0,012563544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4" table:formula="of:=90-[.A107]" office:value-type="float" office:value="40" calcext:value-type="float">
            <text:p>40</text:p>
          </table:table-cell>
          <table:table-cell table:formula="of:=45+DEGREES(ASIN(SIN(2*PI()/360*(45-[.C107]))/[.$B$4]))" office:value-type="float" office:value="48.2979635480308" calcext:value-type="float">
            <text:p>48,297963548</text:p>
          </table:table-cell>
          <table:table-cell office:value-type="float" office:value="0.334" calcext:value-type="float">
            <text:p>0,334</text:p>
          </table:table-cell>
          <table:table-cell office:value-type="float" office:value="0.856" calcext:value-type="float">
            <text:p>0,856</text:p>
          </table:table-cell>
          <table:table-cell table:formula="of:=([.E107]+0.002)/([.F107]+0.002)" office:value-type="float" office:value="0.391608391608392" calcext:value-type="float">
            <text:p>0,3916083916</text:p>
          </table:table-cell>
          <table:table-cell/>
          <table:table-cell table:formula="of:=SQRT(((-(COS((45-[.C107])*2*PI()/360)/ (1.515*SQRT(1-(  ( (SIN((45-[.C107])*2*PI()/360))^2)/1.515^2     )) ) ))*0.15)^2)" office:value-type="float" office:value="0.0987967594956001" calcext:value-type="float">
            <text:p>0,0987967595</text:p>
          </table:table-cell>
          <table:table-cell table:formula="of:=SQRT(  (0.01/([.F107]+0.002))^2+((([.E107]+0.002)*0.01/(([.F107]+0.002)^2))^2    ))" office:value-type="float" office:value="0.0125168375271602" calcext:value-type="float">
            <text:p>0,0125168375</text:p>
          </table:table-cell>
          <table:table-cell/>
        </table:table-row>
        <table:table-row table:style-name="ro2">
          <table:table-cell office:value-type="float" office:value="48.5" calcext:value-type="float">
            <text:p>48,5</text:p>
          </table:table-cell>
          <table:table-cell/>
          <table:table-cell table:style-name="ce4" table:formula="of:=90-[.A108]" office:value-type="float" office:value="41.5" calcext:value-type="float">
            <text:p>41,5</text:p>
          </table:table-cell>
          <table:table-cell table:formula="of:=45+DEGREES(ASIN(SIN(2*PI()/360*(45-[.C108]))/[.$B$4]))" office:value-type="float" office:value="47.309419778895" calcext:value-type="float">
            <text:p>47,3094197789</text:p>
          </table:table-cell>
          <table:table-cell office:value-type="float" office:value="0.305" calcext:value-type="float">
            <text:p>0,305</text:p>
          </table:table-cell>
          <table:table-cell office:value-type="float" office:value="0.856" calcext:value-type="float">
            <text:p>0,856</text:p>
          </table:table-cell>
          <table:table-cell table:formula="of:=([.E108]+0.002)/([.F108]+0.002)" office:value-type="float" office:value="0.357808857808858" calcext:value-type="float">
            <text:p>0,3578088578</text:p>
          </table:table-cell>
          <table:table-cell/>
          <table:table-cell table:formula="of:=SQRT(((-(COS((45-[.C108])*2*PI()/360)/ (1.515*SQRT(1-(  ( (SIN((45-[.C108])*2*PI()/360))^2)/1.515^2     )) ) ))*0.15)^2)" office:value-type="float" office:value="0.0989055602750435" calcext:value-type="float">
            <text:p>0,0989055603</text:p>
          </table:table-cell>
          <table:table-cell table:formula="of:=SQRT(  (0.01/([.F108]+0.002))^2+((([.E108]+0.002)*0.01/(([.F108]+0.002)^2))^2    ))" office:value-type="float" office:value="0.0123786274922703" calcext:value-type="float">
            <text:p>0,0123786275</text:p>
          </table:table-cell>
          <table:table-cell/>
        </table:table-row>
        <table:table-row table:style-name="ro2">
          <table:table-cell office:value-type="float" office:value="47.5" calcext:value-type="float">
            <text:p>47,5</text:p>
          </table:table-cell>
          <table:table-cell/>
          <table:table-cell table:style-name="ce4" table:formula="of:=90-[.A109]" office:value-type="float" office:value="42.5" calcext:value-type="float">
            <text:p>42,5</text:p>
          </table:table-cell>
          <table:table-cell table:formula="of:=45+DEGREES(ASIN(SIN(2*PI()/360*(45-[.C109]))/[.$B$4]))" office:value-type="float" office:value="46.649869452465" calcext:value-type="float">
            <text:p>46,6498694525</text:p>
          </table:table-cell>
          <table:table-cell office:value-type="float" office:value="0.367" calcext:value-type="float">
            <text:p>0,367</text:p>
          </table:table-cell>
          <table:table-cell office:value-type="float" office:value="0.9" calcext:value-type="float">
            <text:p>0,9</text:p>
          </table:table-cell>
          <table:table-cell table:formula="of:=([.E109]+0.002)/([.F109]+0.002)" office:value-type="float" office:value="0.409090909090909" calcext:value-type="float">
            <text:p>0,4090909091</text:p>
          </table:table-cell>
          <table:table-cell/>
          <table:table-cell table:formula="of:=SQRT(((-(COS((45-[.C109])*2*PI()/360)/ (1.515*SQRT(1-(  ( (SIN((45-[.C109])*2*PI()/360))^2)/1.515^2     )) ) ))*0.15)^2)" office:value-type="float" office:value="0.0989566896021534" calcext:value-type="float">
            <text:p>0,0989566896</text:p>
          </table:table-cell>
          <table:table-cell table:formula="of:=SQRT(  (0.01/([.F109]+0.002))^2+((([.E109]+0.002)*0.01/(([.F109]+0.002)^2))^2    ))" office:value-type="float" office:value="0.0119782950252013" calcext:value-type="float">
            <text:p>0,011978295</text:p>
          </table:table-cell>
          <table:table-cell/>
        </table:table-row>
        <table:table-row table:style-name="ro2">
          <table:table-cell office:value-type="float" office:value="46.5" calcext:value-type="float">
            <text:p>46,5</text:p>
          </table:table-cell>
          <table:table-cell/>
          <table:table-cell table:style-name="ce4" table:formula="of:=90-[.A110]" office:value-type="float" office:value="43.5" calcext:value-type="float">
            <text:p>43,5</text:p>
          </table:table-cell>
          <table:table-cell table:formula="of:=45+DEGREES(ASIN(SIN(2*PI()/360*(45-[.C110]))/[.$B$4]))" office:value-type="float" office:value="45.9900351794288" calcext:value-type="float">
            <text:p>45,9900351794</text:p>
          </table:table-cell>
          <table:table-cell office:value-type="float" office:value="0.264" calcext:value-type="float">
            <text:p>0,264</text:p>
          </table:table-cell>
          <table:table-cell office:value-type="float" office:value="0.875" calcext:value-type="float">
            <text:p>0,875</text:p>
          </table:table-cell>
          <table:table-cell table:formula="of:=([.E110]+0.002)/([.F110]+0.002)" office:value-type="float" office:value="0.303306727480046" calcext:value-type="float">
            <text:p>0,3033067275</text:p>
          </table:table-cell>
          <table:table-cell/>
          <table:table-cell table:formula="of:=SQRT(((-(COS((45-[.C110])*2*PI()/360)/ (1.515*SQRT(1-(  ( (SIN((45-[.C110])*2*PI()/360))^2)/1.515^2     )) ) ))*0.15)^2)" office:value-type="float" office:value="0.0989907505705371" calcext:value-type="float">
            <text:p>0,0989907506</text:p>
          </table:table-cell>
          <table:table-cell table:formula="of:=SQRT(  (0.01/([.F110]+0.002))^2+((([.E110]+0.002)*0.01/(([.F110]+0.002)^2))^2    ))" office:value-type="float" office:value="0.0119154576046451" calcext:value-type="float">
            <text:p>0,011915457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4" table:formula="of:=90-[.A111]" office:value-type="float" office:value="44" calcext:value-type="float">
            <text:p>44</text:p>
          </table:table-cell>
          <table:table-cell table:formula="of:=45+DEGREES(ASIN(SIN(2*PI()/360*(45-[.C111]))/[.$B$4]))" office:value-type="float" office:value="45.6600470949199" calcext:value-type="float">
            <text:p>45,6600470949</text:p>
          </table:table-cell>
          <table:table-cell office:value-type="float" office:value="0.183" calcext:value-type="float">
            <text:p>0,183</text:p>
          </table:table-cell>
          <table:table-cell office:value-type="float" office:value="0.842" calcext:value-type="float">
            <text:p>0,842</text:p>
          </table:table-cell>
          <table:table-cell table:formula="of:=([.E111]+0.002)/([.F111]+0.002)" office:value-type="float" office:value="0.219194312796209" calcext:value-type="float">
            <text:p>0,2191943128</text:p>
          </table:table-cell>
          <table:table-cell/>
          <table:table-cell table:formula="of:=SQRT(((-(COS((45-[.C111])*2*PI()/360)/ (1.515*SQRT(1-(  ( (SIN((45-[.C111])*2*PI()/360))^2)/1.515^2     )) ) ))*0.15)^2)" office:value-type="float" office:value="0.0990013904813539" calcext:value-type="float">
            <text:p>0,0990013905</text:p>
          </table:table-cell>
          <table:table-cell table:formula="of:=SQRT(  (0.01/([.F111]+0.002))^2+((([.E111]+0.002)*0.01/(([.F111]+0.002)^2))^2    ))" office:value-type="float" office:value="0.0121296356624113" calcext:value-type="float">
            <text:p>0,0121296357</text:p>
          </table:table-cell>
          <table:table-cell/>
        </table:table-row>
        <table:table-row table:style-name="ro2">
          <table:table-cell office:value-type="float" office:value="45.5" calcext:value-type="float">
            <text:p>45,5</text:p>
          </table:table-cell>
          <table:table-cell/>
          <table:table-cell table:style-name="ce4" table:formula="of:=90-[.A112]" office:value-type="float" office:value="44.5" calcext:value-type="float">
            <text:p>44,5</text:p>
          </table:table-cell>
          <table:table-cell table:formula="of:=45+DEGREES(ASIN(SIN(2*PI()/360*(45-[.C112]))/[.$B$4]))" office:value-type="float" office:value="45.3300306394191" calcext:value-type="float">
            <text:p>45,3300306394</text:p>
          </table:table-cell>
          <table:table-cell office:value-type="float" office:value="0.142" calcext:value-type="float">
            <text:p>0,142</text:p>
          </table:table-cell>
          <table:table-cell office:value-type="float" office:value="0.836" calcext:value-type="float">
            <text:p>0,836</text:p>
          </table:table-cell>
          <table:table-cell table:formula="of:=([.E112]+0.002)/([.F112]+0.002)" office:value-type="float" office:value="0.171837708830549" calcext:value-type="float">
            <text:p>0,1718377088</text:p>
          </table:table-cell>
          <table:table-cell/>
          <table:table-cell table:formula="of:=SQRT(((-(COS((45-[.C112])*2*PI()/360)/ (1.515*SQRT(1-(  ( (SIN((45-[.C112])*2*PI()/360))^2)/1.515^2     )) ) ))*0.15)^2)" office:value-type="float" office:value="0.0990077734812347" calcext:value-type="float">
            <text:p>0,0990077735</text:p>
          </table:table-cell>
          <table:table-cell table:formula="of:=SQRT(  (0.01/([.F112]+0.002))^2+((([.E112]+0.002)*0.01/(([.F112]+0.002)^2))^2    ))" office:value-type="float" office:value="0.0121080750573983" calcext:value-type="float">
            <text:p>0,012108075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4" table:formula="of:=90-[.A113]" office:value-type="float" office:value="45" calcext:value-type="float">
            <text:p>45</text:p>
          </table:table-cell>
          <table:table-cell table:formula="of:=45+DEGREES(ASIN(SIN(2*PI()/360*(45-[.C113]))/[.$B$4]))"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 office:value-type="float" office:value="0.833" calcext:value-type="float">
            <text:p>0,833</text:p>
          </table:table-cell>
          <table:table-cell table:formula="of:=([.E113]+0.002)/([.F113]+0.002)" office:value-type="float" office:value="0.146107784431138" calcext:value-type="float">
            <text:p>0,1461077844</text:p>
          </table:table-cell>
          <table:table-cell/>
          <table:table-cell table:formula="of:=SQRT(((-(COS((45-[.C113])*2*PI()/360)/ (1.515*SQRT(1-(  ( (SIN((45-[.C113])*2*PI()/360))^2)/1.515^2     )) ) ))*0.15)^2)" office:value-type="float" office:value="0.099009900990099" calcext:value-type="float">
            <text:p>0,099009901</text:p>
          </table:table-cell>
          <table:table-cell table:formula="of:=SQRT(  (0.01/([.F113]+0.002))^2+((([.E113]+0.002)*0.01/(([.F113]+0.002)^2))^2    ))" office:value-type="float" office:value="0.0121032021314745" calcext:value-type="float">
            <text:p>0,0121032021</text:p>
          </table:table-cell>
          <table:table-cell/>
        </table:table-row>
        <table:table-row table:style-name="ro2">
          <table:table-cell office:value-type="float" office:value="44.5" calcext:value-type="float">
            <text:p>44,5</text:p>
          </table:table-cell>
          <table:table-cell/>
          <table:table-cell table:style-name="ce4" table:formula="of:=90-[.A114]" office:value-type="float" office:value="45.5" calcext:value-type="float">
            <text:p>45,5</text:p>
          </table:table-cell>
          <table:table-cell table:formula="of:=45+DEGREES(ASIN(SIN(2*PI()/360*(45-[.C114]))/[.$B$4]))" office:value-type="float" office:value="44.6699693605809" calcext:value-type="float">
            <text:p>44,6699693606</text:p>
          </table:table-cell>
          <table:table-cell office:value-type="float" office:value="0.107" calcext:value-type="float">
            <text:p>0,107</text:p>
          </table:table-cell>
          <table:table-cell office:value-type="float" office:value="0.833" calcext:value-type="float">
            <text:p>0,833</text:p>
          </table:table-cell>
          <table:table-cell table:formula="of:=([.E114]+0.002)/([.F114]+0.002)" office:value-type="float" office:value="0.130538922155689" calcext:value-type="float">
            <text:p>0,1305389222</text:p>
          </table:table-cell>
          <table:table-cell/>
          <table:table-cell table:formula="of:=SQRT(((-(COS((45-[.C114])*2*PI()/360)/ (1.515*SQRT(1-(  ( (SIN((45-[.C114])*2*PI()/360))^2)/1.515^2     )) ) ))*0.15)^2)" office:value-type="float" office:value="0.0990077734812347" calcext:value-type="float">
            <text:p>0,0990077735</text:p>
          </table:table-cell>
          <table:table-cell table:formula="of:=SQRT(  (0.01/([.F114]+0.002))^2+((([.E114]+0.002)*0.01/(([.F114]+0.002)^2))^2    ))" office:value-type="float" office:value="0.0120776552593279" calcext:value-type="float">
            <text:p>0,0120776553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4" table:formula="of:=90-[.A115]" office:value-type="float" office:value="46" calcext:value-type="float">
            <text:p>46</text:p>
          </table:table-cell>
          <table:table-cell table:formula="of:=45+DEGREES(ASIN(SIN(2*PI()/360*(45-[.C115]))/[.$B$4]))" office:value-type="float" office:value="44.3399529050801" calcext:value-type="float">
            <text:p>44,3399529051</text:p>
          </table:table-cell>
          <table:table-cell office:value-type="float" office:value="0.12" calcext:value-type="float">
            <text:p>0,12</text:p>
          </table:table-cell>
          <table:table-cell office:value-type="float" office:value="0.829" calcext:value-type="float">
            <text:p>0,829</text:p>
          </table:table-cell>
          <table:table-cell table:formula="of:=([.E115]+0.002)/([.F115]+0.002)" office:value-type="float" office:value="0.146811070998797" calcext:value-type="float">
            <text:p>0,146811071</text:p>
          </table:table-cell>
          <table:table-cell/>
          <table:table-cell table:formula="of:=SQRT(((-(COS((45-[.C115])*2*PI()/360)/ (1.515*SQRT(1-(  ( (SIN((45-[.C115])*2*PI()/360))^2)/1.515^2     )) ) ))*0.15)^2)" office:value-type="float" office:value="0.0990013904813539" calcext:value-type="float">
            <text:p>0,0990013905</text:p>
          </table:table-cell>
          <table:table-cell table:formula="of:=SQRT(  (0.01/([.F115]+0.002))^2+((([.E115]+0.002)*0.01/(([.F115]+0.002)^2))^2    ))" office:value-type="float" office:value="0.0121626870476013" calcext:value-type="float">
            <text:p>0,012162687</text:p>
          </table:table-cell>
          <table:table-cell/>
        </table:table-row>
        <table:table-row table:style-name="ro2">
          <table:table-cell office:value-type="float" office:value="43.5" calcext:value-type="float">
            <text:p>43,5</text:p>
          </table:table-cell>
          <table:table-cell/>
          <table:table-cell table:style-name="ce4" table:formula="of:=90-[.A116]" office:value-type="float" office:value="46.5" calcext:value-type="float">
            <text:p>46,5</text:p>
          </table:table-cell>
          <table:table-cell table:formula="of:=45+DEGREES(ASIN(SIN(2*PI()/360*(45-[.C116]))/[.$B$4]))" office:value-type="float" office:value="44.0099648205712" calcext:value-type="float">
            <text:p>44,0099648206</text:p>
          </table:table-cell>
          <table:table-cell office:value-type="float" office:value="0.179" calcext:value-type="float">
            <text:p>0,179</text:p>
          </table:table-cell>
          <table:table-cell office:value-type="float" office:value="0.824" calcext:value-type="float">
            <text:p>0,824</text:p>
          </table:table-cell>
          <table:table-cell table:formula="of:=([.E116]+0.002)/([.F116]+0.002)" office:value-type="float" office:value="0.219128329297821" calcext:value-type="float">
            <text:p>0,2191283293</text:p>
          </table:table-cell>
          <table:table-cell/>
          <table:table-cell table:formula="of:=SQRT(((-(COS((45-[.C116])*2*PI()/360)/ (1.515*SQRT(1-(  ( (SIN((45-[.C116])*2*PI()/360))^2)/1.515^2     )) ) ))*0.15)^2)" office:value-type="float" office:value="0.0989907505705371" calcext:value-type="float">
            <text:p>0,0989907506</text:p>
          </table:table-cell>
          <table:table-cell table:formula="of:=SQRT(  (0.01/([.F116]+0.002))^2+((([.E116]+0.002)*0.01/(([.F116]+0.002)^2))^2    ))" office:value-type="float" office:value="0.0123937908491579" calcext:value-type="float">
            <text:p>0,0123937908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4" table:formula="of:=90-[.A117]" office:value-type="float" office:value="47" calcext:value-type="float">
            <text:p>47</text:p>
          </table:table-cell>
          <table:table-cell table:formula="of:=45+DEGREES(ASIN(SIN(2*PI()/360*(45-[.C117]))/[.$B$4]))" office:value-type="float" office:value="43.6800193004388" calcext:value-type="float">
            <text:p>43,6800193004</text:p>
          </table:table-cell>
          <table:table-cell office:value-type="float" office:value="0.331" calcext:value-type="float">
            <text:p>0,331</text:p>
          </table:table-cell>
          <table:table-cell office:value-type="float" office:value="0.82" calcext:value-type="float">
            <text:p>0,82</text:p>
          </table:table-cell>
          <table:table-cell table:formula="of:=([.E117]+0.002)/([.F117]+0.002)" office:value-type="float" office:value="0.405109489051095" calcext:value-type="float">
            <text:p>0,4051094891</text:p>
          </table:table-cell>
          <table:table-cell/>
          <table:table-cell table:formula="of:=SQRT(((-(COS((45-[.C117])*2*PI()/360)/ (1.515*SQRT(1-(  ( (SIN((45-[.C117])*2*PI()/360))^2)/1.515^2     )) ) ))*0.15)^2)" office:value-type="float" office:value="0.0989758513820672" calcext:value-type="float">
            <text:p>0,0989758514</text:p>
          </table:table-cell>
          <table:table-cell table:formula="of:=SQRT(  (0.01/([.F117]+0.002))^2+((([.E117]+0.002)*0.01/(([.F117]+0.002)^2))^2    ))" office:value-type="float" office:value="0.0131258030135091" calcext:value-type="float">
            <text:p>0,013125803</text:p>
          </table:table-cell>
          <table:table-cell/>
        </table:table-row>
        <table:table-row table:style-name="ro2">
          <table:table-cell office:value-type="float" office:value="42.5" calcext:value-type="float">
            <text:p>42,5</text:p>
          </table:table-cell>
          <table:table-cell/>
          <table:table-cell table:style-name="ce4" office:value-type="float" office:value="47.5" calcext:value-type="float">
            <text:p>47,5</text:p>
          </table:table-cell>
          <table:table-cell table:formula="of:=45+DEGREES(ASIN(SIN(2*PI()/360*(45-[.C118]))/[.$B$4]))" office:value-type="float" office:value="43.350130547535" calcext:value-type="float">
            <text:p>43,3501305475</text:p>
          </table:table-cell>
          <table:table-cell office:value-type="float" office:value="0.535" calcext:value-type="float">
            <text:p>0,535</text:p>
          </table:table-cell>
          <table:table-cell office:value-type="float" office:value="0.814" calcext:value-type="float">
            <text:p>0,814</text:p>
          </table:table-cell>
          <table:table-cell table:formula="of:=([.E118]+0.002)/([.F118]+0.002)" office:value-type="float" office:value="0.658088235294118" calcext:value-type="float">
            <text:p>0,6580882353</text:p>
          </table:table-cell>
          <table:table-cell/>
          <table:table-cell table:formula="of:=SQRT(((-(COS((45-[.C118])*2*PI()/360)/ (1.515*SQRT(1-(  ( (SIN((45-[.C118])*2*PI()/360))^2)/1.515^2     )) ) ))*0.15)^2)" office:value-type="float" office:value="0.0989566896021534" calcext:value-type="float">
            <text:p>0,0989566896</text:p>
          </table:table-cell>
          <table:table-cell table:formula="of:=SQRT(  (0.01/([.F118]+0.002))^2+((([.E118]+0.002)*0.01/(([.F118]+0.002)^2))^2    ))" office:value-type="float" office:value="0.0146705054743052" calcext:value-type="float">
            <text:p>0,0146705055</text:p>
          </table:table-cell>
          <table:table-cell/>
        </table:table-row>
        <table:table-row table:style-name="ro2">
          <table:table-cell table:style-name="ce3" office:value-type="float" office:value="40.5" calcext:value-type="float">
            <text:p>40,5</text:p>
          </table:table-cell>
          <table:table-cell table:style-name="ce3"/>
          <table:table-cell table:style-name="ce4" office:value-type="float" office:value="48.5" calcext:value-type="float">
            <text:p>48,5</text:p>
          </table:table-cell>
          <table:table-cell table:formula="of:=45+DEGREES(ASIN(SIN(2*PI()/360*(45-[.C119]))/[.$B$4]))" office:value-type="float" office:value="42.690580221105" calcext:value-type="float">
            <text:p>42,6905802211</text:p>
          </table:table-cell>
          <table:table-cell table:style-name="ce3" office:value-type="float" office:value="0.941" calcext:value-type="float">
            <text:p>0,941</text:p>
          </table:table-cell>
          <table:table-cell table:style-name="ce3" office:value-type="float" office:value="0.808" calcext:value-type="float">
            <text:p>0,808</text:p>
          </table:table-cell>
          <table:table-cell table:formula="of:=([.E119]+0.002)/([.F119]+0.002)" office:value-type="float" office:value="1.1641975308642" calcext:value-type="float">
            <text:p>1,1641975309</text:p>
          </table:table-cell>
          <table:table-cell/>
          <table:table-cell table:formula="of:=SQRT(((-(COS((45-[.C119])*2*PI()/360)/ (1.515*SQRT(1-(  ( (SIN((45-[.C119])*2*PI()/360))^2)/1.515^2     )) ) ))*0.15)^2)" office:value-type="float" office:value="0.0989055602750435" calcext:value-type="float">
            <text:p>0,0989055603</text:p>
          </table:table-cell>
          <table:table-cell table:formula="of:=SQRT(  (0.01/([.F119]+0.002))^2+((([.E119]+0.002)*0.01/(([.F119]+0.002)^2))^2    ))" office:value-type="float" office:value="0.0189471219315211" calcext:value-type="float">
            <text:p>0,0189471219</text:p>
          </table:table-cell>
          <table:table-cell/>
        </table:table-row>
        <table:table-row table:style-name="ro2">
          <table:table-cell table:style-name="ce3" office:value-type="float" office:value="51.5" calcext:value-type="float">
            <text:p>51,5</text:p>
          </table:table-cell>
          <table:table-cell table:style-name="ce3"/>
          <table:table-cell table:style-name="ce4" table:formula="of:=90-[.A120]" office:value-type="float" office:value="38.5" calcext:value-type="float">
            <text:p>38,5</text:p>
          </table:table-cell>
          <table:table-cell table:formula="of:=45+DEGREES(ASIN(SIN(2*PI()/360*(45-[.C120]))/[.$B$4]))" office:value-type="float" office:value="49.2852258865843" calcext:value-type="float">
            <text:p>49,2852258866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928" calcext:value-type="float">
            <text:p>0,928</text:p>
          </table:table-cell>
          <table:table-cell table:formula="of:=([.E120]+0.002)/([.F120]+0.002)" office:value-type="float" office:value="0.582795698924731" calcext:value-type="float">
            <text:p>0,5827956989</text:p>
          </table:table-cell>
          <table:table-cell/>
          <table:table-cell table:formula="of:=SQRT(((-(COS((45-[.C120])*2*PI()/360)/ (1.515*SQRT(1-(  ( (SIN((45-[.C120])*2*PI()/360))^2)/1.515^2     )) ) ))*0.15)^2)" office:value-type="float" office:value="0.0986492314790303" calcext:value-type="float">
            <text:p>0,0986492315</text:p>
          </table:table-cell>
          <table:table-cell table:formula="of:=SQRT(  (0.01/([.F120]+0.002))^2+((([.E120]+0.002)*0.01/(([.F120]+0.002)^2))^2    ))" office:value-type="float" office:value="0.0124455146295894" calcext:value-type="float">
            <text:p>0,01244551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.5" calcext:value-type="float">
            <text:p>49,5</text:p>
          </table:table-cell>
          <table:table-cell table:formula="of:=45+DEGREES(ASIN(SIN(2*PI()/360*(45-[.C121]))/[.$B$4]))" office:value-type="float" office:value="42.0314277734712" calcext:value-type="float">
            <text:p>42,0314277735</text:p>
          </table:table-cell>
          <table:table-cell office:value-type="float" office:value="1.02" calcext:value-type="float">
            <text:p>1,02</text:p>
          </table:table-cell>
          <table:table-cell office:value-type="float" office:value="0.8" calcext:value-type="float">
            <text:p>0,8</text:p>
          </table:table-cell>
          <table:table-cell table:formula="of:=([.E121]+0.002)/([.F121]+0.002)" office:value-type="float" office:value="1.27431421446384" calcext:value-type="float">
            <text:p>1,2743142145</text:p>
          </table:table-cell>
          <table:table-cell/>
          <table:table-cell table:formula="of:=SQRT(((-(COS((45-[.C121])*2*PI()/360)/ (1.515*SQRT(1-(  ( (SIN((45-[.C121])*2*PI()/360))^2)/1.515^2     )) ) ))*0.15)^2)" office:value-type="float" office:value="0.0988373171200988" calcext:value-type="float">
            <text:p>0,0988373171</text:p>
          </table:table-cell>
          <table:table-cell table:formula="of:=SQRT(  (0.01/([.F121]+0.002))^2+((([.E121]+0.002)*0.01/(([.F121]+0.002)^2))^2    ))" office:value-type="float" office:value="0.0201974873429754" calcext:value-type="float">
            <text:p>0,020197487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45+DEGREES(ASIN(SIN(2*PI()/360*(45-[.C122]))/[.$B$4]))" office:value-type="float" office:value="41.0436952469064" calcext:value-type="float">
            <text:p>41,0436952469</text:p>
          </table:table-cell>
          <table:table-cell office:value-type="float" office:value="0.765" calcext:value-type="float">
            <text:p>0,765</text:p>
          </table:table-cell>
          <table:table-cell office:value-type="float" office:value="0.788" calcext:value-type="float">
            <text:p>0,788</text:p>
          </table:table-cell>
          <table:table-cell table:formula="of:=([.E122]+0.002)/([.F122]+0.002)" office:value-type="float" office:value="0.970886075949367" calcext:value-type="float">
            <text:p>0,9708860759</text:p>
          </table:table-cell>
          <table:table-cell/>
          <table:table-cell table:formula="of:=SQRT(((-(COS((45-[.C122])*2*PI()/360)/ (1.515*SQRT(1-(  ( (SIN((45-[.C122])*2*PI()/360))^2)/1.515^2     )) ) ))*0.15)^2)" office:value-type="float" office:value="0.0987027271115275" calcext:value-type="float">
            <text:p>0,0987027271</text:p>
          </table:table-cell>
          <table:table-cell table:formula="of:=SQRT(  (0.01/([.F122]+0.002))^2+((([.E122]+0.002)*0.01/(([.F122]+0.002)^2))^2    ))" office:value-type="float" office:value="0.0176427715689801" calcext:value-type="float">
            <text:p>0,01764277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.5" calcext:value-type="float">
            <text:p>50,5</text:p>
          </table:table-cell>
          <table:table-cell table:formula="of:=45+DEGREES(ASIN(SIN(2*PI()/360*(45-[.C123]))/[.$B$4]))" office:value-type="float" office:value="41.3727874905672" calcext:value-type="float">
            <text:p>41,3727874906</text:p>
          </table:table-cell>
          <table:table-cell office:value-type="float" office:value="0.827" calcext:value-type="float">
            <text:p>0,827</text:p>
          </table:table-cell>
          <table:table-cell office:value-type="float" office:value="0.79" calcext:value-type="float">
            <text:p>0,79</text:p>
          </table:table-cell>
          <table:table-cell table:formula="of:=([.E123]+0.002)/([.F123]+0.002)" office:value-type="float" office:value="1.04671717171717" calcext:value-type="float">
            <text:p>1,0467171717</text:p>
          </table:table-cell>
          <table:table-cell/>
          <table:table-cell table:formula="of:=SQRT(((-(COS((45-[.C123])*2*PI()/360)/ (1.515*SQRT(1-(  ( (SIN((45-[.C123])*2*PI()/360))^2)/1.515^2     )) ) ))*0.15)^2)" office:value-type="float" office:value="0.0987518994793927" calcext:value-type="float">
            <text:p>0,0987518995</text:p>
          </table:table-cell>
          <table:table-cell table:formula="of:=SQRT(  (0.01/([.F123]+0.002))^2+((([.E123]+0.002)*0.01/(([.F123]+0.002)^2))^2    ))" office:value-type="float" office:value="0.0182780877516744" calcext:value-type="float">
            <text:p>0,0182780878</text:p>
          </table:table-cell>
          <table:table-cell/>
        </table:table-row>
        <table:table-row table:style-name="ro2" table:number-rows-repeated="14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5" office:value-type="float" office:value="36" calcext:value-type="float">
            <text:p>36,00</text:p>
          </table:table-cell>
          <table:table-cell table:style-name="ce6" office:value-type="float" office:value="50.9267583304624" calcext:value-type="float">
            <text:p>50,93</text:p>
          </table:table-cell>
          <table:table-cell table:style-name="ce7" office:value-type="float" office:value="0.479" calcext:value-type="float">
            <text:p>0,479</text:p>
          </table:table-cell>
          <table:table-cell table:style-name="ce8" office:value-type="float" office:value="0.897" calcext:value-type="float">
            <text:p>0,897</text:p>
          </table:table-cell>
          <table:table-cell table:style-name="ce7" office:value-type="float" office:value="0.53503893214683" calcext:value-type="float">
            <text:p>0,535</text:p>
          </table:table-cell>
          <table:table-cell table:style-name="ce8" office:value-type="float" office:value="0.0126155391163265" calcext:value-type="float">
            <text:p>0,013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5" office:value-type="float" office:value="37.5" calcext:value-type="float">
            <text:p>37,50</text:p>
          </table:table-cell>
          <table:table-cell table:style-name="ce6" office:value-type="float" office:value="49.9424970603242" calcext:value-type="float">
            <text:p>49,94</text:p>
          </table:table-cell>
          <table:table-cell table:style-name="ce7" office:value-type="float" office:value="0.416" calcext:value-type="float">
            <text:p>0,416</text:p>
          </table:table-cell>
          <table:table-cell table:style-name="ce8" office:value-type="float" office:value="0.879" calcext:value-type="float">
            <text:p>0,879</text:p>
          </table:table-cell>
          <table:table-cell table:style-name="ce7" office:value-type="float" office:value="0.474460839954597" calcext:value-type="float">
            <text:p>0,474</text:p>
          </table:table-cell>
          <table:table-cell table:style-name="ce8" office:value-type="float" office:value="0.012563544473605" calcext:value-type="float">
            <text:p>0,013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5" office:value-type="float" office:value="40" calcext:value-type="float">
            <text:p>40,00</text:p>
          </table:table-cell>
          <table:table-cell table:style-name="ce6" office:value-type="float" office:value="48.2979635480308" calcext:value-type="float">
            <text:p>48,30</text:p>
          </table:table-cell>
          <table:table-cell table:style-name="ce7" office:value-type="float" office:value="0.334" calcext:value-type="float">
            <text:p>0,334</text:p>
          </table:table-cell>
          <table:table-cell table:style-name="ce8" office:value-type="float" office:value="0.856" calcext:value-type="float">
            <text:p>0,856</text:p>
          </table:table-cell>
          <table:table-cell table:style-name="ce7" office:value-type="float" office:value="0.391608391608392" calcext:value-type="float">
            <text:p>0,392</text:p>
          </table:table-cell>
          <table:table-cell table:style-name="ce8" office:value-type="float" office:value="0.0125168375271602" calcext:value-type="float">
            <text:p>0,013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5" office:value-type="float" office:value="41.5" calcext:value-type="float">
            <text:p>41,50</text:p>
          </table:table-cell>
          <table:table-cell table:style-name="ce6" office:value-type="float" office:value="47.309419778895" calcext:value-type="float">
            <text:p>47,31</text:p>
          </table:table-cell>
          <table:table-cell table:style-name="ce7" office:value-type="float" office:value="0.305" calcext:value-type="float">
            <text:p>0,305</text:p>
          </table:table-cell>
          <table:table-cell table:style-name="ce8" office:value-type="float" office:value="0.856" calcext:value-type="float">
            <text:p>0,856</text:p>
          </table:table-cell>
          <table:table-cell table:style-name="ce7" office:value-type="float" office:value="0.357808857808858" calcext:value-type="float">
            <text:p>0,358</text:p>
          </table:table-cell>
          <table:table-cell table:style-name="ce8" office:value-type="float" office:value="0.0123786274922703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2.5" calcext:value-type="float">
            <text:p>42,50</text:p>
          </table:table-cell>
          <table:table-cell table:style-name="ce6" office:value-type="float" office:value="46.649869452465" calcext:value-type="float">
            <text:p>46,65</text:p>
          </table:table-cell>
          <table:table-cell table:style-name="ce7" office:value-type="float" office:value="0.367" calcext:value-type="float">
            <text:p>0,367</text:p>
          </table:table-cell>
          <table:table-cell table:style-name="ce8" office:value-type="float" office:value="0.9" calcext:value-type="float">
            <text:p>0,900</text:p>
          </table:table-cell>
          <table:table-cell table:style-name="ce7" office:value-type="float" office:value="0.409090909090909" calcext:value-type="float">
            <text:p>0,409</text:p>
          </table:table-cell>
          <table:table-cell table:style-name="ce8" office:value-type="float" office:value="0.0119782950252013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3.5" calcext:value-type="float">
            <text:p>43,50</text:p>
          </table:table-cell>
          <table:table-cell table:style-name="ce6" office:value-type="float" office:value="45.9900351794288" calcext:value-type="float">
            <text:p>45,99</text:p>
          </table:table-cell>
          <table:table-cell table:style-name="ce7" office:value-type="float" office:value="0.264" calcext:value-type="float">
            <text:p>0,264</text:p>
          </table:table-cell>
          <table:table-cell table:style-name="ce8" office:value-type="float" office:value="0.875" calcext:value-type="float">
            <text:p>0,875</text:p>
          </table:table-cell>
          <table:table-cell table:style-name="ce7" office:value-type="float" office:value="0.303306727480046" calcext:value-type="float">
            <text:p>0,303</text:p>
          </table:table-cell>
          <table:table-cell table:style-name="ce8" office:value-type="float" office:value="0.0119154576046451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4" calcext:value-type="float">
            <text:p>44,00</text:p>
          </table:table-cell>
          <table:table-cell table:style-name="ce6" office:value-type="float" office:value="45.6600470949199" calcext:value-type="float">
            <text:p>45,66</text:p>
          </table:table-cell>
          <table:table-cell table:style-name="ce7" office:value-type="float" office:value="0.183" calcext:value-type="float">
            <text:p>0,183</text:p>
          </table:table-cell>
          <table:table-cell table:style-name="ce8" office:value-type="float" office:value="0.842" calcext:value-type="float">
            <text:p>0,842</text:p>
          </table:table-cell>
          <table:table-cell table:style-name="ce7" office:value-type="float" office:value="0.219194312796209" calcext:value-type="float">
            <text:p>0,219</text:p>
          </table:table-cell>
          <table:table-cell table:style-name="ce8" office:value-type="float" office:value="0.0121296356624113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4.5" calcext:value-type="float">
            <text:p>44,50</text:p>
          </table:table-cell>
          <table:table-cell table:style-name="ce6" office:value-type="float" office:value="45.3300306394191" calcext:value-type="float">
            <text:p>45,33</text:p>
          </table:table-cell>
          <table:table-cell table:style-name="ce7" office:value-type="float" office:value="0.142" calcext:value-type="float">
            <text:p>0,142</text:p>
          </table:table-cell>
          <table:table-cell table:style-name="ce8" office:value-type="float" office:value="0.836" calcext:value-type="float">
            <text:p>0,836</text:p>
          </table:table-cell>
          <table:table-cell table:style-name="ce7" office:value-type="float" office:value="0.171837708830549" calcext:value-type="float">
            <text:p>0,172</text:p>
          </table:table-cell>
          <table:table-cell table:style-name="ce8" office:value-type="float" office:value="0.0121080750573983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5" calcext:value-type="float">
            <text:p>45,00</text:p>
          </table:table-cell>
          <table:table-cell table:style-name="ce6" office:value-type="float" office:value="45" calcext:value-type="float">
            <text:p>45,00</text:p>
          </table:table-cell>
          <table:table-cell table:style-name="ce7" office:value-type="float" office:value="0.12" calcext:value-type="float">
            <text:p>0,120</text:p>
          </table:table-cell>
          <table:table-cell table:style-name="ce8" office:value-type="float" office:value="0.833" calcext:value-type="float">
            <text:p>0,833</text:p>
          </table:table-cell>
          <table:table-cell table:style-name="ce7" office:value-type="float" office:value="0.146107784431138" calcext:value-type="float">
            <text:p>0,146</text:p>
          </table:table-cell>
          <table:table-cell table:style-name="ce8" office:value-type="float" office:value="0.0121032021314745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5.5" calcext:value-type="float">
            <text:p>45,50</text:p>
          </table:table-cell>
          <table:table-cell table:style-name="ce6" office:value-type="float" office:value="44.6699693605809" calcext:value-type="float">
            <text:p>44,67</text:p>
          </table:table-cell>
          <table:table-cell table:style-name="ce7" office:value-type="float" office:value="0.107" calcext:value-type="float">
            <text:p>0,107</text:p>
          </table:table-cell>
          <table:table-cell table:style-name="ce8" office:value-type="float" office:value="0.833" calcext:value-type="float">
            <text:p>0,833</text:p>
          </table:table-cell>
          <table:table-cell table:style-name="ce7" office:value-type="float" office:value="0.130538922155689" calcext:value-type="float">
            <text:p>0,131</text:p>
          </table:table-cell>
          <table:table-cell table:style-name="ce8" office:value-type="float" office:value="0.0120776552593279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6" calcext:value-type="float">
            <text:p>46,00</text:p>
          </table:table-cell>
          <table:table-cell table:style-name="ce6" office:value-type="float" office:value="44.3399529050801" calcext:value-type="float">
            <text:p>44,34</text:p>
          </table:table-cell>
          <table:table-cell table:style-name="ce7" office:value-type="float" office:value="0.12" calcext:value-type="float">
            <text:p>0,120</text:p>
          </table:table-cell>
          <table:table-cell table:style-name="ce8" office:value-type="float" office:value="0.829" calcext:value-type="float">
            <text:p>0,829</text:p>
          </table:table-cell>
          <table:table-cell table:style-name="ce7" office:value-type="float" office:value="0.146811070998797" calcext:value-type="float">
            <text:p>0,147</text:p>
          </table:table-cell>
          <table:table-cell table:style-name="ce8" office:value-type="float" office:value="0.0121626870476013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6.5" calcext:value-type="float">
            <text:p>46,50</text:p>
          </table:table-cell>
          <table:table-cell table:style-name="ce6" office:value-type="float" office:value="44.0099648205712" calcext:value-type="float">
            <text:p>44,01</text:p>
          </table:table-cell>
          <table:table-cell table:style-name="ce7" office:value-type="float" office:value="0.179" calcext:value-type="float">
            <text:p>0,179</text:p>
          </table:table-cell>
          <table:table-cell table:style-name="ce8" office:value-type="float" office:value="0.824" calcext:value-type="float">
            <text:p>0,824</text:p>
          </table:table-cell>
          <table:table-cell table:style-name="ce7" office:value-type="float" office:value="0.219128329297821" calcext:value-type="float">
            <text:p>0,219</text:p>
          </table:table-cell>
          <table:table-cell table:style-name="ce8" office:value-type="float" office:value="0.0123937908491579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7" calcext:value-type="float">
            <text:p>47,00</text:p>
          </table:table-cell>
          <table:table-cell table:style-name="ce6" office:value-type="float" office:value="43.6800193004388" calcext:value-type="float">
            <text:p>43,68</text:p>
          </table:table-cell>
          <table:table-cell table:style-name="ce7" office:value-type="float" office:value="0.331" calcext:value-type="float">
            <text:p>0,331</text:p>
          </table:table-cell>
          <table:table-cell table:style-name="ce8" office:value-type="float" office:value="0.82" calcext:value-type="float">
            <text:p>0,820</text:p>
          </table:table-cell>
          <table:table-cell table:style-name="ce7" office:value-type="float" office:value="0.405109489051095" calcext:value-type="float">
            <text:p>0,405</text:p>
          </table:table-cell>
          <table:table-cell table:style-name="ce8" office:value-type="float" office:value="0.0131258030135091" calcext:value-type="float">
            <text:p>0,0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7.5" calcext:value-type="float">
            <text:p>47,50</text:p>
          </table:table-cell>
          <table:table-cell table:style-name="ce6" office:value-type="float" office:value="43.350130547535" calcext:value-type="float">
            <text:p>43,35</text:p>
          </table:table-cell>
          <table:table-cell table:style-name="ce7" office:value-type="float" office:value="0.535" calcext:value-type="float">
            <text:p>0,535</text:p>
          </table:table-cell>
          <table:table-cell table:style-name="ce8" office:value-type="float" office:value="0.814" calcext:value-type="float">
            <text:p>0,814</text:p>
          </table:table-cell>
          <table:table-cell table:style-name="ce7" office:value-type="float" office:value="0.658088235294118" calcext:value-type="float">
            <text:p>0,658</text:p>
          </table:table-cell>
          <table:table-cell table:style-name="ce8" office:value-type="float" office:value="0.0146705054743052" calcext:value-type="float">
            <text:p>0,01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8.5" calcext:value-type="float">
            <text:p>48,50</text:p>
          </table:table-cell>
          <table:table-cell table:style-name="ce6" office:value-type="float" office:value="42.690580221105" calcext:value-type="float">
            <text:p>42,69</text:p>
          </table:table-cell>
          <table:table-cell table:style-name="ce7" office:value-type="float" office:value="0.941" calcext:value-type="float">
            <text:p>0,941</text:p>
          </table:table-cell>
          <table:table-cell table:style-name="ce8" office:value-type="float" office:value="0.808" calcext:value-type="float">
            <text:p>0,808</text:p>
          </table:table-cell>
          <table:table-cell table:style-name="ce7" office:value-type="float" office:value="1.1641975308642" calcext:value-type="float">
            <text:p>1,164</text:p>
          </table:table-cell>
          <table:table-cell table:style-name="ce8" office:value-type="float" office:value="0.0189471219315211" calcext:value-type="float">
            <text:p>0,01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38.5" calcext:value-type="float">
            <text:p>38,50</text:p>
          </table:table-cell>
          <table:table-cell table:style-name="ce6" office:value-type="float" office:value="49.2852258865843" calcext:value-type="float">
            <text:p>49,29</text:p>
          </table:table-cell>
          <table:table-cell table:style-name="ce7" office:value-type="float" office:value="0.54" calcext:value-type="float">
            <text:p>0,540</text:p>
          </table:table-cell>
          <table:table-cell table:style-name="ce8" office:value-type="float" office:value="0.928" calcext:value-type="float">
            <text:p>0,928</text:p>
          </table:table-cell>
          <table:table-cell table:style-name="ce7" office:value-type="float" office:value="0.582795698924731" calcext:value-type="float">
            <text:p>0,583</text:p>
          </table:table-cell>
          <table:table-cell table:style-name="ce8" office:value-type="float" office:value="0.0124455146295894" calcext:value-type="float">
            <text:p>0,01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9.5" calcext:value-type="float">
            <text:p>49,50</text:p>
          </table:table-cell>
          <table:table-cell table:style-name="ce6" office:value-type="float" office:value="42.0314277734712" calcext:value-type="float">
            <text:p>42,03</text:p>
          </table:table-cell>
          <table:table-cell table:style-name="ce7" office:value-type="float" office:value="1.02" calcext:value-type="float">
            <text:p>1,020</text:p>
          </table:table-cell>
          <table:table-cell table:style-name="ce8" office:value-type="float" office:value="0.8" calcext:value-type="float">
            <text:p>0,800</text:p>
          </table:table-cell>
          <table:table-cell table:style-name="ce7" office:value-type="float" office:value="1.27431421446384" calcext:value-type="float">
            <text:p>1,274</text:p>
          </table:table-cell>
          <table:table-cell table:style-name="ce8" office:value-type="float" office:value="0.0201974873429754" calcext:value-type="float">
            <text:p>0,02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51" calcext:value-type="float">
            <text:p>51,00</text:p>
          </table:table-cell>
          <table:table-cell table:style-name="ce6" office:value-type="float" office:value="41.0436952469064" calcext:value-type="float">
            <text:p>41,04</text:p>
          </table:table-cell>
          <table:table-cell table:style-name="ce7" office:value-type="float" office:value="0.765" calcext:value-type="float">
            <text:p>0,765</text:p>
          </table:table-cell>
          <table:table-cell table:style-name="ce8" office:value-type="float" office:value="0.788" calcext:value-type="float">
            <text:p>0,788</text:p>
          </table:table-cell>
          <table:table-cell table:style-name="ce7" office:value-type="float" office:value="0.970886075949367" calcext:value-type="float">
            <text:p>0,971</text:p>
          </table:table-cell>
          <table:table-cell table:style-name="ce8" office:value-type="float" office:value="0.0176427715689801" calcext:value-type="float">
            <text:p>0,0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50.5" calcext:value-type="float">
            <text:p>50,50</text:p>
          </table:table-cell>
          <table:table-cell table:style-name="ce6" office:value-type="float" office:value="41.3727874905672" calcext:value-type="float">
            <text:p>41,37</text:p>
          </table:table-cell>
          <table:table-cell table:style-name="ce7" office:value-type="float" office:value="0.827" calcext:value-type="float">
            <text:p>0,827</text:p>
          </table:table-cell>
          <table:table-cell table:style-name="ce8" office:value-type="float" office:value="0.79" calcext:value-type="float">
            <text:p>0,790</text:p>
          </table:table-cell>
          <table:table-cell table:style-name="ce7" office:value-type="float" office:value="1.04671717171717" calcext:value-type="float">
            <text:p>1,047</text:p>
          </table:table-cell>
          <table:table-cell table:style-name="ce8" office:value-type="float" office:value="0.0182780877516744" calcext:value-type="float">
            <text:p>0,018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  <table:table-cell table:style-name="ce6" table:number-columns-repeated="2"/>
          <table:table-cell table:style-name="ce7" table:number-columns-repeated="4"/>
          <table:table-cell table:number-columns-repeated="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risma 2</text:p>
          </table:table-cell>
          <table:table-cell table:number-columns-repeated="2"/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theta_ein</text:p>
          </table:table-cell>
          <table:table-cell table:style-name="ce2" office:value-type="string" calcext:value-type="string">
            <text:p>theta_au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U_p</text:p>
          </table:table-cell>
          <table:table-cell table:style-name="ce2" office:value-type="string" calcext:value-type="string">
            <text:p>U_s</text:p>
          </table:table-cell>
          <table:table-cell table:style-name="ce2" office:value-type="string" calcext:value-type="string">
            <text:p>U_p/U_s</text:p>
          </table:table-cell>
          <table:table-cell/>
          <table:table-cell table:style-name="Default"/>
          <table:table-cell table:formula="of:=SQRT(  (0.01/([.F165]+0.002))^2+((([.E165]+0.002)*0.01/(([.F165]+0.002)^2))^2    ))" office:value-type="string" office:string-value="" calcext:value-type="error">
            <text:p>#WERT!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4" table:formula="of:=90-[.A166]" office:value-type="float" office:value="37" calcext:value-type="float">
            <text:p>37</text:p>
          </table:table-cell>
          <table:table-cell table:formula="of:=45+DEGREES(ASIN(SIN(2*PI()/360*(45-[.C166]))/[.$B$4]))" office:value-type="float" office:value="50.2708181131477" calcext:value-type="float">
            <text:p>50,2708181131</text:p>
          </table:table-cell>
          <table:table-cell office:value-type="float" office:value="0.154" calcext:value-type="float">
            <text:p>0,154</text:p>
          </table:table-cell>
          <table:table-cell office:value-type="float" office:value="0.715" calcext:value-type="float">
            <text:p>0,715</text:p>
          </table:table-cell>
          <table:table-cell table:formula="of:=([.E166]+0.002)/([.F166]+0.002)" office:value-type="float" office:value="0.217573221757322" calcext:value-type="float">
            <text:p>0,2175732218</text:p>
          </table:table-cell>
          <table:table-cell/>
          <table:table-cell table:style-name="Default" office:value-type="float" office:value="51.1456478322018" calcext:value-type="float">
            <text:p>51,1456478322</text:p>
          </table:table-cell>
          <table:table-cell table:formula="of:=SQRT(  (0.01/([.F166]+0.002))^2+((([.E166]+0.002)*0.01/(([.F166]+0.002)^2))^2    ))" office:value-type="float" office:value="0.0142732968127717" calcext:value-type="float">
            <text:p>0,0142732968</text:p>
          </table:table-cell>
          <table:table-cell/>
        </table:table-row>
        <table:table-row table:style-name="ro2">
          <table:table-cell office:value-type="float" office:value="51.5" calcext:value-type="float">
            <text:p>51,5</text:p>
          </table:table-cell>
          <table:table-cell/>
          <table:table-cell table:style-name="ce4" table:formula="of:=90-[.A167]" office:value-type="float" office:value="38.5" calcext:value-type="float">
            <text:p>38,5</text:p>
          </table:table-cell>
          <table:table-cell table:formula="of:=45+DEGREES(ASIN(SIN(2*PI()/360*(45-[.C167]))/[.$B$4]))" office:value-type="float" office:value="49.2852258865843" calcext:value-type="float">
            <text:p>49,2852258866</text:p>
          </table:table-cell>
          <table:table-cell office:value-type="float" office:value="0.125" calcext:value-type="float">
            <text:p>0,125</text:p>
          </table:table-cell>
          <table:table-cell office:value-type="float" office:value="0.702" calcext:value-type="float">
            <text:p>0,702</text:p>
          </table:table-cell>
          <table:table-cell table:formula="of:=([.E167]+0.002)/([.F167]+0.002)" office:value-type="float" office:value="0.180397727272727" calcext:value-type="float">
            <text:p>0,1803977273</text:p>
          </table:table-cell>
          <table:table-cell/>
          <table:table-cell table:style-name="Default" office:value-type="float" office:value="49.995608913342" calcext:value-type="float">
            <text:p>49,9956089133</text:p>
          </table:table-cell>
          <table:table-cell table:formula="of:=SQRT(  (0.01/([.F167]+0.002))^2+((([.E167]+0.002)*0.01/(([.F167]+0.002)^2))^2    ))" office:value-type="float" office:value="0.0144338266710744" calcext:value-type="float">
            <text:p>0,0144338267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4" table:formula="of:=90-[.A168]" office:value-type="float" office:value="40" calcext:value-type="float">
            <text:p>40</text:p>
          </table:table-cell>
          <table:table-cell table:formula="of:=45+DEGREES(ASIN(SIN(2*PI()/360*(45-[.C168]))/[.$B$4]))" office:value-type="float" office:value="48.2979635480308" calcext:value-type="float">
            <text:p>48,297963548</text:p>
          </table:table-cell>
          <table:table-cell office:value-type="float" office:value="0.092" calcext:value-type="float">
            <text:p>0,092</text:p>
          </table:table-cell>
          <table:table-cell office:value-type="float" office:value="0.69" calcext:value-type="float">
            <text:p>0,69</text:p>
          </table:table-cell>
          <table:table-cell table:formula="of:=([.E168]+0.002)/([.F168]+0.002)" office:value-type="float" office:value="0.135838150289017" calcext:value-type="float">
            <text:p>0,1358381503</text:p>
          </table:table-cell>
          <table:table-cell/>
          <table:table-cell table:style-name="Default" office:value-type="float" office:value="48.8441574440297" calcext:value-type="float">
            <text:p>48,844157444</text:p>
          </table:table-cell>
          <table:table-cell table:formula="of:=SQRT(  (0.01/([.F168]+0.002))^2+((([.E168]+0.002)*0.01/(([.F168]+0.002)^2))^2    ))" office:value-type="float" office:value="0.0145835813608192" calcext:value-type="float">
            <text:p>0,0145835814</text:p>
          </table:table-cell>
          <table:table-cell/>
        </table:table-row>
        <table:table-row table:style-name="ro2">
          <table:table-cell office:value-type="float" office:value="48.5" calcext:value-type="float">
            <text:p>48,5</text:p>
          </table:table-cell>
          <table:table-cell/>
          <table:table-cell table:style-name="ce4" table:formula="of:=90-[.A169]" office:value-type="float" office:value="41.5" calcext:value-type="float">
            <text:p>41,5</text:p>
          </table:table-cell>
          <table:table-cell table:formula="of:=45+DEGREES(ASIN(SIN(2*PI()/360*(45-[.C169]))/[.$B$4]))" office:value-type="float" office:value="47.309419778895" calcext:value-type="float">
            <text:p>47,3094197789</text:p>
          </table:table-cell>
          <table:table-cell office:value-type="float" office:value="0.064" calcext:value-type="float">
            <text:p>0,064</text:p>
          </table:table-cell>
          <table:table-cell office:value-type="float" office:value="0.689" calcext:value-type="float">
            <text:p>0,689</text:p>
          </table:table-cell>
          <table:table-cell table:formula="of:=([.E169]+0.002)/([.F169]+0.002)" office:value-type="float" office:value="0.0955137481910275" calcext:value-type="float">
            <text:p>0,0955137482</text:p>
          </table:table-cell>
          <table:table-cell/>
          <table:table-cell table:style-name="Default" office:value-type="float" office:value="47.6916235015689" calcext:value-type="float">
            <text:p>47,6916235016</text:p>
          </table:table-cell>
          <table:table-cell table:formula="of:=SQRT(  (0.01/([.F169]+0.002))^2+((([.E169]+0.002)*0.01/(([.F169]+0.002)^2))^2    ))" office:value-type="float" office:value="0.0145376422847126" calcext:value-type="float">
            <text:p>0,0145376423</text:p>
          </table:table-cell>
          <table:table-cell/>
        </table:table-row>
        <table:table-row table:style-name="ro2">
          <table:table-cell office:value-type="float" office:value="47.5" calcext:value-type="float">
            <text:p>47,5</text:p>
          </table:table-cell>
          <table:table-cell/>
          <table:table-cell table:style-name="ce4" table:formula="of:=90-[.A170]" office:value-type="float" office:value="42.5" calcext:value-type="float">
            <text:p>42,5</text:p>
          </table:table-cell>
          <table:table-cell table:formula="of:=45+DEGREES(ASIN(SIN(2*PI()/360*(45-[.C170]))/[.$B$4]))" office:value-type="float" office:value="46.649869452465" calcext:value-type="float">
            <text:p>46,6498694525</text:p>
          </table:table-cell>
          <table:table-cell office:value-type="float" office:value="0.033" calcext:value-type="float">
            <text:p>0,033</text:p>
          </table:table-cell>
          <table:table-cell office:value-type="float" office:value="0.673" calcext:value-type="float">
            <text:p>0,673</text:p>
          </table:table-cell>
          <table:table-cell table:formula="of:=([.E170]+0.002)/([.F170]+0.002)" office:value-type="float" office:value="0.0518518518518519" calcext:value-type="float">
            <text:p>0,0518518519</text:p>
          </table:table-cell>
          <table:table-cell/>
          <table:table-cell table:style-name="Default" office:value-type="float" office:value="46.92282768099" calcext:value-type="float">
            <text:p>46,922827681</text:p>
          </table:table-cell>
          <table:table-cell table:formula="of:=SQRT(  (0.01/([.F170]+0.002))^2+((([.E170]+0.002)*0.01/(([.F170]+0.002)^2))^2    ))" office:value-type="float" office:value="0.0148347171096573" calcext:value-type="float">
            <text:p>0,014834717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ce4" table:formula="of:=90-[.A171]" office:value-type="float" office:value="43" calcext:value-type="float">
            <text:p>43</text:p>
          </table:table-cell>
          <table:table-cell table:formula="of:=45+DEGREES(ASIN(SIN(2*PI()/360*(45-[.C171]))/[.$B$4]))" office:value-type="float" office:value="46.3199806995612" calcext:value-type="float">
            <text:p>46,319980699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73" calcext:value-type="float">
            <text:p>0,673</text:p>
          </table:table-cell>
          <table:table-cell table:formula="of:=([.E171]+0.002)/([.F171]+0.002)" office:value-type="float" office:value="0.04" calcext:value-type="float">
            <text:p>0,04</text:p>
          </table:table-cell>
          <table:table-cell/>
          <table:table-cell table:style-name="Default" office:value-type="float" office:value="46.5383339454299" calcext:value-type="float">
            <text:p>46,5383339454</text:p>
          </table:table-cell>
          <table:table-cell table:formula="of:=SQRT(  (0.01/([.F171]+0.002))^2+((([.E171]+0.002)*0.01/(([.F171]+0.002)^2))^2    ))" office:value-type="float" office:value="0.0148266619297147" calcext:value-type="float">
            <text:p>0,0148266619</text:p>
          </table:table-cell>
          <table:table-cell/>
        </table:table-row>
        <table:table-row table:style-name="ro2">
          <table:table-cell office:value-type="float" office:value="46.5" calcext:value-type="float">
            <text:p>46,5</text:p>
          </table:table-cell>
          <table:table-cell/>
          <table:table-cell table:style-name="ce4" table:formula="of:=90-[.A172]" office:value-type="float" office:value="43.5" calcext:value-type="float">
            <text:p>43,5</text:p>
          </table:table-cell>
          <table:table-cell table:formula="of:=45+DEGREES(ASIN(SIN(2*PI()/360*(45-[.C172]))/[.$B$4]))" office:value-type="float" office:value="45.9900351794288" calcext:value-type="float">
            <text:p>45,9900351794</text:p>
          </table:table-cell>
          <table:table-cell office:value-type="float" office:value="0.013" calcext:value-type="float">
            <text:p>0,013</text:p>
          </table:table-cell>
          <table:table-cell office:value-type="float" office:value="0.67" calcext:value-type="float">
            <text:p>0,67</text:p>
          </table:table-cell>
          <table:table-cell table:formula="of:=([.E172]+0.002)/([.F172]+0.002)" office:value-type="float" office:value="0.0223214285714286" calcext:value-type="float">
            <text:p>0,0223214286</text:p>
          </table:table-cell>
          <table:table-cell/>
          <table:table-cell table:style-name="Default" office:value-type="float" office:value="46.1537923317419" calcext:value-type="float">
            <text:p>46,1537923317</text:p>
          </table:table-cell>
          <table:table-cell table:formula="of:=SQRT(  (0.01/([.F172]+0.002))^2+((([.E172]+0.002)*0.01/(([.F172]+0.002)^2))^2    ))" office:value-type="float" office:value="0.0148846591080849" calcext:value-type="float">
            <text:p>0,014884659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4" table:formula="of:=90-[.A173]" office:value-type="float" office:value="44" calcext:value-type="float">
            <text:p>44</text:p>
          </table:table-cell>
          <table:table-cell table:formula="of:=45+DEGREES(ASIN(SIN(2*PI()/360*(45-[.C173]))/[.$B$4]))" office:value-type="float" office:value="45.6600470949199" calcext:value-type="float">
            <text:p>45,6600470949</text:p>
          </table:table-cell>
          <table:table-cell office:value-type="float" office:value="0.005" calcext:value-type="float">
            <text:p>0,005</text:p>
          </table:table-cell>
          <table:table-cell office:value-type="float" office:value="0.666" calcext:value-type="float">
            <text:p>0,666</text:p>
          </table:table-cell>
          <table:table-cell table:formula="of:=([.E173]+0.002)/([.F173]+0.002)" office:value-type="float" office:value="0.0104790419161677" calcext:value-type="float">
            <text:p>0,0104790419</text:p>
          </table:table-cell>
          <table:table-cell/>
          <table:table-cell table:style-name="Default" office:value-type="float" office:value="45.7692148232539" calcext:value-type="float">
            <text:p>45,7692148233</text:p>
          </table:table-cell>
          <table:table-cell table:formula="of:=SQRT(  (0.01/([.F173]+0.002))^2+((([.E173]+0.002)*0.01/(([.F173]+0.002)^2))^2    ))" office:value-type="float" office:value="0.0149708817912056" calcext:value-type="float">
            <text:p>0,0149708818</text:p>
          </table:table-cell>
          <table:table-cell/>
        </table:table-row>
        <table:table-row table:style-name="ro2">
          <table:table-cell office:value-type="float" office:value="45.5" calcext:value-type="float">
            <text:p>45,5</text:p>
          </table:table-cell>
          <table:table-cell/>
          <table:table-cell table:style-name="ce4" table:formula="of:=90-[.A174]" office:value-type="float" office:value="44.5" calcext:value-type="float">
            <text:p>44,5</text:p>
          </table:table-cell>
          <table:table-cell table:formula="of:=45+DEGREES(ASIN(SIN(2*PI()/360*(45-[.C174]))/[.$B$4]))" office:value-type="float" office:value="45.3300306394191" calcext:value-type="float">
            <text:p>45,3300306394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,662</text:p>
          </table:table-cell>
          <table:table-cell table:formula="of:=([.E174]+0.002)/([.F174]+0.002)" office:value-type="float" office:value="0.00301204819277108" calcext:value-type="float">
            <text:p>0,0030120482</text:p>
          </table:table-cell>
          <table:table-cell/>
          <table:table-cell table:style-name="Default" office:value-type="float" office:value="45.3846133914668" calcext:value-type="float">
            <text:p>45,3846133915</text:p>
          </table:table-cell>
          <table:table-cell table:formula="of:=SQRT(  (0.01/([.F174]+0.002))^2+((([.E174]+0.002)*0.01/(([.F174]+0.002)^2))^2    ))" office:value-type="float" office:value="0.0150603092802239" calcext:value-type="float">
            <text:p>0,0150603093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4" table:formula="of:=90-[.A175]" office:value-type="float" office:value="45" calcext:value-type="float">
            <text:p>45</text:p>
          </table:table-cell>
          <table:table-cell table:formula="of:=45+DEGREES(ASIN(SIN(2*PI()/360*(45-[.C175]))/[.$B$4])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,664</text:p>
          </table:table-cell>
          <table:table-cell table:formula="of:=([.E175]+0.002)/([.F175]+0.002)" office:value-type="float" office:value="0.003003003003003" calcext:value-type="float">
            <text:p>0,003003003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formula="of:=SQRT(  (0.01/([.F175]+0.002))^2+((([.E175]+0.002)*0.01/(([.F175]+0.002)^2))^2    ))" office:value-type="float" office:value="0.0150150827177681" calcext:value-type="float">
            <text:p>0,0150150827</text:p>
          </table:table-cell>
          <table:table-cell/>
        </table:table-row>
        <table:table-row table:style-name="ro2">
          <table:table-cell office:value-type="float" office:value="44.5" calcext:value-type="float">
            <text:p>44,5</text:p>
          </table:table-cell>
          <table:table-cell/>
          <table:table-cell table:style-name="ce4" table:formula="of:=90-[.A176]" office:value-type="float" office:value="45.5" calcext:value-type="float">
            <text:p>45,5</text:p>
          </table:table-cell>
          <table:table-cell table:formula="of:=45+DEGREES(ASIN(SIN(2*PI()/360*(45-[.C176]))/[.$B$4]))" office:value-type="float" office:value="44.6699693605809" calcext:value-type="float">
            <text:p>44,66996936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668" calcext:value-type="float">
            <text:p>0,668</text:p>
          </table:table-cell>
          <table:table-cell table:formula="of:=([.E176]+0.002)/([.F176]+0.002)" office:value-type="float" office:value="0.0104477611940299" calcext:value-type="float">
            <text:p>0,0104477612</text:p>
          </table:table-cell>
          <table:table-cell/>
          <table:table-cell table:style-name="Default" office:value-type="float" office:value="44.6153866085332" calcext:value-type="float">
            <text:p>44,6153866085</text:p>
          </table:table-cell>
          <table:table-cell table:formula="of:=SQRT(  (0.01/([.F176]+0.002))^2+((([.E176]+0.002)*0.01/(([.F176]+0.002)^2))^2    ))" office:value-type="float" office:value="0.0149261877069805" calcext:value-type="float">
            <text:p>0,0149261877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4" table:formula="of:=90-[.A177]" office:value-type="float" office:value="46" calcext:value-type="float">
            <text:p>46</text:p>
          </table:table-cell>
          <table:table-cell table:formula="of:=45+DEGREES(ASIN(SIN(2*PI()/360*(45-[.C177]))/[.$B$4]))" office:value-type="float" office:value="44.3399529050801" calcext:value-type="float">
            <text:p>44,3399529051</text:p>
          </table:table-cell>
          <table:table-cell office:value-type="float" office:value="0.02" calcext:value-type="float">
            <text:p>0,02</text:p>
          </table:table-cell>
          <table:table-cell office:value-type="float" office:value="0.67" calcext:value-type="float">
            <text:p>0,67</text:p>
          </table:table-cell>
          <table:table-cell table:formula="of:=([.E177]+0.002)/([.F177]+0.002)" office:value-type="float" office:value="0.0327380952380952" calcext:value-type="float">
            <text:p>0,0327380952</text:p>
          </table:table-cell>
          <table:table-cell/>
          <table:table-cell table:style-name="Default" office:value-type="float" office:value="44.2307851767461" calcext:value-type="float">
            <text:p>44,2307851767</text:p>
          </table:table-cell>
          <table:table-cell table:formula="of:=SQRT(  (0.01/([.F177]+0.002))^2+((([.E177]+0.002)*0.01/(([.F177]+0.002)^2))^2    ))" office:value-type="float" office:value="0.0148889248203421" calcext:value-type="float">
            <text:p>0,0148889248</text:p>
          </table:table-cell>
          <table:table-cell/>
        </table:table-row>
        <table:table-row table:style-name="ro2">
          <table:table-cell office:value-type="float" office:value="43.5" calcext:value-type="float">
            <text:p>43,5</text:p>
          </table:table-cell>
          <table:table-cell/>
          <table:table-cell table:style-name="ce4" table:formula="of:=90-[.A178]" office:value-type="float" office:value="46.5" calcext:value-type="float">
            <text:p>46,5</text:p>
          </table:table-cell>
          <table:table-cell table:formula="of:=45+DEGREES(ASIN(SIN(2*PI()/360*(45-[.C178]))/[.$B$4]))" office:value-type="float" office:value="44.0099648205712" calcext:value-type="float">
            <text:p>44,0099648206</text:p>
          </table:table-cell>
          <table:table-cell office:value-type="float" office:value="0.066" calcext:value-type="float">
            <text:p>0,066</text:p>
          </table:table-cell>
          <table:table-cell office:value-type="float" office:value="0.666" calcext:value-type="float">
            <text:p>0,666</text:p>
          </table:table-cell>
          <table:table-cell table:formula="of:=([.E178]+0.002)/([.F178]+0.002)" office:value-type="float" office:value="0.101796407185629" calcext:value-type="float">
            <text:p>0,1017964072</text:p>
          </table:table-cell>
          <table:table-cell/>
          <table:table-cell table:style-name="Default" office:value-type="float" office:value="43.8462076682581" calcext:value-type="float">
            <text:p>43,8462076683</text:p>
          </table:table-cell>
          <table:table-cell table:formula="of:=SQRT(  (0.01/([.F178]+0.002))^2+((([.E178]+0.002)*0.01/(([.F178]+0.002)^2))^2    ))" office:value-type="float" office:value="0.015047423662565" calcext:value-type="float">
            <text:p>0,0150474237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4" table:formula="of:=90-[.A179]" office:value-type="float" office:value="47" calcext:value-type="float">
            <text:p>47</text:p>
          </table:table-cell>
          <table:table-cell table:formula="of:=45+DEGREES(ASIN(SIN(2*PI()/360*(45-[.C179]))/[.$B$4]))" office:value-type="float" office:value="43.6800193004388" calcext:value-type="float">
            <text:p>43,6800193004</text:p>
          </table:table-cell>
          <table:table-cell office:value-type="float" office:value="0.145" calcext:value-type="float">
            <text:p>0,145</text:p>
          </table:table-cell>
          <table:table-cell office:value-type="float" office:value="0.66" calcext:value-type="float">
            <text:p>0,66</text:p>
          </table:table-cell>
          <table:table-cell table:formula="of:=([.E179]+0.002)/([.F179]+0.002)" office:value-type="float" office:value="0.222054380664653" calcext:value-type="float">
            <text:p>0,2220543807</text:p>
          </table:table-cell>
          <table:table-cell/>
          <table:table-cell table:style-name="Default" office:value-type="float" office:value="43.4616660545701" calcext:value-type="float">
            <text:p>43,4616660546</text:p>
          </table:table-cell>
          <table:table-cell table:formula="of:=SQRT(  (0.01/([.F179]+0.002))^2+((([.E179]+0.002)*0.01/(([.F179]+0.002)^2))^2    ))" office:value-type="float" office:value="0.0154736772167003" calcext:value-type="float">
            <text:p>0,0154736772</text:p>
          </table:table-cell>
          <table:table-cell/>
        </table:table-row>
        <table:table-row table:style-name="ro2">
          <table:table-cell office:value-type="float" office:value="42.5" calcext:value-type="float">
            <text:p>42,5</text:p>
          </table:table-cell>
          <table:table-cell/>
          <table:table-cell table:style-name="ce4" office:value-type="float" office:value="47.5" calcext:value-type="float">
            <text:p>47,5</text:p>
          </table:table-cell>
          <table:table-cell table:formula="of:=45+DEGREES(ASIN(SIN(2*PI()/360*(45-[.C180]))/[.$B$4]))" office:value-type="float" office:value="43.350130547535" calcext:value-type="float">
            <text:p>43,3501305475</text:p>
          </table:table-cell>
          <table:table-cell office:value-type="float" office:value="0.276" calcext:value-type="float">
            <text:p>0,276</text:p>
          </table:table-cell>
          <table:table-cell office:value-type="float" office:value="0.645" calcext:value-type="float">
            <text:p>0,645</text:p>
          </table:table-cell>
          <table:table-cell table:formula="of:=([.E180]+0.002)/([.F180]+0.002)" office:value-type="float" office:value="0.42967542503864" calcext:value-type="float">
            <text:p>0,429675425</text:p>
          </table:table-cell>
          <table:table-cell/>
          <table:table-cell table:style-name="Default" office:value-type="float" office:value="43.07717231901" calcext:value-type="float">
            <text:p>43,077172319</text:p>
          </table:table-cell>
          <table:table-cell table:formula="of:=SQRT(  (0.01/([.F180]+0.002))^2+((([.E180]+0.002)*0.01/(([.F180]+0.002)^2))^2    ))" office:value-type="float" office:value="0.0168223020879554" calcext:value-type="float">
            <text:p>0,0168223021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4" office:value-type="float" office:value="48" calcext:value-type="float">
            <text:p>48</text:p>
          </table:table-cell>
          <table:table-cell table:formula="of:=45+DEGREES(ASIN(SIN(2*PI()/360*(45-[.C181]))/[.$B$4]))" office:value-type="float" office:value="43.0203127773368" calcext:value-type="float">
            <text:p>43,0203127773</text:p>
          </table:table-cell>
          <table:table-cell table:style-name="ce3" office:value-type="float" office:value="0.425" calcext:value-type="float">
            <text:p>0,425</text:p>
          </table:table-cell>
          <table:table-cell table:style-name="ce3" office:value-type="float" office:value="0.637" calcext:value-type="float">
            <text:p>0,637</text:p>
          </table:table-cell>
          <table:table-cell table:formula="of:=([.E181]+0.002)/([.F181]+0.002)" office:value-type="float" office:value="0.668231611893584" calcext:value-type="float">
            <text:p>0,6682316119</text:p>
          </table:table-cell>
          <table:table-cell/>
          <table:table-cell table:style-name="Default" office:value-type="float" office:value="42.6927384606832" calcext:value-type="float">
            <text:p>42,6927384607</text:p>
          </table:table-cell>
          <table:table-cell table:formula="of:=SQRT(  (0.01/([.F181]+0.002))^2+((([.E181]+0.002)*0.01/(([.F181]+0.002)^2))^2    ))" office:value-type="float" office:value="0.0188218967987459" calcext:value-type="float">
            <text:p>0,0188218968</text:p>
          </table:table-cell>
          <table:table-cell/>
        </table:table-row>
        <table:table-row table:style-name="ro2">
          <table:table-cell table:style-name="ce3" office:value-type="float" office:value="38.5" calcext:value-type="float">
            <text:p>38,5</text:p>
          </table:table-cell>
          <table:table-cell table:style-name="ce3"/>
          <table:table-cell table:style-name="ce4" office:value-type="float" office:value="48.5" calcext:value-type="float">
            <text:p>48,5</text:p>
          </table:table-cell>
          <table:table-cell table:formula="of:=45+DEGREES(ASIN(SIN(2*PI()/360*(45-[.C182]))/[.$B$4]))" office:value-type="float" office:value="42.690580221105" calcext:value-type="float">
            <text:p>42,6905802211</text:p>
          </table:table-cell>
          <table:table-cell table:style-name="ce3" office:value-type="float" office:value="0.583" calcext:value-type="float">
            <text:p>0,583</text:p>
          </table:table-cell>
          <table:table-cell table:style-name="ce3" office:value-type="float" office:value="0.635" calcext:value-type="float">
            <text:p>0,635</text:p>
          </table:table-cell>
          <table:table-cell table:formula="of:=([.E182]+0.002)/([.F182]+0.002)" office:value-type="float" office:value="0.918367346938775" calcext:value-type="float">
            <text:p>0,9183673469</text:p>
          </table:table-cell>
          <table:table-cell/>
          <table:table-cell table:style-name="Default" office:value-type="float" office:value="42.3083764984311" calcext:value-type="float">
            <text:p>42,3083764984</text:p>
          </table:table-cell>
          <table:table-cell table:formula="of:=SQRT(  (0.01/([.F182]+0.002))^2+((([.E182]+0.002)*0.01/(([.F182]+0.002)^2))^2    ))" office:value-type="float" office:value="0.021314256724416" calcext:value-type="float">
            <text:p>0,02131425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45+DEGREES(ASIN(SIN(2*PI()/360*(45-[.C183]))/[.$B$4]))" office:value-type="float" office:value="42.3609471290454" calcext:value-type="float">
            <text:p>42,360947129</text:p>
          </table:table-cell>
          <table:table-cell office:value-type="float" office:value="0.783" calcext:value-type="float">
            <text:p>0,783</text:p>
          </table:table-cell>
          <table:table-cell office:value-type="float" office:value="0.628" calcext:value-type="float">
            <text:p>0,628</text:p>
          </table:table-cell>
          <table:table-cell table:formula="of:=([.E183]+0.002)/([.F183]+0.002)" office:value-type="float" office:value="1.24603174603175" calcext:value-type="float">
            <text:p>1,246031746</text:p>
          </table:table-cell>
          <table:table-cell/>
          <table:table-cell table:style-name="Default" office:value-type="float" office:value="41.9240984747984" calcext:value-type="float">
            <text:p>41,9240984748</text:p>
          </table:table-cell>
          <table:table-cell table:formula="of:=SQRT(  (0.01/([.F183]+0.002))^2+((([.E183]+0.002)*0.01/(([.F183]+0.002)^2))^2    ))" office:value-type="float" office:value="0.0253600682025666" calcext:value-type="float">
            <text:p>0,02536006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45+DEGREES(ASIN(SIN(2*PI()/360*(45-[.C184]))/[.$B$4]))" office:value-type="float" office:value="41.7020364519692" calcext:value-type="float">
            <text:p>41,702036452</text:p>
          </table:table-cell>
          <table:table-cell office:value-type="float" office:value="0.93" calcext:value-type="float">
            <text:p>0,93</text:p>
          </table:table-cell>
          <table:table-cell office:value-type="float" office:value="0.618" calcext:value-type="float">
            <text:p>0,618</text:p>
          </table:table-cell>
          <table:table-cell table:formula="of:=([.E184]+0.002)/([.F184]+0.002)" office:value-type="float" office:value="1.50322580645161" calcext:value-type="float">
            <text:p>1,5032258065</text:p>
          </table:table-cell>
          <table:table-cell/>
          <table:table-cell table:style-name="Default" office:value-type="float" office:value="41.1558425559703" calcext:value-type="float">
            <text:p>41,155842556</text:p>
          </table:table-cell>
          <table:table-cell table:formula="of:=SQRT(  (0.01/([.F184]+0.002))^2+((([.E184]+0.002)*0.01/(([.F184]+0.002)^2))^2    ))" office:value-type="float" office:value="0.0291203315747867" calcext:value-type="float">
            <text:p>0,02912033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45+DEGREES(ASIN(SIN(2*PI()/360*(45-[.C185]))/[.$B$4]))" office:value-type="float" office:value="41.0436952469064" calcext:value-type="float">
            <text:p>41,0436952469</text:p>
          </table:table-cell>
          <table:table-cell office:value-type="float" office:value="0.684" calcext:value-type="float">
            <text:p>0,684</text:p>
          </table:table-cell>
          <table:table-cell office:value-type="float" office:value="0.595" calcext:value-type="float">
            <text:p>0,595</text:p>
          </table:table-cell>
          <table:table-cell table:formula="of:=([.E185]+0.002)/([.F185]+0.002)" office:value-type="float" office:value="1.14907872696817" calcext:value-type="float">
            <text:p>1,149078727</text:p>
          </table:table-cell>
          <table:table-cell/>
          <table:table-cell table:style-name="Default" office:value-type="float" office:value="40.3880676701415" calcext:value-type="float">
            <text:p>40,3880676701</text:p>
          </table:table-cell>
          <table:table-cell table:formula="of:=SQRT(  (0.01/([.F185]+0.002))^2+((([.E185]+0.002)*0.01/(([.F185]+0.002)^2))^2    ))" office:value-type="float" office:value="0.0255155776825566" calcext:value-type="float">
            <text:p>0,025515577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45+DEGREES(ASIN(SIN(2*PI()/360*(45-[.C186]))/[.$B$4]))" office:value-type="float" office:value="50.9267583304624" calcext:value-type="float">
            <text:p>50,9267583305</text:p>
          </table:table-cell>
          <table:table-cell office:value-type="float" office:value="0.156" calcext:value-type="float">
            <text:p>0,156</text:p>
          </table:table-cell>
          <table:table-cell office:value-type="float" office:value="0.717" calcext:value-type="float">
            <text:p>0,717</text:p>
          </table:table-cell>
          <table:table-cell table:formula="of:=([.E186]+0.002)/([.F186]+0.002)" office:value-type="float" office:value="0.219749652294854" calcext:value-type="float">
            <text:p>0,2197496523</text:p>
          </table:table-cell>
          <table:table-cell/>
          <table:table-cell table:style-name="Default" office:value-type="float" office:value="51.9113908198736" calcext:value-type="float">
            <text:p>51,9113908199</text:p>
          </table:table-cell>
          <table:table-cell table:formula="of:=SQRT(  (0.01/([.F186]+0.002))^2+((([.E186]+0.002)*0.01/(([.F186]+0.002)^2))^2    ))" office:value-type="float" office:value="0.0142400597765386" calcext:value-type="float">
            <text:p>0,014240059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.5" calcext:value-type="float">
            <text:p>34,5</text:p>
          </table:table-cell>
          <table:table-cell table:formula="of:=45+DEGREES(ASIN(SIN(2*PI()/360*(45-[.C187]))/[.$B$4]))" office:value-type="float" office:value="51.9086938954984" calcext:value-type="float">
            <text:p>51,9086938955</text:p>
          </table:table-cell>
          <table:table-cell office:value-type="float" office:value="0.2" calcext:value-type="float">
            <text:p>0,2</text:p>
          </table:table-cell>
          <table:table-cell office:value-type="float" office:value="0.739" calcext:value-type="float">
            <text:p>0,739</text:p>
          </table:table-cell>
          <table:table-cell table:formula="of:=([.E187]+0.002)/([.F187]+0.002)" office:value-type="float" office:value="0.272604588394062" calcext:value-type="float">
            <text:p>0,2726045884</text:p>
          </table:table-cell>
          <table:table-cell/>
          <table:table-cell table:style-name="Default" office:value-type="float" office:value="53.0583301062588" calcext:value-type="float">
            <text:p>53,0583301063</text:p>
          </table:table-cell>
          <table:table-cell table:formula="of:=SQRT(  (0.01/([.F187]+0.002))^2+((([.E187]+0.002)*0.01/(([.F187]+0.002)^2))^2    ))" office:value-type="float" office:value="0.0139877306356425" calcext:value-type="float">
            <text:p>0,0139877306</text:p>
          </table:table-cell>
          <table:table-cell/>
        </table:table-row>
      </table:table>
      <table:table table:name="Tabelle4" table:style-name="ta1">
        <table:table-column table:style-name="co3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.211" calcext:value-type="float">
            <text:p>1,2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.208" calcext:value-type="float">
            <text:p>1,2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.202" calcext:value-type="float">
            <text:p>1,20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.199" calcext:value-type="float">
            <text:p>1,19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.195" calcext:value-type="float">
            <text:p>1,19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.188" calcext:value-type="float">
            <text:p>1,18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.184" calcext:value-type="float">
            <text:p>1,18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.183" calcext:value-type="float">
            <text:p>1,18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.185" calcext:value-type="float">
            <text:p>1,18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.188" calcext:value-type="float">
            <text:p>1,18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.191" calcext:value-type="float">
            <text:p>1,19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.201" calcext:value-type="float">
            <text:p>1,20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195" calcext:value-type="float">
            <text:p>1,19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.198" calcext:value-type="float">
            <text:p>1,19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.202" calcext:value-type="float">
            <text:p>1,202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.208" calcext:value-type="float">
            <text:p>1,208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.214" calcext:value-type="float">
            <text:p>1,214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.214" calcext:value-type="float">
            <text:p>1,21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.215" calcext:value-type="float">
            <text:p>1,215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.216" calcext:value-type="float">
            <text:p>1,216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.214" calcext:value-type="float">
            <text:p>1,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.00.0000</text:date>, <text:time style:data-style-name="N2" text:time-value="12:29:25.4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9:50:19.301000000</meta:creation-date>
    <dc:date>2016-01-04T13:22:54.531000000</dc:date>
    <meta:editing-duration>P1DT2H27M51S</meta:editing-duration>
    <meta:editing-cycles>40</meta:editing-cycles>
    <meta:generator>LibreOffice/4.4.6.3$Windows_x86 LibreOffice_project/e8938fd3328e95dcf59dd64e7facd2c7d67c704d</meta:generator>
    <meta:document-statistic meta:table-count="4" meta:cell-count="125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54cm" svg:y="4.198cm" style:legend-expansion="high" chart:style-name="ch2"/>
        <chart:plot-area chart:style-name="ch3" table:cell-range-address="'Justage Detektorarm'.A4:'Justage Detektorarm'.B13" svg:x="0.32cm" svg:y="0.18cm" svg:width="13.314cm" svg:height="8.64cm">
          <chartooo:coordinate-region svg:x="1.058cm" svg:y="0.382cm" svg:width="12.1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Justage Detektorarm'.B4:'Justage Detektorarm'.B13" chart:class="chart:scatter">
            <chart:domain table:cell-range-address="'Justage Detektorarm'.A4:'Justage Detektorarm'.A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  <draw:g>
                  <svg:desc>'Justage Detektorarm'.A4:'Justage Detektorarm'.A13</svg:desc>
                </draw:g>
              </table:table-cell>
              <table:table-cell office:value-type="float" office:value="0.91">
                <text:p>0.91</text:p>
                <draw:g>
                  <svg:desc>'Justage Detektorarm'.B4:'Justage Detektorarm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.66">
                <text:p>182.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33">
                <text:p>182.3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.66">
                <text:p>181.6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.33">
                <text:p>181.33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">
                <text:p>18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.66">
                <text:p>180.6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33">
                <text:p>18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54cm" svg:y="4.198cm" style:legend-expansion="high" chart:style-name="ch2"/>
        <chart:plot-area chart:style-name="ch3" table:cell-range-address="Polarisation.A32:Polarisation.B42" svg:x="0.32cm" svg:y="0.18cm" svg:width="13.314cm" svg:height="8.64cm">
          <chartooo:coordinate-region svg:x="0.479cm" svg:y="0.382cm" svg:width="13.05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arisation.B32:Polarisation.B42" chart:class="chart:scatter">
            <chart:domain table:cell-range-address="Polarisation.A32:Polarisation.A4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Polarisation.A32:Polarisation.A42</svg:desc>
                </draw:g>
              </table:table-cell>
              <table:table-cell office:value-type="float" office:value="0.49">
                <text:p>0.49</text:p>
                <draw:g>
                  <svg:desc>Polarisation.B32:Polarisation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4">
                <text:p>-2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">
                <text:p>-1.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54cm" svg:y="4.198cm" style:legend-expansion="high" chart:style-name="ch2"/>
        <chart:plot-area chart:style-name="ch3" table:cell-range-address="Polarisation.A45:Polarisation.B55" svg:x="0.32cm" svg:y="0.18cm" svg:width="13.314cm" svg:height="8.64cm">
          <chartooo:coordinate-region svg:x="0.479cm" svg:y="0.382cm" svg:width="13.05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arisation.B45:Polarisation.B55" chart:class="chart:scatter">
            <chart:domain table:cell-range-address="Polarisation.A45:Polarisation.A5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Polarisation.A45:Polarisation.A55</svg:desc>
                </draw:g>
              </table:table-cell>
              <table:table-cell office:value-type="float" office:value="0.05">
                <text:p>0.05</text:p>
                <draw:g>
                  <svg:desc>Polarisation.B45:Polarisation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4">
                <text:p>-2.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">
                <text:p>-1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Polarisation.A3:Polarisation.A13 Polarisation.C3:Polarisation.C13" svg:x="0.382cm" svg:y="0.335cm" svg:width="13.331cm" svg:height="8.654cm">
          <chartooo:coordinate-region svg:x="1.501cm" svg:y="0.537cm" svg:width="11.9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arisation.C3:Polarisation.C13" chart:class="chart:scatter">
            <chart:domain table:cell-range-address="Polarisation.A3:Polarisation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Polarisation.A3:Polarisation.A13</svg:desc>
                </draw:g>
              </table:table-cell>
              <table:table-cell office:value-type="float" office:value="0.0212">
                <text:p>0.0212</text:p>
                <draw:g>
                  <svg:desc>Polarisation.C3:Polarisation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legend chart:legend-position="end" svg:x="13.965cm" svg:y="4.2cm" style:legend-expansion="high" chart:style-name="ch2"/>
        <chart:plot-area chart:style-name="ch3" table:cell-range-address="Reflexionsmessung.J3:Reflexionsmessung.K12" svg:x="0.32cm" svg:y="0.18cm" svg:width="13.325cm" svg:height="8.644cm">
          <chartooo:coordinate-region svg:x="1.058cm" svg:y="0.383cm" svg:width="12.299cm" svg:height="7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flexionsmessung.K3:Reflexionsmessung.K12" chart:class="chart:scatter">
            <chart:domain table:cell-range-address="Reflexionsmessung.J3:Reflexionsmessung.J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9">
                <text:p>269</text:p>
                <draw:g>
                  <svg:desc>Reflexionsmessung.J3:Reflexionsmessung.J12</svg:desc>
                </draw:g>
              </table:table-cell>
              <table:table-cell office:value-type="float" office:value="0">
                <text:p>0</text:p>
                <draw:g>
                  <svg:desc>Reflexionsmessung.K3:Reflexionsmessung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.5">
                <text:p>26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.5">
                <text:p>270.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">
                <text:p>27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.5">
                <text:p>271.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">
                <text:p>272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.5">
                <text:p>272.5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">
                <text:p>27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5">
                <text:p>27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4cm" xlink:href=".." xlink:type="simple" chart:class="chart:scatter" chart:style-name="ch1">
        <chart:legend chart:legend-position="end" svg:x="13.917cm" svg:y="4.2cm" style:legend-expansion="high" chart:style-name="ch2"/>
        <chart:plot-area chart:style-name="ch3" table:cell-range-address="Reflexionsmessung.D6:Reflexionsmessung.D23 Reflexionsmessung.G6:Reflexionsmessung.G23" svg:x="0.319cm" svg:y="0.18cm" svg:width="13.279cm" svg:height="8.644cm">
          <chartooo:coordinate-region svg:x="1.057cm" svg:y="0.382cm" svg:width="12.349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flexionsmessung.G6:Reflexionsmessung.G23" chart:class="chart:scatter">
            <chart:domain table:cell-range-address="Reflexionsmessung.D6:Reflexionsmessung.D23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2708181131477">
                <text:p>50.2708181131477</text:p>
                <draw:g>
                  <svg:desc>Reflexionsmessung.D6:Reflexionsmessung.D23</svg:desc>
                </draw:g>
              </table:table-cell>
              <table:table-cell office:value-type="float" office:value="0.0292682926829268">
                <text:p>0.0292682926829268</text:p>
                <draw:g>
                  <svg:desc>Reflexionsmessung.G6:Reflexionsmessung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9424970603242">
                <text:p>49.9424970603242</text:p>
              </table:table-cell>
              <table:table-cell office:value-type="float" office:value="0.0244698205546493">
                <text:p>0.0244698205546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6139614795094">
                <text:p>49.6139614795094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2852258865843">
                <text:p>49.2852258865843</text:p>
              </table:table-cell>
              <table:table-cell office:value-type="float" office:value="0.0181518151815182">
                <text:p>0.018151815181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9563047530936">
                <text:p>48.9563047530936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6272125094328">
                <text:p>48.6272125094328</text:p>
              </table:table-cell>
              <table:table-cell office:value-type="float" office:value="0.011686143572621">
                <text:p>0.011686143572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2979635480308">
                <text:p>48.2979635480308</text:p>
              </table:table-cell>
              <table:table-cell office:value-type="float" office:value="0.00847457627118644">
                <text:p>0.00847457627118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6390528709546">
                <text:p>47.6390528709546</text:p>
              </table:table-cell>
              <table:table-cell office:value-type="float" office:value="0.00863557858376511">
                <text:p>0.00863557858376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9796872226632">
                <text:p>46.9796872226632</text:p>
              </table:table-cell>
              <table:table-cell office:value-type="float" office:value="0.0212014134275618">
                <text:p>0.0212014134275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199806995612">
                <text:p>46.3199806995612</text:p>
              </table:table-cell>
              <table:table-cell office:value-type="float" office:value="0.0502692998204668">
                <text:p>0.0502692998204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6600470949199">
                <text:p>45.6600470949199</text:p>
              </table:table-cell>
              <table:table-cell office:value-type="float" office:value="0.108058608058608">
                <text:p>0.108058608058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.216165413533835">
                <text:p>0.216165413533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3399529050801">
                <text:p>44.3399529050801</text:p>
              </table:table-cell>
              <table:table-cell office:value-type="float" office:value="0.406374501992032">
                <text:p>0.406374501992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800193004388">
                <text:p>43.6800193004388</text:p>
              </table:table-cell>
              <table:table-cell office:value-type="float" office:value="0.755381604696673">
                <text:p>0.755381604696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0203127773368">
                <text:p>43.0203127773368</text:p>
              </table:table-cell>
              <table:table-cell office:value-type="float" office:value="1.28772635814889">
                <text:p>1.28772635814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020364519692">
                <text:p>41.7020364519692</text:p>
              </table:table-cell>
              <table:table-cell office:value-type="float" office:value="2.26991150442478">
                <text:p>2.26991150442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3860385204906">
                <text:p>40.3860385204906</text:p>
              </table:table-cell>
              <table:table-cell office:value-type="float" office:value="1.13012048192771">
                <text:p>1.1301204819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581664996286">
                <text:p>51.581664996286</text:p>
              </table:table-cell>
              <table:table-cell office:value-type="float" office:value="0.05320813771518">
                <text:p>0.053208137715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3cm" svg:y="4.198cm" style:legend-expansion="high" chart:style-name="ch2"/>
        <chart:plot-area chart:style-name="ch3" table:cell-range-address="Reflexionsmessung.D54:Reflexionsmessung.D71 Reflexionsmessung.G54:Reflexionsmessung.G71" svg:x="0.32cm" svg:y="0.18cm" svg:width="13.293cm" svg:height="8.64cm">
          <chartooo:coordinate-region svg:x="1.058cm" svg:y="0.382cm" svg:width="12.36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flexionsmessung.G54:Reflexionsmessung.G71" chart:class="chart:scatter">
            <chart:domain table:cell-range-address="Reflexionsmessung.D54:Reflexionsmessung.D71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2708181131477">
                <text:p>50.2708181131477</text:p>
                <draw:g>
                  <svg:desc>Reflexionsmessung.D54:Reflexionsmessung.D71</svg:desc>
                </draw:g>
              </table:table-cell>
              <table:table-cell office:value-type="float" office:value="0.395348837209302">
                <text:p>0.395348837209302</text:p>
                <draw:g>
                  <svg:desc>Reflexionsmessung.G54:Reflexionsmessung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2852258865843">
                <text:p>49.2852258865843</text:p>
              </table:table-cell>
              <table:table-cell office:value-type="float" office:value="0.344243792325056">
                <text:p>0.344243792325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2979635480308">
                <text:p>48.2979635480308</text:p>
              </table:table-cell>
              <table:table-cell office:value-type="float" office:value="0.293778801843318">
                <text:p>0.29377880184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309419778895">
                <text:p>47.309419778895</text:p>
              </table:table-cell>
              <table:table-cell office:value-type="float" office:value="0.247630331753554">
                <text:p>0.247630331753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49869452465">
                <text:p>46.649869452465</text:p>
              </table:table-cell>
              <table:table-cell office:value-type="float" office:value="0.223112128146453">
                <text:p>0.223112128146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3199806995612">
                <text:p>46.3199806995612</text:p>
              </table:table-cell>
              <table:table-cell office:value-type="float" office:value="0.20814479638009">
                <text:p>0.20814479638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9900351794288">
                <text:p>45.9900351794288</text:p>
              </table:table-cell>
              <table:table-cell office:value-type="float" office:value="0.204620462046205">
                <text:p>0.20462046204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00470949199">
                <text:p>45.6600470949199</text:p>
              </table:table-cell>
              <table:table-cell office:value-type="float" office:value="0.182807399347116">
                <text:p>0.182807399347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3300306394191">
                <text:p>45.3300306394191</text:p>
              </table:table-cell>
              <table:table-cell office:value-type="float" office:value="0.128571428571429">
                <text:p>0.12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607424071991001">
                <text:p>0.0607424071991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6699693605809">
                <text:p>44.6699693605809</text:p>
              </table:table-cell>
              <table:table-cell office:value-type="float" office:value="0.0299539170506912">
                <text:p>0.0299539170506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399529050801">
                <text:p>44.3399529050801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0099648205712">
                <text:p>44.0099648205712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800193004388">
                <text:p>43.6800193004388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690580221105">
                <text:p>42.690580221105</text:p>
              </table:table-cell>
              <table:table-cell office:value-type="float" office:value="1.11389236545682">
                <text:p>1.11389236545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020364519692">
                <text:p>41.7020364519692</text:p>
              </table:table-cell>
              <table:table-cell office:value-type="float" office:value="1.26171875">
                <text:p>1.261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7147741134157">
                <text:p>40.7147741134157</text:p>
              </table:table-cell>
              <table:table-cell office:value-type="float" office:value="0.928853754940712">
                <text:p>0.928853754940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350130547535">
                <text:p>43.350130547535</text:p>
              </table:table-cell>
              <table:table-cell office:value-type="float" office:value="0.519607843137255">
                <text:p>0.5196078431372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3cm" svg:y="4.198cm" style:legend-expansion="high" chart:style-name="ch2"/>
        <chart:plot-area chart:style-name="ch3" table:cell-range-address="Reflexionsmessung.D78:Reflexionsmessung.D96 Reflexionsmessung.G78:Reflexionsmessung.G96" svg:x="-0.738cm" svg:y="0.104cm" svg:width="13.269cm" svg:height="8.647cm">
          <chartooo:coordinate-region svg:x="0cm" svg:y="0.306cm" svg:width="12.34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flexionsmessung.G78:Reflexionsmessung.G96" chart:class="chart:scatter">
            <chart:domain table:cell-range-address="Reflexionsmessung.D78:Reflexionsmessung.D9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2708181131477">
                <text:p>50.2708181131477</text:p>
                <draw:g>
                  <svg:desc>Reflexionsmessung.D78:Reflexionsmessung.D96</svg:desc>
                </draw:g>
              </table:table-cell>
              <table:table-cell office:value-type="float" office:value="0.601731601731602">
                <text:p>0.601731601731602</text:p>
                <draw:g>
                  <svg:desc>Reflexionsmessung.G78:Reflexionsmessung.G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2852258865843">
                <text:p>49.2852258865843</text:p>
              </table:table-cell>
              <table:table-cell office:value-type="float" office:value="0.598691384950927">
                <text:p>0.598691384950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2979635480308">
                <text:p>48.2979635480308</text:p>
              </table:table-cell>
              <table:table-cell office:value-type="float" office:value="0.578193832599119">
                <text:p>0.578193832599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309419778895">
                <text:p>47.309419778895</text:p>
              </table:table-cell>
              <table:table-cell office:value-type="float" office:value="0.54413407821229">
                <text:p>0.54413407821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49869452465">
                <text:p>46.649869452465</text:p>
              </table:table-cell>
              <table:table-cell office:value-type="float" office:value="0.522371364653244">
                <text:p>0.522371364653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3199806995612">
                <text:p>46.3199806995612</text:p>
              </table:table-cell>
              <table:table-cell office:value-type="float" office:value="0.507278835386338">
                <text:p>0.507278835386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9900351794288">
                <text:p>45.9900351794288</text:p>
              </table:table-cell>
              <table:table-cell office:value-type="float" office:value="0.498871331828442">
                <text:p>0.498871331828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00470949199">
                <text:p>45.6600470949199</text:p>
              </table:table-cell>
              <table:table-cell office:value-type="float" office:value="0.491428571428571">
                <text:p>0.49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3300306394191">
                <text:p>45.3300306394191</text:p>
              </table:table-cell>
              <table:table-cell office:value-type="float" office:value="0.493119266055046">
                <text:p>0.493119266055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501146788990826">
                <text:p>0.501146788990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6699693605809">
                <text:p>44.6699693605809</text:p>
              </table:table-cell>
              <table:table-cell office:value-type="float" office:value="0.500568828213879">
                <text:p>0.500568828213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3399529050801">
                <text:p>44.3399529050801</text:p>
              </table:table-cell>
              <table:table-cell office:value-type="float" office:value="0.524684270952928">
                <text:p>0.524684270952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0099648205712">
                <text:p>44.0099648205712</text:p>
              </table:table-cell>
              <table:table-cell office:value-type="float" office:value="0.489977728285078">
                <text:p>0.489977728285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800193004388">
                <text:p>43.6800193004388</text:p>
              </table:table-cell>
              <table:table-cell office:value-type="float" office:value="0.52035203520352">
                <text:p>0.52035203520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350130547535">
                <text:p>43.350130547535</text:p>
              </table:table-cell>
              <table:table-cell office:value-type="float" office:value="0.802961275626424">
                <text:p>0.802961275626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09471290454">
                <text:p>42.3609471290454</text:p>
              </table:table-cell>
              <table:table-cell office:value-type="float" office:value="1.20813397129187">
                <text:p>1.20813397129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7147741134157">
                <text:p>40.7147741134157</text:p>
              </table:table-cell>
              <table:table-cell office:value-type="float" office:value="0.927960927960928">
                <text:p>0.927960927960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17495442955">
                <text:p>44.17495442955</text:p>
              </table:table-cell>
              <table:table-cell office:value-type="float" office:value="0.501149425287356">
                <text:p>0.501149425287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8449858525386">
                <text:p>43.8449858525386</text:p>
              </table:table-cell>
              <table:table-cell office:value-type="float" office:value="0.513142857142857">
                <text:p>0.5131428571428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3cm" svg:y="4.198cm" style:legend-expansion="high" chart:style-name="ch2"/>
        <chart:plot-area chart:style-name="ch3" table:cell-range-address="Reflexionsmessung.D105:Reflexionsmessung.D123 Reflexionsmessung.G105:Reflexionsmessung.G123" svg:x="0.32cm" svg:y="0.18cm" svg:width="13.293cm" svg:height="8.64cm">
          <chartooo:coordinate-region svg:x="1.058cm" svg:y="0.382cm" svg:width="12.36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flexionsmessung.G105:Reflexionsmessung.G123" chart:class="chart:scatter">
            <chart:domain table:cell-range-address="Reflexionsmessung.D105:Reflexionsmessung.D123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9267583304624">
                <text:p>50.9267583304624</text:p>
                <draw:g>
                  <svg:desc>Reflexionsmessung.D105:Reflexionsmessung.D123</svg:desc>
                </draw:g>
              </table:table-cell>
              <table:table-cell office:value-type="float" office:value="0.53503893214683">
                <text:p>0.53503893214683</text:p>
                <draw:g>
                  <svg:desc>Reflexionsmessung.G105:Reflexionsmessung.G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9424970603242">
                <text:p>49.9424970603242</text:p>
              </table:table-cell>
              <table:table-cell office:value-type="float" office:value="0.474460839954597">
                <text:p>0.474460839954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2979635480308">
                <text:p>48.2979635480308</text:p>
              </table:table-cell>
              <table:table-cell office:value-type="float" office:value="0.391608391608392">
                <text:p>0.39160839160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309419778895">
                <text:p>47.309419778895</text:p>
              </table:table-cell>
              <table:table-cell office:value-type="float" office:value="0.357808857808858">
                <text:p>0.357808857808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49869452465">
                <text:p>46.649869452465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9900351794288">
                <text:p>45.9900351794288</text:p>
              </table:table-cell>
              <table:table-cell office:value-type="float" office:value="0.303306727480046">
                <text:p>0.30330672748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600470949199">
                <text:p>45.6600470949199</text:p>
              </table:table-cell>
              <table:table-cell office:value-type="float" office:value="0.219194312796209">
                <text:p>0.219194312796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3300306394191">
                <text:p>45.3300306394191</text:p>
              </table:table-cell>
              <table:table-cell office:value-type="float" office:value="0.171837708830549">
                <text:p>0.171837708830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46107784431138">
                <text:p>0.14610778443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6699693605809">
                <text:p>44.6699693605809</text:p>
              </table:table-cell>
              <table:table-cell office:value-type="float" office:value="0.130538922155689">
                <text:p>0.130538922155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3399529050801">
                <text:p>44.3399529050801</text:p>
              </table:table-cell>
              <table:table-cell office:value-type="float" office:value="0.146811070998797">
                <text:p>0.146811070998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099648205712">
                <text:p>44.0099648205712</text:p>
              </table:table-cell>
              <table:table-cell office:value-type="float" office:value="0.219128329297821">
                <text:p>0.219128329297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6800193004388">
                <text:p>43.6800193004388</text:p>
              </table:table-cell>
              <table:table-cell office:value-type="float" office:value="0.405109489051095">
                <text:p>0.405109489051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350130547535">
                <text:p>43.350130547535</text:p>
              </table:table-cell>
              <table:table-cell office:value-type="float" office:value="0.658088235294118">
                <text:p>0.65808823529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690580221105">
                <text:p>42.690580221105</text:p>
              </table:table-cell>
              <table:table-cell office:value-type="float" office:value="1.1641975308642">
                <text:p>1.1641975308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2852258865843">
                <text:p>49.2852258865843</text:p>
              </table:table-cell>
              <table:table-cell office:value-type="float" office:value="0.582795698924731">
                <text:p>0.582795698924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314277734712">
                <text:p>42.0314277734712</text:p>
              </table:table-cell>
              <table:table-cell office:value-type="float" office:value="1.27431421446384">
                <text:p>1.27431421446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0436952469064">
                <text:p>41.0436952469064</text:p>
              </table:table-cell>
              <table:table-cell office:value-type="float" office:value="0.970886075949367">
                <text:p>0.970886075949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3727874905672">
                <text:p>41.3727874905672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